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2"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yriaMM_215 LT 300 CN" svg:font-family="'MyriaMM_215 LT 300 CN'" style:font-family-generic="swiss" style:font-pitch="variable"/>
    <style:font-face style:name="MyriaMM_400 RG 300 CN" svg:font-family="'MyriaMM_400 RG 300 CN'" style:font-family-generic="swiss" style:font-pitch="variable"/>
    <style:font-face style:name="MyriaMM_565 SB 300 CN" svg:font-family="'MyriaMM_565 SB 300 CN'" style:font-family-generic="swiss" style:font-pitch="variable"/>
    <style:font-face style:name="MyriaMM_700 BD 300 CN" svg:font-family="'MyriaMM_700 BD 300 CN'" style:font-family-generic="swiss" style:font-pitch="variable"/>
    <style:font-face style:name="Tahoma" svg:font-family="Tahoma" style:font-family-generic="swiss" style:font-pitch="variable"/>
  </office:font-face-decls>
  <office:automatic-styles>
    <style:style style:name="Table1" style:family="table">
      <style:table-properties style:width="3.7417in" fo:margin-left="-0.075in" table:align="left" style:writing-mode="lr-tb"/>
    </style:style>
    <style:style style:name="Table1.A" style:family="table-column">
      <style:table-column-properties style:column-width="0.9083in"/>
    </style:style>
    <style:style style:name="Table1.B" style:family="table-column">
      <style:table-column-properties style:column-width="0.8333in"/>
    </style:style>
    <style:style style:name="Table1.C" style:family="table-column">
      <style:table-column-properties style:column-width="2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none" fo:border-top="0.0139in solid #808080" fo:border-bottom="0.0007in solid #808080"/>
    </style:style>
    <style:style style:name="Table1.A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left="none" fo:border-right="none" fo:border-top="none" fo:border-bottom="0.0139in solid #808080"/>
    </style:style>
    <style:style style:name="Table2" style:family="table">
      <style:table-properties style:width="3.7417in" fo:margin-left="-0.075in" table:align="left" style:writing-mode="lr-tb"/>
    </style:style>
    <style:style style:name="Table2.A" style:family="table-column">
      <style:table-column-properties style:column-width="0.7417in"/>
    </style:style>
    <style:style style:name="Table2.B" style:family="table-column">
      <style:table-column-properties style:column-width="0.8333in"/>
    </style:style>
    <style:style style:name="Table2.C" style:family="table-column">
      <style:table-column-properties style:column-width="2.1667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none" fo:border-right="none" fo:border-top="0.0139in solid #808080" fo:border-bottom="0.0007in solid #808080"/>
    </style:style>
    <style:style style:name="Table2.A2"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left="none" fo:border-right="none" fo:border-top="none" fo:border-bottom="0.0139in solid #808080"/>
    </style:style>
    <style:style style:name="Table3" style:family="table">
      <style:table-properties style:width="4.825in" fo:margin-left="-0.075in" table:align="left" style:writing-mode="lr-tb"/>
    </style:style>
    <style:style style:name="Table3.A" style:family="table-column">
      <style:table-column-properties style:column-width="1.2417in"/>
    </style:style>
    <style:style style:name="Table3.B" style:family="table-column">
      <style:table-column-properties style:column-width="0.8333in"/>
    </style:style>
    <style:style style:name="Table3.C" style:family="table-column">
      <style:table-column-properties style:column-width="2.7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none" fo:border-right="none" fo:border-top="0.0139in solid #808080" fo:border-bottom="0.0007in solid #808080"/>
    </style:style>
    <style:style style:name="Table3.A2"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left="none" fo:border-right="none" fo:border-top="none" fo:border-bottom="0.0139in solid #808080"/>
    </style:style>
    <style:style style:name="Table4" style:family="table">
      <style:table-properties style:width="5.5208in" fo:margin-left="-0.075in" table:align="left" style:writing-mode="lr-tb"/>
    </style:style>
    <style:style style:name="Table4.A" style:family="table-column">
      <style:table-column-properties style:column-width="1.2417in"/>
    </style:style>
    <style:style style:name="Table4.B" style:family="table-column">
      <style:table-column-properties style:column-width="1in"/>
    </style:style>
    <style:style style:name="Table4.C" style:family="table-column">
      <style:table-column-properties style:column-width="3.279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left="none" fo:border-right="none" fo:border-top="0.0139in solid #808080" fo:border-bottom="0.0007in solid #808080"/>
    </style:style>
    <style:style style:name="Table4.A2"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left="none" fo:border-right="none" fo:border-top="none" fo:border-bottom="0.0139in solid #808080"/>
    </style:style>
    <style:style style:name="Table5" style:family="table">
      <style:table-properties style:width="5.4708in" fo:margin-left="-0.075in" table:align="left" style:writing-mode="lr-tb"/>
    </style:style>
    <style:style style:name="Table5.A" style:family="table-column">
      <style:table-column-properties style:column-width="0.9083in"/>
    </style:style>
    <style:style style:name="Table5.B" style:family="table-column">
      <style:table-column-properties style:column-width="0.9167in"/>
    </style:style>
    <style:style style:name="Table5.C" style:family="table-column">
      <style:table-column-properties style:column-width="3.6458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left="none" fo:border-right="none" fo:border-top="0.0139in solid #808080" fo:border-bottom="0.0007in solid #808080"/>
    </style:style>
    <style:style style:name="Table5.A2"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left="none" fo:border-right="none" fo:border-top="none" fo:border-bottom="0.0139in solid #808080"/>
    </style:style>
    <style:style style:name="Table6" style:family="table">
      <style:table-properties style:width="5.4708in" fo:margin-left="-0.075in" table:align="left" style:writing-mode="lr-tb"/>
    </style:style>
    <style:style style:name="Table6.A" style:family="table-column">
      <style:table-column-properties style:column-width="0.9083in"/>
    </style:style>
    <style:style style:name="Table6.B" style:family="table-column">
      <style:table-column-properties style:column-width="0.9167in"/>
    </style:style>
    <style:style style:name="Table6.C" style:family="table-column">
      <style:table-column-properties style:column-width="3.6458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left="none" fo:border-right="none" fo:border-top="0.0139in solid #808080" fo:border-bottom="0.0007in solid #808080"/>
    </style:style>
    <style:style style:name="Table6.A2" style:family="table-cell">
      <style:table-cell-properties fo:padding-left="0.075in" fo:padding-right="0.075in" fo:padding-top="0in" fo:padding-bottom="0in" fo:border="none"/>
    </style:style>
    <style:style style:name="Table6.A3" style:family="table-cell">
      <style:table-cell-properties fo:padding-left="0.075in" fo:padding-right="0.075in" fo:padding-top="0in" fo:padding-bottom="0in" fo:border-left="none" fo:border-right="none" fo:border-top="none" fo:border-bottom="0.0139in solid #808080"/>
    </style:style>
    <style:style style:name="Table7" style:family="table">
      <style:table-properties style:width="5.325in" fo:margin-left="-0.075in" table:align="left" style:writing-mode="lr-tb"/>
    </style:style>
    <style:style style:name="Table7.A" style:family="table-column">
      <style:table-column-properties style:column-width="0.7417in"/>
    </style:style>
    <style:style style:name="Table7.B" style:family="table-column">
      <style:table-column-properties style:column-width="1.0833in"/>
    </style:style>
    <style:style style:name="Table7.C" style:family="table-column">
      <style:table-column-properties style:column-width="3.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left="none" fo:border-right="none" fo:border-top="0.0139in solid #808080" fo:border-bottom="0.0007in solid #808080"/>
    </style:style>
    <style:style style:name="Table7.A2" style:family="table-cell">
      <style:table-cell-properties fo:padding-left="0.075in" fo:padding-right="0.075in" fo:padding-top="0in" fo:padding-bottom="0in" fo:border="none"/>
    </style:style>
    <style:style style:name="Table7.A7" style:family="table-cell">
      <style:table-cell-properties fo:padding-left="0.075in" fo:padding-right="0.075in" fo:padding-top="0in" fo:padding-bottom="0in" fo:border-left="none" fo:border-right="none" fo:border-top="none" fo:border-bottom="0.0139in solid #808080"/>
    </style:style>
    <style:style style:name="Table8" style:family="table">
      <style:table-properties style:width="5.3333in" fo:margin-left="-0.0833in" table:align="left" style:writing-mode="lr-tb"/>
    </style:style>
    <style:style style:name="Table8.A" style:family="table-column">
      <style:table-column-properties style:column-width="0.8333in"/>
    </style:style>
    <style:style style:name="Table8.B" style:family="table-column">
      <style:table-column-properties style:column-width="1.0833in"/>
    </style:style>
    <style:style style:name="Table8.C" style:family="table-column">
      <style:table-column-properties style:column-width="3.4167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left="none" fo:border-right="none" fo:border-top="0.0139in solid #808080" fo:border-bottom="0.0007in solid #808080"/>
    </style:style>
    <style:style style:name="Table8.A2" style:family="table-cell">
      <style:table-cell-properties fo:padding-left="0.075in" fo:padding-right="0.075in" fo:padding-top="0in" fo:padding-bottom="0in" fo:border="none"/>
    </style:style>
    <style:style style:name="Table8.A44" style:family="table-cell">
      <style:table-cell-properties fo:padding-left="0.075in" fo:padding-right="0.075in" fo:padding-top="0in" fo:padding-bottom="0in" fo:border-left="none" fo:border-right="none" fo:border-top="none" fo:border-bottom="0.0139in solid #808080"/>
    </style:style>
    <style:style style:name="Table9" style:family="table">
      <style:table-properties style:width="3.7417in" fo:margin-left="-0.075in" table:align="left" style:writing-mode="lr-tb"/>
    </style:style>
    <style:style style:name="Table9.A" style:family="table-column">
      <style:table-column-properties style:column-width="0.575in"/>
    </style:style>
    <style:style style:name="Table9.B" style:family="table-column">
      <style:table-column-properties style:column-width="0.75in"/>
    </style:style>
    <style:style style:name="Table9.C" style:family="table-column">
      <style:table-column-properties style:column-width="2.4167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left="none" fo:border-right="none" fo:border-top="0.0139in solid #808080" fo:border-bottom="0.0007in solid #808080"/>
    </style:style>
    <style:style style:name="Table9.A2" style:family="table-cell">
      <style:table-cell-properties fo:padding-left="0.075in" fo:padding-right="0.075in" fo:padding-top="0in" fo:padding-bottom="0in" fo:border="none"/>
    </style:style>
    <style:style style:name="Table9.A9" style:family="table-cell">
      <style:table-cell-properties fo:padding-left="0.075in" fo:padding-right="0.075in" fo:padding-top="0in" fo:padding-bottom="0in" fo:border-left="none" fo:border-right="none" fo:border-top="none" fo:border-bottom="0.0139in solid #808080"/>
    </style:style>
    <style:style style:name="Table10" style:family="table">
      <style:table-properties style:width="3.4083in" fo:margin-left="-0.075in" table:align="left" style:writing-mode="lr-tb"/>
    </style:style>
    <style:style style:name="Table10.A" style:family="table-column">
      <style:table-column-properties style:column-width="0.825in"/>
    </style:style>
    <style:style style:name="Table10.B" style:family="table-column">
      <style:table-column-properties style:column-width="0.6667in"/>
    </style:style>
    <style:style style:name="Table10.C" style:family="table-column">
      <style:table-column-properties style:column-width="1.9167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left="none" fo:border-right="none" fo:border-top="0.0139in solid #808080" fo:border-bottom="0.0007in solid #808080"/>
    </style:style>
    <style:style style:name="Table10.A2" style:family="table-cell">
      <style:table-cell-properties fo:padding-left="0.075in" fo:padding-right="0.075in" fo:padding-top="0in" fo:padding-bottom="0in" fo:border="none"/>
    </style:style>
    <style:style style:name="Table10.A3" style:family="table-cell">
      <style:table-cell-properties fo:padding-left="0.075in" fo:padding-right="0.075in" fo:padding-top="0in" fo:padding-bottom="0in" fo:border-left="none" fo:border-right="none" fo:border-top="none" fo:border-bottom="0.0139in solid #808080"/>
    </style:style>
    <style:style style:name="Table11" style:family="table">
      <style:table-properties style:width="6.15in" fo:margin-left="-0.075in" table:align="left" style:writing-mode="lr-tb"/>
    </style:style>
    <style:style style:name="Table11.A" style:family="table-column">
      <style:table-column-properties style:column-width="0.9083in"/>
    </style:style>
    <style:style style:name="Table11.B" style:family="table-column">
      <style:table-column-properties style:column-width="0.75in"/>
    </style:style>
    <style:style style:name="Table11.C" style:family="table-column">
      <style:table-column-properties style:column-width="4.4917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left="none" fo:border-right="none" fo:border-top="0.0139in solid #808080" fo:border-bottom="0.0007in solid #808080"/>
    </style:style>
    <style:style style:name="Table11.A2" style:family="table-cell">
      <style:table-cell-properties fo:padding-left="0.075in" fo:padding-right="0.075in" fo:padding-top="0in" fo:padding-bottom="0in" fo:border="none"/>
    </style:style>
    <style:style style:name="Table11.A6" style:family="table-cell">
      <style:table-cell-properties fo:padding-left="0.075in" fo:padding-right="0.075in" fo:padding-top="0in" fo:padding-bottom="0in" fo:border-left="none" fo:border-right="none" fo:border-top="none" fo:border-bottom="0.0139in solid #808080"/>
    </style:style>
    <style:style style:name="Table12" style:family="table">
      <style:table-properties style:width="4.4757in" fo:margin-left="-0.075in" table:align="left" style:writing-mode="lr-tb"/>
    </style:style>
    <style:style style:name="Table12.A" style:family="table-column">
      <style:table-column-properties style:column-width="0.7826in"/>
    </style:style>
    <style:style style:name="Table12.B" style:family="table-column">
      <style:table-column-properties style:column-width="1.0153in"/>
    </style:style>
    <style:style style:name="Table12.C" style:family="table-column">
      <style:table-column-properties style:column-width="2.677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left="none" fo:border-right="none" fo:border-top="0.0139in solid #808080" fo:border-bottom="0.0007in solid #808080"/>
    </style:style>
    <style:style style:name="Table12.A2" style:family="table-cell">
      <style:table-cell-properties fo:padding-left="0.075in" fo:padding-right="0.075in" fo:padding-top="0in" fo:padding-bottom="0in" fo:border="none"/>
    </style:style>
    <style:style style:name="Table12.A6" style:family="table-cell">
      <style:table-cell-properties fo:padding-left="0.075in" fo:padding-right="0.075in" fo:padding-top="0in" fo:padding-bottom="0in" fo:border-left="none" fo:border-right="none" fo:border-top="none" fo:border-bottom="0.0139in solid #808080"/>
    </style:style>
    <style:style style:name="Table13" style:family="table">
      <style:table-properties style:width="4.4917in" fo:margin-left="-0.075in" table:align="left" style:writing-mode="lr-tb"/>
    </style:style>
    <style:style style:name="Table13.A" style:family="table-column">
      <style:table-column-properties style:column-width="0.7625in"/>
    </style:style>
    <style:style style:name="Table13.B" style:family="table-column">
      <style:table-column-properties style:column-width="0.75in"/>
    </style:style>
    <style:style style:name="Table13.C" style:family="table-column">
      <style:table-column-properties style:column-width="2.9792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left="none" fo:border-right="none" fo:border-top="0.0139in solid #808080" fo:border-bottom="0.0007in solid #808080"/>
    </style:style>
    <style:style style:name="Table13.A2" style:family="table-cell">
      <style:table-cell-properties fo:padding-left="0.075in" fo:padding-right="0.075in" fo:padding-top="0in" fo:padding-bottom="0in" fo:border="none"/>
    </style:style>
    <style:style style:name="Table13.A3" style:family="table-cell">
      <style:table-cell-properties fo:padding-left="0.075in" fo:padding-right="0.075in" fo:padding-top="0in" fo:padding-bottom="0in" fo:border-left="none" fo:border-right="none" fo:border-top="none" fo:border-bottom="0.0139in solid #808080"/>
    </style:style>
    <style:style style:name="Table14" style:family="table">
      <style:table-properties style:width="6.5in" fo:margin-left="-0.0625in" table:align="left" style:writing-mode="lr-tb"/>
    </style:style>
    <style:style style:name="Table14.A" style:family="table-column">
      <style:table-column-properties style:column-width="0.9208in"/>
    </style:style>
    <style:style style:name="Table14.B" style:family="table-column">
      <style:table-column-properties style:column-width="1.3917in"/>
    </style:style>
    <style:style style:name="Table14.C" style:family="table-column">
      <style:table-column-properties style:column-width="4.1875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left="none" fo:border-right="none" fo:border-top="0.0139in solid #808080" fo:border-bottom="0.0007in solid #808080"/>
    </style:style>
    <style:style style:name="Table14.A2" style:family="table-cell">
      <style:table-cell-properties fo:padding-left="0.075in" fo:padding-right="0.075in" fo:padding-top="0in" fo:padding-bottom="0in" fo:border="none"/>
    </style:style>
    <style:style style:name="Table14.A39" style:family="table-cell">
      <style:table-cell-properties fo:padding-left="0.075in" fo:padding-right="0.075in" fo:padding-top="0in" fo:padding-bottom="0in" fo:border-left="none" fo:border-right="none" fo:border-top="none" fo:border-bottom="0.0139in solid #808080"/>
    </style:style>
    <style:style style:name="Table15" style:family="table">
      <style:table-properties style:width="3.0382in" fo:margin-left="-0.075in" table:align="left" style:writing-mode="lr-tb"/>
    </style:style>
    <style:style style:name="Table15.A" style:family="table-column">
      <style:table-column-properties style:column-width="0.7417in"/>
    </style:style>
    <style:style style:name="Table15.B" style:family="table-column">
      <style:table-column-properties style:column-width="0.5in"/>
    </style:style>
    <style:style style:name="Table15.C" style:family="table-column">
      <style:table-column-properties style:column-width="1.7965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left="none" fo:border-right="none" fo:border-top="0.0139in solid #808080" fo:border-bottom="0.0007in solid #808080"/>
    </style:style>
    <style:style style:name="Table15.A2" style:family="table-cell">
      <style:table-cell-properties fo:padding-left="0.075in" fo:padding-right="0.075in" fo:padding-top="0in" fo:padding-bottom="0in" fo:border="none"/>
    </style:style>
    <style:style style:name="Table15.A4" style:family="table-cell">
      <style:table-cell-properties fo:padding-left="0.075in" fo:padding-right="0.075in" fo:padding-top="0in" fo:padding-bottom="0in" fo:border-left="none" fo:border-right="none" fo:border-top="none" fo:border-bottom="0.0139in solid #808080"/>
    </style:style>
    <style:style style:name="Table16" style:family="table">
      <style:table-properties style:width="6.5in" fo:margin-left="-0.0625in" table:align="left" style:writing-mode="lr-tb"/>
    </style:style>
    <style:style style:name="Table16.A" style:family="table-column">
      <style:table-column-properties style:column-width="0.9208in"/>
    </style:style>
    <style:style style:name="Table16.B" style:family="table-column">
      <style:table-column-properties style:column-width="1.2667in"/>
    </style:style>
    <style:style style:name="Table16.C" style:family="table-column">
      <style:table-column-properties style:column-width="4.3125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left="none" fo:border-right="none" fo:border-top="0.0139in solid #808080" fo:border-bottom="0.0007in solid #808080"/>
    </style:style>
    <style:style style:name="Table16.A2" style:family="table-cell">
      <style:table-cell-properties fo:padding-left="0.075in" fo:padding-right="0.075in" fo:padding-top="0in" fo:padding-bottom="0in" fo:border="none"/>
    </style:style>
    <style:style style:name="Table16.A9" style:family="table-cell">
      <style:table-cell-properties fo:padding-left="0.075in" fo:padding-right="0.075in" fo:padding-top="0in" fo:padding-bottom="0in" fo:border-left="none" fo:border-right="none" fo:border-top="none" fo:border-bottom="0.0139in solid #808080"/>
    </style:style>
    <style:style style:name="Table17" style:family="table">
      <style:table-properties style:width="6.5in" fo:margin-left="-0.0625in" table:align="left" style:writing-mode="lr-tb"/>
    </style:style>
    <style:style style:name="Table17.A" style:family="table-column">
      <style:table-column-properties style:column-width="1.3125in"/>
    </style:style>
    <style:style style:name="Table17.B" style:family="table-column">
      <style:table-column-properties style:column-width="0.9167in"/>
    </style:style>
    <style:style style:name="Table17.C" style:family="table-column">
      <style:table-column-properties style:column-width="4.2708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left="none" fo:border-right="none" fo:border-top="0.0139in solid #808080" fo:border-bottom="0.0007in solid #808080"/>
    </style:style>
    <style:style style:name="Table17.A2" style:family="table-cell">
      <style:table-cell-properties fo:padding-left="0.075in" fo:padding-right="0.075in" fo:padding-top="0in" fo:padding-bottom="0in" fo:border="none"/>
    </style:style>
    <style:style style:name="Table17.A8" style:family="table-cell">
      <style:table-cell-properties fo:padding-left="0.075in" fo:padding-right="0.075in" fo:padding-top="0in" fo:padding-bottom="0in" fo:border-left="none" fo:border-right="none" fo:border-top="none" fo:border-bottom="0.0139in solid #808080"/>
    </style:style>
    <style:style style:name="Table18" style:family="table">
      <style:table-properties style:width="4.4917in" fo:margin-left="-0.075in" table:align="left" style:writing-mode="lr-tb"/>
    </style:style>
    <style:style style:name="Table18.A" style:family="table-column">
      <style:table-column-properties style:column-width="0.6944in"/>
    </style:style>
    <style:style style:name="Table18.B" style:family="table-column">
      <style:table-column-properties style:column-width="0.9639in"/>
    </style:style>
    <style:style style:name="Table18.C" style:family="table-column">
      <style:table-column-properties style:column-width="2.8333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left="none" fo:border-right="none" fo:border-top="0.0139in solid #808080" fo:border-bottom="0.0007in solid #808080"/>
    </style:style>
    <style:style style:name="Table18.A2" style:family="table-cell">
      <style:table-cell-properties fo:padding-left="0.075in" fo:padding-right="0.075in" fo:padding-top="0in" fo:padding-bottom="0in" fo:border="none"/>
    </style:style>
    <style:style style:name="Table18.A4" style:family="table-cell">
      <style:table-cell-properties fo:padding-left="0.075in" fo:padding-right="0.075in" fo:padding-top="0in" fo:padding-bottom="0in" fo:border-left="none" fo:border-right="none" fo:border-top="none" fo:border-bottom="0.0139in solid #808080"/>
    </style:style>
    <style:style style:name="Table19" style:family="table">
      <style:table-properties style:width="4.825in" fo:margin-left="-0.075in" table:align="left" style:writing-mode="lr-tb"/>
    </style:style>
    <style:style style:name="Table19.A" style:family="table-column">
      <style:table-column-properties style:column-width="0.6944in"/>
    </style:style>
    <style:style style:name="Table19.B" style:family="table-column">
      <style:table-column-properties style:column-width="0.9639in"/>
    </style:style>
    <style:style style:name="Table19.C" style:family="table-column">
      <style:table-column-properties style:column-width="3.1667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left="none" fo:border-right="none" fo:border-top="0.0139in solid #808080" fo:border-bottom="0.0007in solid #808080"/>
    </style:style>
    <style:style style:name="Table19.A2" style:family="table-cell">
      <style:table-cell-properties fo:padding-left="0.075in" fo:padding-right="0.075in" fo:padding-top="0in" fo:padding-bottom="0in" fo:border="none"/>
    </style:style>
    <style:style style:name="Table19.A4" style:family="table-cell">
      <style:table-cell-properties fo:padding-left="0.075in" fo:padding-right="0.075in" fo:padding-top="0in" fo:padding-bottom="0in" fo:border-left="none" fo:border-right="none" fo:border-top="none" fo:border-bottom="0.0139in solid #808080"/>
    </style:style>
    <style:style style:name="Table20" style:family="table">
      <style:table-properties style:width="5.9993in" fo:margin-left="0in" fo:margin-right="0.0007in" table:align="margins" style:writing-mode="lr-tb"/>
    </style:style>
    <style:style style:name="Table20.A" style:family="table-column">
      <style:table-column-properties style:column-width="0.6264in" style:rel-column-width="6840*"/>
    </style:style>
    <style:style style:name="Table20.B" style:family="table-column">
      <style:table-column-properties style:column-width="0.6271in" style:rel-column-width="6848*"/>
    </style:style>
    <style:style style:name="Table20.C" style:family="table-column">
      <style:table-column-properties style:column-width="0.6271in" style:rel-column-width="6847*"/>
    </style:style>
    <style:style style:name="Table20.H" style:family="table-column">
      <style:table-column-properties style:column-width="1.6125in" style:rel-column-width="17612*"/>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left="none" fo:border-right="none" fo:border-top="0.0139in solid #808080" fo:border-bottom="0.0007in solid #808080"/>
    </style:style>
    <style:style style:name="Table20.A2" style:family="table-cell" style:data-style-name="N100">
      <style:table-cell-properties fo:padding-left="0.075in" fo:padding-right="0.075in" fo:padding-top="0in" fo:padding-bottom="0in" fo:border="none"/>
    </style:style>
    <style:style style:name="P1" style:family="paragraph" style:parent-style-name="Paper_20_Subtitle">
      <style:paragraph-properties fo:margin-top="0.0835in" fo:margin-bottom="0in"/>
    </style:style>
    <style:style style:name="P2" style:family="paragraph" style:parent-style-name="Table_20_Entry">
      <style:paragraph-properties fo:keep-with-next="always"/>
    </style:style>
    <style:style style:name="P3" style:family="paragraph" style:parent-style-name="Table_20_Entry">
      <style:paragraph-properties fo:keep-with-next="always"/>
      <style:text-properties fo:font-weight="bold" style:font-weight-asian="bold" style:font-weight-complex="bold"/>
    </style:style>
    <style:style style:name="P4" style:family="paragraph" style:parent-style-name="Table_20_Entry">
      <style:paragraph-properties fo:keep-with-next="always"/>
      <style:text-properties fo:font-weight="bold" fo:background-color="transparent" style:font-weight-asian="bold" style:font-weight-complex="bold"/>
    </style:style>
    <style:style style:name="P5" style:family="paragraph" style:parent-style-name="Table_20_Entry">
      <style:paragraph-properties fo:keep-with-next="always"/>
      <style:text-properties fo:background-color="transparent"/>
    </style:style>
    <style:style style:name="P6" style:family="paragraph" style:parent-style-name="Table_20_Entry">
      <style:text-properties fo:font-weight="bold" style:font-weight-asian="bold" style:font-weight-complex="bold"/>
    </style:style>
    <style:style style:name="P7" style:family="paragraph" style:parent-style-name="Table_20_Entry">
      <style:text-properties fo:language="fr" fo:country="FR"/>
    </style:style>
    <style:style style:name="P8" style:family="paragraph" style:parent-style-name="Table_20_Entry">
      <style:text-properties fo:language="de" fo:country="AT"/>
    </style:style>
    <style:style style:name="P9" style:family="paragraph" style:parent-style-name="Table_20_Entry">
      <style:text-properties style:font-name="Arial" fo:font-size="9pt" style:font-name-asian="Arial" style:font-size-asian="9pt" style:font-name-complex="Arial" style:font-size-complex="9pt"/>
    </style:style>
    <style:style style:name="P10" style:family="paragraph" style:parent-style-name="Table_20_Entry">
      <style:text-properties fo:background-color="transparent"/>
    </style:style>
    <style:style style:name="P11" style:family="paragraph" style:parent-style-name="Normal">
      <style:text-properties style:font-name="Arial" fo:font-size="9pt" style:font-name-asian="Arial" style:font-size-asian="9pt" style:font-name-complex="Arial" style:font-size-complex="9pt"/>
    </style:style>
    <style:style style:name="P12" style:family="paragraph" style:parent-style-name="Normal">
      <style:text-properties style:font-name="Arial" fo:font-size="9pt" fo:background-color="transparent" style:font-name-asian="Arial" style:font-size-asian="9pt" style:font-name-complex="Arial" style:font-size-complex="9pt"/>
    </style:style>
    <style:style style:name="P13" style:family="paragraph" style:parent-style-name="Paper_20_Title" style:master-page-name="Standard">
      <style:paragraph-properties style:page-number="auto"/>
    </style:style>
    <style:style style:name="P14" style:family="paragraph" style:parent-style-name="List_20_Bullet_20_3" style:list-style-name="RTF_5f_Num_20_12">
      <style:paragraph-properties fo:margin-left="0in" fo:margin-right="0in" fo:text-indent="0in" style:auto-text-indent="false">
        <style:tab-stops/>
      </style:paragraph-properties>
    </style:style>
    <style:style style:name="P15" style:family="paragraph" style:parent-style-name="Table_20_Entry">
      <style:text-properties fo:background-color="transparent"/>
    </style:style>
    <style:style style:name="P16" style:family="paragraph" style:parent-style-name="Table_20_Entry">
      <style:paragraph-properties fo:keep-with-next="always"/>
      <style:text-properties fo:font-weight="bold" style:font-weight-asian="bold" style:font-weight-complex="bold"/>
    </style:style>
    <style:style style:name="P17" style:family="paragraph" style:parent-style-name="Table_20_Entry">
      <style:paragraph-properties fo:keep-with-next="always"/>
      <style:text-properties fo:background-color="transparent"/>
    </style:style>
    <style:style style:name="P18" style:family="paragraph" style:parent-style-name="heading_20_2">
      <style:text-properties fo:background-color="transparent"/>
    </style:style>
    <style:style style:name="P19" style:family="paragraph" style:parent-style-name="heading_20_2">
      <style:paragraph-properties fo:break-before="page"/>
    </style:style>
    <style:style style:name="P20" style:family="paragraph" style:parent-style-name="Normal">
      <style:paragraph-properties fo:margin-top="0.0799in" fo:margin-bottom="0.0799in"/>
    </style:style>
    <style:style style:name="P21" style:family="paragraph" style:parent-style-name="List_20_Number" style:list-style-name="RTF_5f_Num_20_10">
      <style:paragraph-properties fo:margin-left="0in" fo:margin-right="0in" fo:text-indent="0in" style:auto-text-indent="false">
        <style:tab-stops/>
      </style:paragraph-properties>
    </style:style>
    <style:style style:name="P22" style:family="paragraph" style:parent-style-name="Bulleted" style:list-style-name="RTF_5f_Num_20_15">
      <style:paragraph-properties fo:margin-left="0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6pt" style:font-size-asian="6pt" style:font-size-complex="6pt"/>
    </style:style>
    <style:style style:name="T4" style:family="text">
      <style:text-properties fo:background-color="#00ff00"/>
    </style:style>
    <style:style style:name="T5" style:family="text">
      <style:text-properties fo:background-color="#ffff00"/>
    </style:style>
    <style:style style:name="T6" style:family="text">
      <style:text-properties style:text-position="-25% 58%"/>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artin Hosken and Sharon Correll" text:name="AUTHOR"/>
        <text:user-field-decl office:value-type="string" office:string-value="July 09, 1999" text:name="PRINTDATE \@ &quot;MMMM DD, yyyy&quot;"/>
        <text:user-field-decl office:value-type="string" office:string-value="244" text:name="REVNUM"/>
        <text:user-field-decl office:value-type="string" office:string-value="Graphite Table  Format" text:name="Title"/>
        <text:user-field-decl office:value-type="string" office:string-value="Extending TrueType for Graphite" text:name="SUBJECT"/>
      </text:user-field-decls>
      <text:p text:style-name="P13"><text:user-field-get text:name="Title">Graphite Table  Format</text:user-field-get></text:p>
      <text:p text:style-name="Paper_20_Subtitle"><text:user-field-get text:name="SUBJECT">Extending TrueType for Graphite</text:user-field-get></text:p>
      <text:p text:style-name="P1">Version 4</text:p>
      <text:p text:style-name="Author"><text:user-field-get text:name="AUTHOR">Martin Hosken and Sharon Correll</text:user-field-get>,<text:line-break/>SIL Non-Roman Script Initiative (NRSI)</text:p>
      <text:p text:style-name="heading_20_1">Introduction</text:p>
      <text:p text:style-name="Normal">The Graphite font table format is structured in order that a Graphite binary description may be incorporated into a TrueType font. Thus the binary format uses the TrueType table structure, identically to how it is used in a TrueType font. The only difference between using an external file containing Graphite binary information in tables, and inserting the binary information into tables in the font is that tables are considered local to their file and are considered to override those found in the font file. This allows there to be multiple, independent descriptions held in separate files. Those independent descriptions would have to be merged, in a way described in this document, if they were to be held together in the same font file or binary file.</text:p>
      <text:p text:style-name="Normal">The description consists of a set of table descriptions. The format of a file follows that of a TrueType font containing only those tables pertinent to the description (i.e. for a separate binary description, those tables listed here).</text:p>
      <text:p text:style-name="Normal">As is standard for all TrueType tables, the data is in big-endian format (most significant byte first).</text:p>
      <text:p text:style-name="heading_20_1">Version</text:p>
      <text:p text:style-name="Normal">This file describes version 4.0 of the Graphite font table specification. See GTF_1_0.pdf , GTF_2_0.pdf, and GTF_3_0.pdf for a description of earlier version. Modified fields are highlighted with <text:span text:style-name="T4">green</text:span> in this version; newly added fields are highlighted with <text:span text:style-name="T5">yellow</text:span>.</text:p>
      <text:p text:style-name="Normal">A table near the end of the document summarizes the correspondences between the compiler version and the resulting font tables.</text:p>
      <text:p text:style-name="heading_20_1">Tables</text:p>
      <text:p text:style-name="Normal">This document describes several additional TrueType table types. The “<text:span text:style-name="Code">Silf</text:span>” and “<text:span text:style-name="Code">Sile</text:span>” tables are unique to the needs of Graphite, whilst “<text:span text:style-name="Code">Gloc</text:span>” and “<text:span text:style-name="Code">Glat</text:span>” provide an extended glyph attribute mechanism. The “<text:span text:style-name="Code">Feat</text:span>” table is based very closely on the GX “<text:span text:style-name="Code">feat</text:span>” table. (If necessary the tables could be restructured to be stored inside the single “<text:span text:style-name="Code">Silf</text:span>” table.) In addition, <text:soft-page-break/>use is made of the “<text:span text:style-name="Code">name</text:span>” table type.</text:p>
      <text:p text:style-name="Normal"/>
      <text:h text:style-name="heading_20_2" text:outline-level="1" text:is-list-header="true">Glat</text:h>
      <text:p text:style-name="Normal">The <text:span text:style-name="Code">Glat</text:span> table type is used for storing glyph attributes. Each glyph may be considered to have a sparse array of, at the most, 256 16-bit signed attributes. The <text:span text:style-name="Code">Glat</text:span> table is the mechanism by which they are stored.</text:p>
      <text:p text:style-name="Normal">The <text:span text:style-name="Code">Glat</text:span> table consists of a table header and an array of <text:span text:style-name="Code">Glat_entry</text:span> item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ype</text:p>
          </table:table-cell>
          <table:table-cell table:style-name="Table1.A1" office:value-type="string">
            <text:p text:style-name="P3">Name</text:p>
          </table:table-cell>
          <table:table-cell table:style-name="Table1.A1" office:value-type="string">
            <text:p text:style-name="P3">Description</text:p>
          </table:table-cell>
        </table:table-row>
        <table:table-row table:style-name="Table1.1">
          <table:table-cell table:style-name="Table1.A2" office:value-type="string">
            <text:p text:style-name="P2">FIXED</text:p>
          </table:table-cell>
          <table:table-cell table:style-name="Table1.A2" office:value-type="string">
            <text:p text:style-name="P2">version</text:p>
          </table:table-cell>
          <table:table-cell table:style-name="Table1.A2" office:value-type="string">
            <text:p text:style-name="P2">Table version: 00010000</text:p>
          </table:table-cell>
        </table:table-row>
        <table:table-row table:style-name="Table1.1">
          <table:table-cell table:style-name="Table1.A3" office:value-type="string">
            <text:p text:style-name="Table_20_Entry">Glat_entry[]</text:p>
          </table:table-cell>
          <table:table-cell table:style-name="Table1.A3" office:value-type="string">
            <text:p text:style-name="Table_20_Entry">entries</text:p>
          </table:table-cell>
          <table:table-cell table:style-name="Table1.A3" office:value-type="string">
            <text:p text:style-name="Table_20_Entry">Glyph attribute entries</text:p>
          </table:table-cell>
        </table:table-row>
      </table:table>
      <text:p text:style-name="Table_20_Caption">Table 1: Glat</text:p>
      <text:p text:style-name="Normal">The glyph attributes associated with a particular glyph are identified by number and value. To conserve space, this storage is run-length encoded. Thus a glyph will have a series of <text:span text:style-name="Code">Glat_entrys</text:span> corresponding to each non-contiguous set of attributes. The structure of a <text:span text:style-name="Code">Glat_entry</text:span> i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ype</text:p>
          </table:table-cell>
          <table:table-cell table:style-name="Table2.A1" office:value-type="string">
            <text:p text:style-name="P6">Name</text:p>
          </table:table-cell>
          <table:table-cell table:style-name="Table2.A1" office:value-type="string">
            <text:p text:style-name="P6">Description</text:p>
          </table:table-cell>
        </table:table-row>
        <table:table-row table:style-name="Table2.1">
          <table:table-cell table:style-name="Table2.A2" office:value-type="string">
            <text:p text:style-name="Table_20_Entry">BYTE</text:p>
          </table:table-cell>
          <table:table-cell table:style-name="Table2.A2" office:value-type="string">
            <text:p text:style-name="Table_20_Entry">attNum</text:p>
          </table:table-cell>
          <table:table-cell table:style-name="Table2.A2" office:value-type="string">
            <text:p text:style-name="Table_20_Entry">Attribute number of first attribute</text:p>
          </table:table-cell>
        </table:table-row>
        <table:table-row table:style-name="Table2.1">
          <table:table-cell table:style-name="Table2.A2" office:value-type="string">
            <text:p text:style-name="Table_20_Entry">BYTE</text:p>
          </table:table-cell>
          <table:table-cell table:style-name="Table2.A2" office:value-type="string">
            <text:p text:style-name="Table_20_Entry">num</text:p>
          </table:table-cell>
          <table:table-cell table:style-name="Table2.A2" office:value-type="string">
            <text:p text:style-name="Table_20_Entry">Number of attributes in this run</text:p>
          </table:table-cell>
        </table:table-row>
        <table:table-row table:style-name="Table2.1">
          <table:table-cell table:style-name="Table2.A4" office:value-type="string">
            <text:p text:style-name="Table_20_Entry">SHORT</text:p>
          </table:table-cell>
          <table:table-cell table:style-name="Table2.A4" office:value-type="string">
            <text:p text:style-name="Table_20_Entry">attributes[ ]</text:p>
          </table:table-cell>
          <table:table-cell table:style-name="Table2.A4" office:value-type="string">
            <text:p text:style-name="Table_20_Entry">Array of <text:span text:style-name="Code">num</text:span> attributes</text:p>
          </table:table-cell>
        </table:table-row>
      </table:table>
      <text:p text:style-name="Table_20_Caption">Table 2: Glat_entry</text:p>
      <text:p text:style-name="Normal">Notice that all glyph attributes are 16-bit signed values. If a 32-bit value is required, then two attributes should be assigned and joined together by the application.</text:p>
      <text:p text:style-name="Normal">Attribute numbers are application specific.</text:p>
      <text:h text:style-name="heading_20_2" text:outline-level="1" text:is-list-header="true">Gloc</text:h>
      <text:p text:style-name="Normal">The <text:span text:style-name="Code">Gloc</text:span> table is used to index the <text:span text:style-name="Code">Glat</text:span> table. It is structured identically to the <text:span text:style-name="Code">loca</text:span> table type, except that it has a head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Tyoe</text:p>
          </table:table-cell>
          <table:table-cell table:style-name="Table3.A1" office:value-type="string">
            <text:p text:style-name="P6">Name</text:p>
          </table:table-cell>
          <table:table-cell table:style-name="Table3.A1" office:value-type="string">
            <text:p text:style-name="P6">Description</text:p>
          </table:table-cell>
        </table:table-row>
        <table:table-row table:style-name="Table3.1">
          <table:table-cell table:style-name="Table3.A2" office:value-type="string">
            <text:p text:style-name="Table_20_Entry">FIXED</text:p>
          </table:table-cell>
          <table:table-cell table:style-name="Table3.A2" office:value-type="string">
            <text:p text:style-name="Table_20_Entry">version</text:p>
          </table:table-cell>
          <table:table-cell table:style-name="Table3.A2" office:value-type="string">
            <text:p text:style-name="Table_20_Entry">Table version: 00010000</text:p>
          </table:table-cell>
        </table:table-row>
        <table:table-row table:style-name="Table3.1">
          <table:table-cell table:style-name="Table3.A2" office:value-type="string">
            <text:p text:style-name="Table_20_Entry">USHORT</text:p>
          </table:table-cell>
          <table:table-cell table:style-name="Table3.A2" office:value-type="string">
            <text:p text:style-name="Table_20_Entry">flags</text:p>
          </table:table-cell>
          <table:table-cell table:style-name="Table3.A2" office:value-type="string">
            <text:p text:style-name="Table_20_Entry">bit 0 = 1 for Long format, = 0 for short format<text:line-break/>bit 1 = 1 for attribute names, = 0 for stripped</text:p>
          </table:table-cell>
        </table:table-row>
        <table:table-row table:style-name="Table3.1">
          <table:table-cell table:style-name="Table3.A2" office:value-type="string">
            <text:p text:style-name="Table_20_Entry">USHORT</text:p>
          </table:table-cell>
          <table:table-cell table:style-name="Table3.A2" office:value-type="string">
            <text:p text:style-name="Table_20_Entry">numAttribs</text:p>
          </table:table-cell>
          <table:table-cell table:style-name="Table3.A2" office:value-type="string">
            <text:p text:style-name="P11">Number of attributes</text:p>
          </table:table-cell>
        </table:table-row>
        <table:table-row table:style-name="Table3.1">
          <table:table-cell table:style-name="Table3.A2" office:value-type="string">
            <text:p text:style-name="Table_20_Entry">USHORT/ULONG</text:p>
          </table:table-cell>
          <table:table-cell table:style-name="Table3.A2" office:value-type="string">
            <text:p text:style-name="Table_20_Entry">locations[ ]</text:p>
          </table:table-cell>
          <table:table-cell table:style-name="Table3.A2" office:value-type="string">
            <text:p text:style-name="Table_20_Entry">Offsets into <text:span text:style-name="Code">Glat</text:span> table for each glyph; (number of <text:s/>glyph IDs + 1) of these</text:p>
          </table:table-cell>
        </table:table-row>
        <table:table-row table:style-name="Table3.1">
          <table:table-cell table:style-name="Table3.A6" office:value-type="string">
            <text:p text:style-name="Table_20_Entry">USHORT</text:p>
          </table:table-cell>
          <table:table-cell table:style-name="Table3.A6" office:value-type="string">
            <text:p text:style-name="Table_20_Entry">attribIds[ ]</text:p>
          </table:table-cell>
          <table:table-cell table:style-name="Table3.A6" office:value-type="string">
            <text:p text:style-name="Table_20_Entry">Debug id for each attribute</text:p>
          </table:table-cell>
        </table:table-row>
      </table:table>
      <text:p text:style-name="Table_20_Caption">Table 3: Gloc</text:p>
      <text:p text:style-name="Normal">The <text:span text:style-name="Code">flags</text:span> entry contains a bit to indicate whether the locations array is of type <text:span text:style-name="Code">USHORT</text:span> or <text:span text:style-name="Code">ULONG</text:span>. The locations array is identically structured to that of the <text:span text:style-name="Code">loca</text:span> table. There is one entry per glyph and an extra entry to identify the length of the final glyph’s attribute entries. Offsets are <text:soft-page-break/>given to a <text:span text:style-name="Code">Glat_entry</text:span> in the <text:span text:style-name="Code">Glat</text:span> table. The second bit indicates whether there is an <text:span text:style-name="Code">attribIds</text:span> array at the end of this table. If there is, then it contains <text:span text:style-name="Code">name</text:span> IDs for each attribute. If this bit is not set, then there is no array and the table ends after the <text:span text:style-name="Code">locations</text:span> array.</text:p>
      <text:p text:style-name="Normal">NOTE: as of version 2 of the Silf table, the values of the breakweight attribute are interpreted as follows:</text:p>
      <text:list xml:id="list31348626" text:style-name="RTF_5f_Num_20_15">
        <text:list-item>
          <text:p text:style-name="P22">BREAK_WHITESPACE = 10</text:p>
        </text:list-item>
        <text:list-item>
          <text:p text:style-name="P22">BREAK_WORD = 15</text:p>
        </text:list-item>
        <text:list-item>
          <text:p text:style-name="P22">BREAK_INTRA = 20</text:p>
        </text:list-item>
        <text:list-item>
          <text:p text:style-name="P22">BREAK_LETTER = 30</text:p>
        </text:list-item>
        <text:list-item>
          <text:p text:style-name="P22">BREAK_CLIP = 40</text:p>
        </text:list-item>
      </text:list>
      <text:h text:style-name="heading_20_2" text:outline-level="1" text:is-list-header="true">Feat</text:h>
      <text:p text:style-name="Normal">Graphite stores features in a table whose format is very similar to the GX <text:span text:style-name="Code">feat</text:span> table. This makes reference to the <text:span text:style-name="Code">name</text:span> table which is use for storing feature names and feature value nam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Type</text:p>
          </table:table-cell>
          <table:table-cell table:style-name="Table4.A1" office:value-type="string">
            <text:p text:style-name="P6">Name</text:p>
          </table:table-cell>
          <table:table-cell table:style-name="Table4.A1" office:value-type="string">
            <text:p text:style-name="P6">Description</text:p>
          </table:table-cell>
        </table:table-row>
        <table:table-row table:style-name="Table4.1">
          <table:table-cell table:style-name="Table4.A2" office:value-type="string">
            <text:p text:style-name="P10">FIXED</text:p>
          </table:table-cell>
          <table:table-cell table:style-name="Table4.A2" office:value-type="string">
            <text:p text:style-name="P10">version</text:p>
          </table:table-cell>
          <table:table-cell table:style-name="Table4.A2" office:value-type="string">
            <text:p text:style-name="P10">Table version: 00020000</text:p>
          </table:table-cell>
        </table:table-row>
        <table:table-row table:style-name="Table4.1">
          <table:table-cell table:style-name="Table4.A2" office:value-type="string">
            <text:p text:style-name="Table_20_Entry">USHORT</text:p>
          </table:table-cell>
          <table:table-cell table:style-name="Table4.A2" office:value-type="string">
            <text:p text:style-name="Table_20_Entry">numFeat</text:p>
          </table:table-cell>
          <table:table-cell table:style-name="Table4.A2" office:value-type="string">
            <text:p text:style-name="Table_20_Entry">Number of features</text:p>
          </table:table-cell>
        </table:table-row>
        <table:table-row table:style-name="Table4.1">
          <table:table-cell table:style-name="Table4.A2" office:value-type="string">
            <text:p text:style-name="Table_20_Entry">USHORT</text:p>
          </table:table-cell>
          <table:table-cell table:style-name="Table4.A2" office:value-type="string">
            <text:p text:style-name="Table_20_Entry">reserved</text:p>
          </table:table-cell>
          <table:table-cell table:style-name="Table4.A2" office:value-type="string">
            <text:p text:style-name="Normal"/>
          </table:table-cell>
        </table:table-row>
        <table:table-row table:style-name="Table4.1">
          <table:table-cell table:style-name="Table4.A2" office:value-type="string">
            <text:p text:style-name="Table_20_Entry">ULONG</text:p>
          </table:table-cell>
          <table:table-cell table:style-name="Table4.A2" office:value-type="string">
            <text:p text:style-name="Table_20_Entry">reserved</text:p>
          </table:table-cell>
          <table:table-cell table:style-name="Table4.A2" office:value-type="string">
            <text:p text:style-name="Table_20_Entry"/>
          </table:table-cell>
        </table:table-row>
        <table:table-row table:style-name="Table4.1">
          <table:table-cell table:style-name="Table4.A2" office:value-type="string">
            <text:p text:style-name="Table_20_Entry">FeatureDefn</text:p>
          </table:table-cell>
          <table:table-cell table:style-name="Table4.A2" office:value-type="string">
            <text:p text:style-name="Table_20_Entry">features[ ]</text:p>
          </table:table-cell>
          <table:table-cell table:style-name="Table4.A2" office:value-type="string">
            <text:p text:style-name="Table_20_Entry">Array of numFeat features</text:p>
          </table:table-cell>
        </table:table-row>
        <table:table-row table:style-name="Table4.1">
          <table:table-cell table:style-name="Table4.A7" office:value-type="string">
            <text:p text:style-name="Table_20_Entry">Feature­SettingDefn</text:p>
          </table:table-cell>
          <table:table-cell table:style-name="Table4.A7" office:value-type="string">
            <text:p text:style-name="Table_20_Entry">featSettings[ ]</text:p>
          </table:table-cell>
          <table:table-cell table:style-name="Table4.A7" office:value-type="string">
            <text:p text:style-name="Table_20_Entry">Array of feature setting values, indexed by offset</text:p>
          </table:table-cell>
        </table:table-row>
      </table:table>
      <text:p text:style-name="Table_20_Caption">Table 4: Fea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ype</text:p>
          </table:table-cell>
          <table:table-cell table:style-name="Table5.A1" office:value-type="string">
            <text:p text:style-name="P6">Name</text:p>
          </table:table-cell>
          <table:table-cell table:style-name="Table5.A1" office:value-type="string">
            <text:p text:style-name="P6">Description</text:p>
          </table:table-cell>
        </table:table-row>
        <table:table-row table:style-name="Table5.1">
          <table:table-cell table:style-name="Table5.A2" office:value-type="string">
            <text:p text:style-name="P10">ULONG</text:p>
          </table:table-cell>
          <table:table-cell table:style-name="Table5.A2" office:value-type="string">
            <text:p text:style-name="P10">id</text:p>
          </table:table-cell>
          <table:table-cell table:style-name="Table5.A2" office:value-type="string">
            <text:p text:style-name="P10">Feature ID number</text:p>
          </table:table-cell>
        </table:table-row>
        <table:table-row table:style-name="Table5.1">
          <table:table-cell table:style-name="Table5.A2" office:value-type="string">
            <text:p text:style-name="Table_20_Entry">USHORT</text:p>
          </table:table-cell>
          <table:table-cell table:style-name="Table5.A2" office:value-type="string">
            <text:p text:style-name="Table_20_Entry">numSettings</text:p>
          </table:table-cell>
          <table:table-cell table:style-name="Table5.A2" office:value-type="string">
            <text:p text:style-name="P11">Number of settings</text:p>
          </table:table-cell>
        </table:table-row>
        <table:table-row table:style-name="Table5.1">
          <table:table-cell table:style-name="Table5.A2" office:value-type="string">
            <text:p text:style-name="P10">USHORT</text:p>
          </table:table-cell>
          <table:table-cell table:style-name="Table5.A2" office:value-type="string">
            <text:p text:style-name="P10">reserved</text:p>
          </table:table-cell>
          <table:table-cell table:style-name="Table5.A2" office:value-type="string">
            <text:p text:style-name="Table_20_Entry"/>
          </table:table-cell>
        </table:table-row>
        <table:table-row table:style-name="Table5.1">
          <table:table-cell table:style-name="Table5.A2" office:value-type="string">
            <text:p text:style-name="Table_20_Entry">ULONG</text:p>
          </table:table-cell>
          <table:table-cell table:style-name="Table5.A2" office:value-type="string">
            <text:p text:style-name="Table_20_Entry">offset</text:p>
          </table:table-cell>
          <table:table-cell table:style-name="Table5.A2" office:value-type="string">
            <text:p text:style-name="Table_20_Entry">Offset into featSettings list</text:p>
          </table:table-cell>
        </table:table-row>
        <table:table-row table:style-name="Table5.1">
          <table:table-cell table:style-name="Table5.A2" office:value-type="string">
            <text:p text:style-name="Table_20_Entry">USHORT</text:p>
          </table:table-cell>
          <table:table-cell table:style-name="Table5.A2" office:value-type="string">
            <text:p text:style-name="Table_20_Entry">flags</text:p>
          </table:table-cell>
          <table:table-cell table:style-name="Table5.A2" office:value-type="string">
            <text:p text:style-name="Table_20_Entry"/>
          </table:table-cell>
        </table:table-row>
        <table:table-row table:style-name="Table5.1">
          <table:table-cell table:style-name="Table5.A7" office:value-type="string">
            <text:p text:style-name="Table_20_Entry">USHORT</text:p>
          </table:table-cell>
          <table:table-cell table:style-name="Table5.A7" office:value-type="string">
            <text:p text:style-name="Table_20_Entry">label</text:p>
          </table:table-cell>
          <table:table-cell table:style-name="Table5.A7" office:value-type="string">
            <text:p text:style-name="Table_20_Entry">Index into name table for UI label</text:p>
          </table:table-cell>
        </table:table-row>
      </table:table>
      <text:p text:style-name="Table_20_Caption">Table 5: FeatureDef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Type</text:p>
          </table:table-cell>
          <table:table-cell table:style-name="Table6.A1" office:value-type="string">
            <text:p text:style-name="P6">Name</text:p>
          </table:table-cell>
          <table:table-cell table:style-name="Table6.A1" office:value-type="string">
            <text:p text:style-name="P6">Description</text:p>
          </table:table-cell>
        </table:table-row>
        <table:table-row table:style-name="Table6.1">
          <table:table-cell table:style-name="Table6.A2" office:value-type="string">
            <text:p text:style-name="Table_20_Entry">SHORT</text:p>
          </table:table-cell>
          <table:table-cell table:style-name="Table6.A2" office:value-type="string">
            <text:p text:style-name="Table_20_Entry">value</text:p>
          </table:table-cell>
          <table:table-cell table:style-name="Table6.A2" office:value-type="string">
            <text:p text:style-name="Table_20_Entry">Feature setting value</text:p>
          </table:table-cell>
        </table:table-row>
        <table:table-row table:style-name="Table6.1">
          <table:table-cell table:style-name="Table6.A3" office:value-type="string">
            <text:p text:style-name="Table_20_Entry">USHORT</text:p>
          </table:table-cell>
          <table:table-cell table:style-name="Table6.A3" office:value-type="string">
            <text:p text:style-name="Table_20_Entry">label</text:p>
          </table:table-cell>
          <table:table-cell table:style-name="Table6.A3" office:value-type="string">
            <text:p text:style-name="Table_20_Entry">Index into name table for UI label</text:p>
          </table:table-cell>
        </table:table-row>
      </table:table>
      <text:p text:style-name="Table_20_Caption">Table 6: FeatureSettingDefn</text:p>
      <text:h text:style-name="P19" text:outline-level="1" text:is-list-header="true">Silf</text:h>
      <text:p text:style-name="Normal">The “<text:span text:style-name="Code">Silf</text:span>” table will be used for storing rules and actions for the various types of tables in a rendering description. The structure of the <text:span text:style-name="Code">Silf</text:span> table i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Type</text:p>
          </table:table-cell>
          <table:table-cell table:style-name="Table7.A1" office:value-type="string">
            <text:p text:style-name="P6">Name</text:p>
          </table:table-cell>
          <table:table-cell table:style-name="Table7.A1" office:value-type="string">
            <text:p text:style-name="P6">Description</text:p>
          </table:table-cell>
        </table:table-row>
        <table:table-row table:style-name="Table7.1">
          <table:table-cell table:style-name="Table7.A2" office:value-type="string">
            <text:p text:style-name="P10">FIXED</text:p>
          </table:table-cell>
          <table:table-cell table:style-name="Table7.A2" office:value-type="string">
            <text:p text:style-name="P10">version</text:p>
          </table:table-cell>
          <table:table-cell table:style-name="Table7.A2" office:value-type="string">
            <text:p text:style-name="P10">Table versoin: 00030000</text:p>
          </table:table-cell>
        </table:table-row>
        <table:table-row table:style-name="Table7.1">
          <table:table-cell table:style-name="Table7.A2" office:value-type="string">
            <text:p text:style-name="P10">FIXED</text:p>
          </table:table-cell>
          <table:table-cell table:style-name="Table7.A2" office:value-type="string">
            <text:p text:style-name="P10">compilerVersion</text:p>
          </table:table-cell>
          <table:table-cell table:style-name="Table7.A2" office:value-type="string">
            <text:p text:style-name="P10">Version of the compiler that generated this font (or more accurately, version of the engine semantics that is needed to run it)</text:p>
          </table:table-cell>
        </table:table-row>
        <table:table-row table:style-name="Table7.1">
          <table:table-cell table:style-name="Table7.A2" office:value-type="string">
            <text:p text:style-name="Table_20_Entry">USHORT</text:p>
          </table:table-cell>
          <table:table-cell table:style-name="Table7.A2" office:value-type="string">
            <text:p text:style-name="Table_20_Entry">numSub</text:p>
          </table:table-cell>
          <table:table-cell table:style-name="Table7.A2" office:value-type="string">
            <text:p text:style-name="P11">Number of SIL subtables</text:p>
          </table:table-cell>
        </table:table-row>
        <table:table-row table:style-name="Table7.1">
          <table:table-cell table:style-name="Table7.A2" office:value-type="string">
            <text:p text:style-name="Table_20_Entry">USHORT</text:p>
          </table:table-cell>
          <table:table-cell table:style-name="Table7.A2" office:value-type="string">
            <text:p text:style-name="Table_20_Entry">reserved</text:p>
          </table:table-cell>
          <table:table-cell table:style-name="Table7.A2" office:value-type="string">
            <text:p text:style-name="Table_20_Entry"/>
          </table:table-cell>
        </table:table-row>
        <table:table-row table:style-name="Table7.1">
          <table:table-cell table:style-name="Table7.A2" office:value-type="string">
            <text:p text:style-name="Table_20_Entry">ULONG</text:p>
          </table:table-cell>
          <table:table-cell table:style-name="Table7.A2" office:value-type="string">
            <text:p text:style-name="Table_20_Entry">offset[ ]</text:p>
          </table:table-cell>
          <table:table-cell table:style-name="Table7.A2" office:value-type="string">
            <text:p text:style-name="Table_20_Entry">Array of numSub offsets to the subtables relative to the start of this table</text:p>
          </table:table-cell>
        </table:table-row>
        <table:table-row table:style-name="Table7.1">
          <table:table-cell table:style-name="Table7.A7" office:value-type="string">
            <text:p text:style-name="P7">SIL_Sub</text:p>
          </table:table-cell>
          <table:table-cell table:style-name="Table7.A7" office:value-type="string">
            <text:p text:style-name="P7">tables[ ]</text:p>
          </table:table-cell>
          <table:table-cell table:style-name="Table7.A7" office:value-type="string">
            <text:p text:style-name="Table_20_Entry">Array of independent rendering description subtables</text:p>
          </table:table-cell>
        </table:table-row>
      </table:table>
      <text:p text:style-name="Table_20_Caption">Table 7: Silf</text:p>
      <text:p text:style-name="Normal">Since one TrueType file may hold multiple independent rendering descriptions, each rendering description is described in a subtable. The subtable contains all that is necessary to describe the rendering of one set of writing systems.</text:p>
      <text:p text:style-name="Normal"/>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Type</text:p>
          </table:table-cell>
          <table:table-cell table:style-name="Table8.A1" office:value-type="string">
            <text:p text:style-name="P6">Name</text:p>
          </table:table-cell>
          <table:table-cell table:style-name="Table8.A1" office:value-type="string">
            <text:p text:style-name="P6">Description</text:p>
          </table:table-cell>
        </table:table-row>
        <table:table-row table:style-name="Table8.1">
          <table:table-cell table:style-name="Table8.A2" office:value-type="string">
            <text:p text:style-name="P10">FIXED</text:p>
          </table:table-cell>
          <table:table-cell table:style-name="Table8.A2" office:value-type="string">
            <text:p text:style-name="P10">ruleVersion</text:p>
          </table:table-cell>
          <table:table-cell table:style-name="Table8.A2" office:value-type="string">
            <text:p text:style-name="P10">Version of <text:s/>stack-machine language used in rules</text:p>
          </table:table-cell>
        </table:table-row>
        <table:table-row table:style-name="Table8.1">
          <table:table-cell table:style-name="Table8.A2" office:value-type="string">
            <text:p text:style-name="P10">USHORT</text:p>
          </table:table-cell>
          <table:table-cell table:style-name="Table8.A2" office:value-type="string">
            <text:p text:style-name="P10">passOffset</text:p>
          </table:table-cell>
          <table:table-cell table:style-name="Table8.A2" office:value-type="string">
            <text:p text:style-name="P12">offset of oPasses[0] relative to start of sub-table</text:p>
          </table:table-cell>
        </table:table-row>
        <table:table-row table:style-name="Table8.1">
          <table:table-cell table:style-name="Table8.A2" office:value-type="string">
            <text:p text:style-name="P10">USHORT</text:p>
          </table:table-cell>
          <table:table-cell table:style-name="Table8.A2" office:value-type="string">
            <text:p text:style-name="P10">pseudosOffset</text:p>
          </table:table-cell>
          <table:table-cell table:style-name="Table8.A2" office:value-type="string">
            <text:p text:style-name="P10">offset of pMaps[0] relative to start of sub-table</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maxGlyphID</text:p>
          </table:table-cell>
          <table:table-cell table:style-name="Table8.A2" office:value-type="string">
            <text:p text:style-name="Table_20_Entry">Maximum valid glyph ID (including line-break &amp; pseudo-glyphs)</text:p>
          </table:table-cell>
        </table:table-row>
        <table:table-row table:style-name="Table8.1">
          <table:table-cell table:style-name="Table8.A2" office:value-type="string">
            <text:p text:style-name="Table_20_Entry">SHORT</text:p>
          </table:table-cell>
          <table:table-cell table:style-name="Table8.A2" office:value-type="string">
            <text:p text:style-name="Table_20_Entry">extraAscent</text:p>
          </table:table-cell>
          <table:table-cell table:style-name="Table8.A2" office:value-type="string">
            <text:p text:style-name="Table_20_Entry">Em-units to be added to the font’s ascent</text:p>
          </table:table-cell>
        </table:table-row>
        <table:table-row table:style-name="Table8.1">
          <table:table-cell table:style-name="Table8.A2" office:value-type="string">
            <text:p text:style-name="Table_20_Entry">SHORT</text:p>
          </table:table-cell>
          <table:table-cell table:style-name="Table8.A2" office:value-type="string">
            <text:p text:style-name="Table_20_Entry">extraDescent</text:p>
          </table:table-cell>
          <table:table-cell table:style-name="Table8.A2" office:value-type="string">
            <text:p text:style-name="Table_20_Entry">Em-units to be added to the font’s descent</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numPasses</text:p>
          </table:table-cell>
          <table:table-cell table:style-name="Table8.A2" office:value-type="string">
            <text:p text:style-name="Table_20_Entry">Number of rendering description passe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Subst</text:p>
          </table:table-cell>
          <table:table-cell table:style-name="Table8.A2" office:value-type="string">
            <text:p text:style-name="Table_20_Entry">Index of first substitution pas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Pos</text:p>
          </table:table-cell>
          <table:table-cell table:style-name="Table8.A2" office:value-type="string">
            <text:p text:style-name="P11">Index of first Positioning pas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Just</text:p>
          </table:table-cell>
          <table:table-cell table:style-name="Table8.A2" office:value-type="string">
            <text:p text:style-name="Table_20_Entry">Index of first Justification pass (= numPasses if no justification)</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Bidi</text:p>
          </table:table-cell>
          <table:table-cell table:style-name="Table8.A2" office:value-type="string">
            <text:p text:style-name="Table_20_Entry">Index of first pass after the bidi pass(must be &lt;= iPos); 0xFF implies no bidi pass</text:p>
          </table:table-cell>
        </table:table-row>
        <table:table-row table:style-name="Table8.1">
          <table:table-cell table:style-name="Table8.A2" office:value-type="string">
            <text:p text:style-name="P10">BYTE</text:p>
          </table:table-cell>
          <table:table-cell table:style-name="Table8.A2" office:value-type="string">
            <text:p text:style-name="P10">flags</text:p>
          </table:table-cell>
          <table:table-cell table:style-name="Table8.A2" office:value-type="string">
            <text:p text:style-name="P10">Bit 0: True (1) if there is any start-, end-, or cross-line contextualization; false (0) if line boundaries are irrelevant</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maxPreContext</text:p>
          </table:table-cell>
          <table:table-cell table:style-name="Table8.A2" office:value-type="string">
            <text:p text:style-name="Table_20_Entry">Max range for preceding cross-line-boundary contextualization</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maxPostContext</text:p>
          </table:table-cell>
          <table:table-cell table:style-name="Table8.A2" office:value-type="string">
            <text:p text:style-name="Table_20_Entry">Max range for following cross-line-boundary contextualization</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attrPsuedo</text:p>
          </table:table-cell>
          <table:table-cell table:style-name="Table8.A2" office:value-type="string">
            <text:p text:style-name="Table_20_Entry">Glyph attribute number that is used for actual glyph ID for a pseudo glyph</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attrBreakWeight</text:p>
          </table:table-cell>
          <table:table-cell table:style-name="Table8.A2" office:value-type="string">
            <text:p text:style-name="Table_20_Entry">Glyph attribute number of breakweight attribute</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attrDirectionality</text:p>
          </table:table-cell>
          <table:table-cell table:style-name="Table8.A2" office:value-type="string">
            <text:p text:style-name="Table_20_Entry">Glyph attribute number for directionality attribute</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ext:soft-page-break/>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ext:p text:style-name="Table_20_Entry"/>
          </table:table-cell>
          <table:table-cell table:style-name="Table8.A2" office:value-type="string">
            <text:p text:style-name="Table_20_Entry">numJLevels</text:p>
          </table:table-cell>
          <table:table-cell table:style-name="Table8.A2" office:value-type="string">
            <text:p text:style-name="Table_20_Entry">Number of justification levels; 0 if no justification</text:p>
          </table:table-cell>
        </table:table-row>
        <table:table-row table:style-name="Table8.1">
          <table:table-cell table:style-name="Table8.A2" office:value-type="string">
            <text:p text:style-name="Table_20_Entry">Justification-Level</text:p>
          </table:table-cell>
          <table:table-cell table:style-name="Table8.A2" office:value-type="string">
            <text:p text:style-name="Table_20_Entry">jLevels[ ]</text:p>
          </table:table-cell>
          <table:table-cell table:style-name="Table8.A2" office:value-type="string">
            <text:p text:style-name="Table_20_Entry">Justification information for each level.</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numLigComp</text:p>
          </table:table-cell>
          <table:table-cell table:style-name="Table8.A2" office:value-type="string">
            <text:p text:style-name="Table_20_Entry">Number of initial glyph attributes that represent ligature components</text:p>
          </table:table-cell>
        </table:table-row>
        <table:table-row table:style-name="Table8.1">
          <table:table-cell table:style-name="Table8.A2" office:value-type="string">
            <text:p text:style-name="P8">BYTE</text:p>
          </table:table-cell>
          <table:table-cell table:style-name="Table8.A2" office:value-type="string">
            <text:p text:style-name="P8">numUserDefn</text:p>
          </table:table-cell>
          <table:table-cell table:style-name="Table8.A2" office:value-type="string">
            <text:p text:style-name="Table_20_Entry">Number of user-defined slot attribute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maxCompPerLig</text:p>
          </table:table-cell>
          <table:table-cell table:style-name="Table8.A2" office:value-type="string">
            <text:p text:style-name="Table_20_Entry">Maximum number of components per ligature</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direction</text:p>
          </table:table-cell>
          <table:table-cell table:style-name="Table8.A2" office:value-type="string">
            <text:p text:style-name="Table_20_Entry">Supported direction(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numCritFeatures</text:p>
          </table:table-cell>
          <table:table-cell table:style-name="Table8.A2" office:value-type="string">
            <text:p text:style-name="Table_20_Entry">Number of critical features</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critFeatures[ ]</text:p>
          </table:table-cell>
          <table:table-cell table:style-name="Table8.A2" office:value-type="string">
            <text:p text:style-name="Table_20_Entry">Array of critical feature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P8">BYTE</text:p>
          </table:table-cell>
          <table:table-cell table:style-name="Table8.A2" office:value-type="string">
            <text:p text:style-name="P8">numScriptTag</text:p>
          </table:table-cell>
          <table:table-cell table:style-name="Table8.A2" office:value-type="string">
            <text:p text:style-name="Table_20_Entry">Number of scripts this subtable supports</text:p>
          </table:table-cell>
        </table:table-row>
        <table:table-row table:style-name="Table8.1">
          <table:table-cell table:style-name="Table8.A2" office:value-type="string">
            <text:p text:style-name="P8">ULONG</text:p>
          </table:table-cell>
          <table:table-cell table:style-name="Table8.A2" office:value-type="string">
            <text:p text:style-name="Table_20_Entry">scriptTag[ ]</text:p>
          </table:table-cell>
          <table:table-cell table:style-name="Table8.A2" office:value-type="string">
            <text:p text:style-name="Table_20_Entry">Array of numScriptTag script tags</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lbGID</text:p>
          </table:table-cell>
          <table:table-cell table:style-name="Table8.A2" office:value-type="string">
            <text:p text:style-name="Table_20_Entry">Glyph ID for line-break psuedo-glyph</text:p>
          </table:table-cell>
        </table:table-row>
        <table:table-row table:style-name="Table8.1">
          <table:table-cell table:style-name="Table8.A2" office:value-type="string">
            <text:p text:style-name="Table_20_Entry">ULONG</text:p>
          </table:table-cell>
          <table:table-cell table:style-name="Table8.A2" office:value-type="string">
            <text:p text:style-name="Table_20_Entry">oPasses[ ]</text:p>
          </table:table-cell>
          <table:table-cell table:style-name="Table8.A2" office:value-type="string">
            <text:p text:style-name="Table_20_Entry">Offets to passes relative to the start of this subtable; numPasses + 1 of these</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numPseudo</text:p>
          </table:table-cell>
          <table:table-cell table:style-name="Table8.A2" office:value-type="string">
            <text:p text:style-name="Table_20_Entry">Number of Unicode -&gt; pseudo-glyph mappings</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searchPseudo</text:p>
          </table:table-cell>
          <table:table-cell table:style-name="Table8.A2" office:value-type="string">
            <text:p text:style-name="Table_20_Entry">(max power of 2 &lt;= numPseudo) * sizeof(PseudoMap)</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pseudoSelector</text:p>
          </table:table-cell>
          <table:table-cell table:style-name="Table8.A2" office:value-type="string">
            <text:p text:style-name="Table_20_Entry">log<text:span text:style-name="T6">2</text:span>(max power of 2&lt;= numPseudo)</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pseudoShift</text:p>
          </table:table-cell>
          <table:table-cell table:style-name="Table8.A2" office:value-type="string">
            <text:p text:style-name="Table_20_Entry">numPseudo - searchPseudo</text:p>
          </table:table-cell>
        </table:table-row>
        <table:table-row table:style-name="Table8.1">
          <table:table-cell table:style-name="Table8.A2" office:value-type="string">
            <text:p text:style-name="Table_20_Entry">PseudoMap</text:p>
          </table:table-cell>
          <table:table-cell table:style-name="Table8.A2" office:value-type="string">
            <text:p text:style-name="Table_20_Entry">pMaps[ ]</text:p>
          </table:table-cell>
          <table:table-cell table:style-name="Table8.A2" office:value-type="string">
            <text:p text:style-name="Table_20_Entry">Mappings between Unicode and pseudo-glyphs in order of Unicode</text:p>
          </table:table-cell>
        </table:table-row>
        <table:table-row table:style-name="Table8.1">
          <table:table-cell table:style-name="Table8.A2" office:value-type="string">
            <text:p text:style-name="Table_20_Entry">ClassMap</text:p>
          </table:table-cell>
          <table:table-cell table:style-name="Table8.A2" office:value-type="string">
            <text:p text:style-name="Table_20_Entry">classes</text:p>
          </table:table-cell>
          <table:table-cell table:style-name="Table8.A2" office:value-type="string">
            <text:p text:style-name="Table_20_Entry">Classes object storing replacement classes used in actions</text:p>
          </table:table-cell>
        </table:table-row>
        <table:table-row table:style-name="Table8.1">
          <table:table-cell table:style-name="Table8.A44" office:value-type="string">
            <text:p text:style-name="P7">SIL_Pass</text:p>
          </table:table-cell>
          <table:table-cell table:style-name="Table8.A44" office:value-type="string">
            <text:p text:style-name="P7">passes[ ]</text:p>
          </table:table-cell>
          <table:table-cell table:style-name="Table8.A44" office:value-type="string">
            <text:p text:style-name="Table_20_Entry">Array of passes</text:p>
          </table:table-cell>
        </table:table-row>
      </table:table>
      <text:p text:style-name="Table_20_Caption">Table 8: SIL_Sub</text:p>
      <text:p text:style-name="Normal">Each justification level has several glyph attributes associated with i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Type</text:p>
          </table:table-cell>
          <table:table-cell table:style-name="Table9.A1" office:value-type="string">
            <text:p text:style-name="P6">Name</text:p>
          </table:table-cell>
          <table:table-cell table:style-name="Table9.A1" office:value-type="string">
            <text:p text:style-name="P6">Description</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Stretch</text:p>
          </table:table-cell>
          <table:table-cell table:style-name="Table9.A2" office:value-type="string">
            <text:p text:style-name="Table_20_Entry">Glyph attribute number for justify.X.stretch</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Shrink</text:p>
          </table:table-cell>
          <table:table-cell table:style-name="Table9.A2" office:value-type="string">
            <text:p text:style-name="Table_20_Entry">Glyph attribute number for justify.X.shrink</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Step</text:p>
          </table:table-cell>
          <table:table-cell table:style-name="Table9.A2" office:value-type="string">
            <text:p text:style-name="P11">Glyph attribute number for justify.X.step</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Weight</text:p>
          </table:table-cell>
          <table:table-cell table:style-name="Table9.A2" office:value-type="string">
            <text:p text:style-name="Table_20_Entry">Glyph attribute number for justify.X.weight</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runto</text:p>
          </table:table-cell>
          <table:table-cell table:style-name="Table9.A2" office:value-type="string">
            <text:p text:style-name="Table_20_Entry">Which level starts the next stage</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reserved</text:p>
          </table:table-cell>
          <table:table-cell table:style-name="Table9.A2" office:value-type="string">
            <text:p text:style-name="Table_20_Entry"/>
          </table:table-cell>
        </table:table-row>
        <table:table-row table:style-name="Table9.1">
          <table:table-cell table:style-name="Table9.A2" office:value-type="string">
            <text:p text:style-name="Table_20_Entry">BYTE</text:p>
          </table:table-cell>
          <table:table-cell table:style-name="Table9.A2" office:value-type="string">
            <text:p text:style-name="Table_20_Entry">reserved</text:p>
          </table:table-cell>
          <table:table-cell table:style-name="Table9.A2" office:value-type="string">
            <text:p text:style-name="Table_20_Entry"/>
          </table:table-cell>
        </table:table-row>
        <table:table-row table:style-name="Table9.1">
          <table:table-cell table:style-name="Table9.A9" office:value-type="string">
            <text:p text:style-name="Table_20_Entry">BYTE</text:p>
          </table:table-cell>
          <table:table-cell table:style-name="Table9.A9" office:value-type="string">
            <text:p text:style-name="Table_20_Entry">reserved</text:p>
          </table:table-cell>
          <table:table-cell table:style-name="Table9.A9" office:value-type="string">
            <text:p text:style-name="Table_20_Entry"/>
          </table:table-cell>
        </table:table-row>
      </table:table>
      <text:p text:style-name="Table_20_Caption">Table 9: JustificationLevel</text:p>
      <text:p text:style-name="Normal"><text:soft-page-break/>A pseudo-glyph is a glyph which contains no font metrics (it has a GID greater than the numGlyphs entry in the maxp table) but is used in the rendering process. Each pseudo-glyph has an attribute which is the glyph ID of a real glyph which will be used to actually render the glyph. The pseudo-glyph map contains a mapping between Unicode and pseudo-glyph number:</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Type</text:p>
          </table:table-cell>
          <table:table-cell table:style-name="Table10.A1" office:value-type="string">
            <text:p text:style-name="P3">Name</text:p>
          </table:table-cell>
          <table:table-cell table:style-name="Table10.A1" office:value-type="string">
            <text:p text:style-name="P3">Description</text:p>
          </table:table-cell>
        </table:table-row>
        <table:table-row table:style-name="Table10.1">
          <table:table-cell table:style-name="Table10.A2" office:value-type="string">
            <text:p text:style-name="P2">ULONG</text:p>
          </table:table-cell>
          <table:table-cell table:style-name="Table10.A2" office:value-type="string">
            <text:p text:style-name="P2">unicode</text:p>
          </table:table-cell>
          <table:table-cell table:style-name="Table10.A2" office:value-type="string">
            <text:p text:style-name="P2">Unicode codepoint</text:p>
          </table:table-cell>
        </table:table-row>
        <table:table-row table:style-name="Table10.1">
          <table:table-cell table:style-name="Table10.A3" office:value-type="string">
            <text:p text:style-name="Table_20_Entry">USHORT</text:p>
          </table:table-cell>
          <table:table-cell table:style-name="Table10.A3" office:value-type="string">
            <text:p text:style-name="Table_20_Entry">nPseudo</text:p>
          </table:table-cell>
          <table:table-cell table:style-name="Table10.A3" office:value-type="string">
            <text:p text:style-name="Table_20_Entry">Glyph ID of pseudo-glyph</text:p>
          </table:table-cell>
        </table:table-row>
      </table:table>
      <text:p text:style-name="Table_20_Caption">Table 10: PseudoMap</text:p>
      <text:p text:style-name="Normal">The ClassMap stores the replacement class information for the passes in this description. Replacement classes are used during substitution where a glyph ID is looked up in one class and the glyph ID at the corresponding index in another class is substituted. The difficulty with the storage of such classes is in looking up a glyph ID in an arbitrarily ordered list. One approach is to use a linear search; this is very slow, but is stored very simply. Another approach is to order the glyphs in the class and to store the index against the glyph. Both approaches are supported in the ClassMap table structure:</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Type</text:p>
          </table:table-cell>
          <table:table-cell table:style-name="Table11.A1" office:value-type="string">
            <text:p text:style-name="P6">Name</text:p>
          </table:table-cell>
          <table:table-cell table:style-name="Table11.A1" office:value-type="string">
            <text:p text:style-name="P6">Description</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numClass</text:p>
          </table:table-cell>
          <table:table-cell table:style-name="Table11.A2" office:value-type="string">
            <text:p text:style-name="Table_20_Entry">Number of replacement classes</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numLinear</text:p>
          </table:table-cell>
          <table:table-cell table:style-name="Table11.A2" office:value-type="string">
            <text:p text:style-name="Table_20_Entry">Number of linearly stored replacement classes</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oClass[ ]</text:p>
          </table:table-cell>
          <table:table-cell table:style-name="Table11.A2" office:value-type="string">
            <text:p text:style-name="P11">Array of numClass + 1 offsets to class arrays from the beginning of the class map</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glyphs[ ]</text:p>
          </table:table-cell>
          <table:table-cell table:style-name="Table11.A2" office:value-type="string">
            <text:p text:style-name="Table_20_Entry">Glyphs for linear classes</text:p>
          </table:table-cell>
        </table:table-row>
        <table:table-row table:style-name="Table11.1">
          <table:table-cell table:style-name="Table11.A6" office:value-type="string">
            <text:p text:style-name="Table_20_Entry">LookupClass</text:p>
          </table:table-cell>
          <table:table-cell table:style-name="Table11.A6" office:value-type="string">
            <text:p text:style-name="Table_20_Entry">lookups[ ]</text:p>
          </table:table-cell>
          <table:table-cell table:style-name="Table11.A6" office:value-type="string">
            <text:p text:style-name="Table_20_Entry">An array of numClass – numLinear lookups</text:p>
          </table:table-cell>
        </table:table-row>
      </table:table>
      <text:p text:style-name="Table_20_Caption">Table 11: ClassMap</text:p>
      <text:p text:style-name="Normal">The LookupClass stores a fast lookup association between glyph ID and index. Each lookup consists of an ordered list of glyph IDs with the corresponding index for that glyph. The number of elements in the lookup is specified by numIds along with a search Range and shift to initialize a fast binary search engin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Type</text:p>
          </table:table-cell>
          <table:table-cell table:style-name="Table12.A1" office:value-type="string">
            <text:p text:style-name="P6">Name</text:p>
          </table:table-cell>
          <table:table-cell table:style-name="Table12.A1" office:value-type="string">
            <text:p text:style-name="P6">Description</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numIDs</text:p>
          </table:table-cell>
          <table:table-cell table:style-name="Table12.A2" office:value-type="string">
            <text:p text:style-name="Table_20_Entry">Number of elements in the lookup</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searchRange</text:p>
          </table:table-cell>
          <table:table-cell table:style-name="Table12.A2" office:value-type="string">
            <text:p text:style-name="Table_20_Entry">(max power of 2&lt;= numIDs) * 4</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entrySelector</text:p>
          </table:table-cell>
          <table:table-cell table:style-name="Table12.A2" office:value-type="string">
            <text:p text:style-name="P9">log<text:span text:style-name="T6">2</text:span>(max power of 2&lt;= numIDs)</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rangeShift</text:p>
          </table:table-cell>
          <table:table-cell table:style-name="Table12.A2" office:value-type="string">
            <text:p text:style-name="Table_20_Entry">numIds*4 – searchRange</text:p>
          </table:table-cell>
        </table:table-row>
        <table:table-row table:style-name="Table12.1">
          <table:table-cell table:style-name="Table12.A6" office:value-type="string">
            <text:p text:style-name="Table_20_Entry">LookupPair</text:p>
          </table:table-cell>
          <table:table-cell table:style-name="Table12.A6" office:value-type="string">
            <text:p text:style-name="Table_20_Entry">lookups[ ]</text:p>
          </table:table-cell>
          <table:table-cell table:style-name="Table12.A6" office:value-type="string">
            <text:p text:style-name="Table_20_Entry">lookups; there are numIDs of these</text:p>
          </table:table-cell>
        </table:table-row>
      </table:table>
      <text:p text:style-name="Table_20_Caption">Table 12: LookupClass</text:p>
      <text:p text:style-name="Normal">Each element in the lookup consists of a glyphId and the corresponding index in the original ordered lis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ype</text:p>
          </table:table-cell>
          <table:table-cell table:style-name="Table13.A1" office:value-type="string">
            <text:p text:style-name="P6">Name</text:p>
          </table:table-cell>
          <table:table-cell table:style-name="Table13.A1" office:value-type="string">
            <text:p text:style-name="P3">Description</text:p>
          </table:table-cell>
        </table:table-row>
        <table:table-row table:style-name="Table13.1">
          <table:table-cell table:style-name="Table13.A2" office:value-type="string">
            <text:p text:style-name="Table_20_Entry">USHORT</text:p>
          </table:table-cell>
          <table:table-cell table:style-name="Table13.A2" office:value-type="string">
            <text:p text:style-name="Table_20_Entry">glyphId</text:p>
          </table:table-cell>
          <table:table-cell table:style-name="Table13.A2" office:value-type="string">
            <text:p text:style-name="Table_20_Entry">glyph ID to be compared</text:p>
          </table:table-cell>
        </table:table-row>
        <table:table-row table:style-name="Table13.1">
          <table:table-cell table:style-name="Table13.A3" office:value-type="string">
            <text:p text:style-name="Table_20_Entry">USHORT</text:p>
          </table:table-cell>
          <table:table-cell table:style-name="Table13.A3" office:value-type="string">
            <text:p text:style-name="Table_20_Entry">index</text:p>
          </table:table-cell>
          <table:table-cell table:style-name="Table13.A3" office:value-type="string">
            <text:p text:style-name="Table_20_Entry">index corresponding to this glyph ID in ordered list</text:p>
          </table:table-cell>
        </table:table-row>
      </table:table>
      <text:p text:style-name="Table_20_Caption">Table 13:LookupPair</text:p>
      <text:p text:style-name="heading_20_3"><text:soft-page-break/>Pass</text:p>
      <text:p text:style-name="Normal">Each processing pass consists of a finite state machine description for rule finding, and the actions that are executed when a rule is matched.</text:p>
      <text:p text:style-name="Norma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Type</text:p>
          </table:table-cell>
          <table:table-cell table:style-name="Table14.A1" office:value-type="string">
            <text:p text:style-name="P6">Name</text:p>
          </table:table-cell>
          <table:table-cell table:style-name="Table14.A1" office:value-type="string">
            <text:p text:style-name="P6">Description</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flags</text:p>
          </table:table-cell>
          <table:table-cell table:style-name="Table14.A2" office:value-type="string">
            <text:p text:style-name="Table_20_Entry">bit 0 – This pass makes no change to the slot stream</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RuleLoop</text:p>
          </table:table-cell>
          <table:table-cell table:style-name="Table14.A2" office:value-type="string">
            <text:p text:style-name="P11">MaxRuleLoop for this pas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RuleContext</text:p>
          </table:table-cell>
          <table:table-cell table:style-name="Table14.A2" office:value-type="string">
            <text:p text:style-name="Table_20_Entry">Number of slots of input needed to run this pas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Backup</text:p>
          </table:table-cell>
          <table:table-cell table:style-name="Table14.A2" office:value-type="string">
            <text:p text:style-name="Table_20_Entry">Number of slots by which the following pass needs to trail this pass (ie, the maximum this pass is allowed to back up)</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Rules</text:p>
          </table:table-cell>
          <table:table-cell table:style-name="Table14.A2" office:value-type="string">
            <text:p text:style-name="Table_20_Entry">Number of action code blocks</text:p>
          </table:table-cell>
        </table:table-row>
        <table:table-row table:style-name="Table14.1">
          <table:table-cell table:style-name="Table14.A2" office:value-type="string">
            <text:p text:style-name="P10">USHORT</text:p>
          </table:table-cell>
          <table:table-cell table:style-name="Table14.A2" office:value-type="string">
            <text:p text:style-name="P10">fsmOffset</text:p>
          </table:table-cell>
          <table:table-cell table:style-name="Table14.A2" office:value-type="string">
            <text:p text:style-name="P10">offset to numRows relative to the beginning of the SIL_Pass block</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pcCode</text:p>
          </table:table-cell>
          <table:table-cell table:style-name="Table14.A2" office:value-type="string">
            <text:p text:style-name="P11">Offset to start of pass constraint code from start of subtable (*passConstraints[0]*)</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rcCode</text:p>
          </table:table-cell>
          <table:table-cell table:style-name="Table14.A2" office:value-type="string">
            <text:p text:style-name="Table_20_Entry">Offset to start of rule constraint code from start of subtable (*ruleConstraints[0]*)</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aCode</text:p>
          </table:table-cell>
          <table:table-cell table:style-name="Table14.A2" office:value-type="string">
            <text:p text:style-name="Table_20_Entry">Offset to start of action code relative to start of subtable (*actions[0]*)</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oDebug</text:p>
          </table:table-cell>
          <table:table-cell table:style-name="Table14.A2" office:value-type="string">
            <text:p text:style-name="Table_20_Entry">Offset to debug arrays (*dActions[0]*); equals 0 if debug stripped</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Rows</text:p>
          </table:table-cell>
          <table:table-cell table:style-name="Table14.A2" office:value-type="string">
            <text:p text:style-name="Table_20_Entry">Number of FSM state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Transitional</text:p>
          </table:table-cell>
          <table:table-cell table:style-name="Table14.A2" office:value-type="string">
            <text:p text:style-name="Table_20_Entry">Number of transitional states in the FSM (length of *states* matrix)</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Success</text:p>
          </table:table-cell>
          <table:table-cell table:style-name="Table14.A2" office:value-type="string">
            <text:p text:style-name="Table_20_Entry">Number of success states in the FSM (size of *oRuleMap* array)</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Columns</text:p>
          </table:table-cell>
          <table:table-cell table:style-name="Table14.A2" office:value-type="string">
            <text:p text:style-name="Table_20_Entry">Number of FSM column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Range</text:p>
          </table:table-cell>
          <table:table-cell table:style-name="Table14.A2" office:value-type="string">
            <text:p text:style-name="Table_20_Entry">Number of contiguous glyph ID ranges which map to column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searchRange</text:p>
          </table:table-cell>
          <table:table-cell table:style-name="Table14.A2" office:value-type="string">
            <text:p text:style-name="Table_20_Entry">(maximum power of 2 &lt;= numRange) </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entrySelector</text:p>
          </table:table-cell>
          <table:table-cell table:style-name="Table14.A2" office:value-type="string">
            <text:p text:style-name="Table_20_Entry">log<text:span text:style-name="T6">2</text:span>(maximum power of 2 &lt;= numRang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rangeShift</text:p>
          </table:table-cell>
          <table:table-cell table:style-name="Table14.A2" office:value-type="string">
            <text:p text:style-name="Table_20_Entry">numRange - searchRange</text:p>
          </table:table-cell>
        </table:table-row>
        <table:table-row table:style-name="Table14.1">
          <table:table-cell table:style-name="Table14.A2" office:value-type="string">
            <text:p text:style-name="Table_20_Entry">Pass_Range</text:p>
          </table:table-cell>
          <table:table-cell table:style-name="Table14.A2" office:value-type="string">
            <text:p text:style-name="Table_20_Entry">ranges[ ]</text:p>
          </table:table-cell>
          <table:table-cell table:style-name="Table14.A2" office:value-type="string">
            <text:p text:style-name="Table_20_Entry">Ranges of glyph IDs for this FSM; *numRanges* of thes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oRuleMap[ ]</text:p>
          </table:table-cell>
          <table:table-cell table:style-name="Table14.A2" office:value-type="string">
            <text:p text:style-name="Table_20_Entry">Maps from success state to the offset into the ruleMap array from start of array. First item corresponds to state # (numRows – numSuccess); ie, non-success states are omitted. [0xFFFF implies rule number is equal to state number (i.e. no entry in ruleMap) – NOT IMPLEMENTED]</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ruleMap[ ]</text:p>
          </table:table-cell>
          <table:table-cell table:style-name="Table14.A2" office:value-type="string">
            <text:p text:style-name="Table_20_Entry">Array of rule numbers corresponding to an success state number</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inRulePreContext</text:p>
          </table:table-cell>
          <table:table-cell table:style-name="Table14.A2" office:value-type="string">
            <text:p text:style-name="Table_20_Entry">Minimum number of items in any rule’s context before the first modified rule item</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RulePreContext</text:p>
          </table:table-cell>
          <table:table-cell table:style-name="Table14.A2" office:value-type="string">
            <text:p text:style-name="P11">Maximum number of items in any rule’s context before the first modified rule item</text:p>
          </table:table-cell>
        </table:table-row>
        <table:table-row table:style-name="Table14.1">
          <table:table-cell table:style-name="Table14.A2" office:value-type="string">
            <text:p text:style-name="Table_20_Entry">SHORT</text:p>
          </table:table-cell>
          <table:table-cell table:style-name="Table14.A2" office:value-type="string">
            <text:p text:style-name="Table_20_Entry">startStates[ ]</text:p>
          </table:table-cell>
          <table:table-cell table:style-name="Table14.A2" office:value-type="string">
            <text:p text:style-name="Table_20_Entry">Array of size (maxRulePreContext – minRulePreContext + 1), indicating the start state in the state machine based on how many pre-context items a rule ha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ruleSortKeys[ ]</text:p>
          </table:table-cell>
          <table:table-cell table:style-name="Table14.A2" office:value-type="string">
            <text:p text:style-name="P11">Array of *numRules* sort keys, indicating precedence of rule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ulePreContext[ ]</text:p>
          </table:table-cell>
          <table:table-cell table:style-name="Table14.A2" office:value-type="string">
            <text:p text:style-name="Table_20_Entry">Array of *numRules* items indicating the number of items in the context before the first modified item, one for each rule</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eserved</text:p>
          </table:table-cell>
          <table:table-cell table:style-name="Table14.A2" office:value-type="string">
            <text:p text:style-name="Table_20_Entry"/>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pConstraint</text:p>
          </table:table-cell>
          <table:table-cell table:style-name="Table14.A2" office:value-type="string">
            <text:p text:style-name="Table_20_Entry">Length of passConstraint block</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oConstraints[ ]</text:p>
          </table:table-cell>
          <table:table-cell table:style-name="Table14.A2" office:value-type="string">
            <text:p text:style-name="Table_20_Entry">numRules + 1 offsets to constraint code blocks relative to *rcCode* and start of subtable (ie, relative to the constraint block itself)</text:p>
          </table:table-cell>
        </table:table-row>
        <text:soft-page-break/>
        <table:table-row table:style-name="Table14.1">
          <table:table-cell table:style-name="Table14.A2" office:value-type="string">
            <text:p text:style-name="Table_20_Entry">USHORT</text:p>
          </table:table-cell>
          <table:table-cell table:style-name="Table14.A2" office:value-type="string">
            <text:p text:style-name="Table_20_Entry">oActions[ ]</text:p>
          </table:table-cell>
          <table:table-cell table:style-name="Table14.A2" office:value-type="string">
            <text:p text:style-name="Table_20_Entry">numRules + 1 offsets to action code blocks relative to *aCode* and start of subtable (ie, relative to the action block itself)</text:p>
          </table:table-cell>
        </table:table-row>
        <table:table-row table:style-name="Table14.1">
          <table:table-cell table:style-name="Table14.A2" office:value-type="string">
            <text:p text:style-name="Table_20_Entry">SHORT</text:p>
          </table:table-cell>
          <table:table-cell table:style-name="Table14.A2" office:value-type="string">
            <text:p text:style-name="Table_20_Entry">stateTrans[ ][ ]</text:p>
          </table:table-cell>
          <table:table-cell table:style-name="Table14.A2" office:value-type="string">
            <text:p text:style-name="Table_20_Entry">Array of *numTransitional* rows of *numColumns* state transition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eserved</text:p>
          </table:table-cell>
          <table:table-cell table:style-name="Table14.A2" office:value-type="string">
            <text:p text:style-name="Table_20_Entry"/>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passConstraints[ ]</text:p>
          </table:table-cell>
          <table:table-cell table:style-name="Table14.A2" office:value-type="string">
            <text:p text:style-name="Table_20_Entry">Sequences of constraint code for pass-level constraint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uleConstraints[ ]</text:p>
          </table:table-cell>
          <table:table-cell table:style-name="Table14.A2" office:value-type="string">
            <text:p text:style-name="Table_20_Entry">Sequences of constraint code for rule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actions[ ]</text:p>
          </table:table-cell>
          <table:table-cell table:style-name="Table14.A2" office:value-type="string">
            <text:p text:style-name="Table_20_Entry">Sequences of action cod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dActions[ ]</text:p>
          </table:table-cell>
          <table:table-cell table:style-name="Table14.A2" office:value-type="string">
            <text:p text:style-name="Table_20_Entry">Name index for each action for documentation purposes. 0 = stripped<text:span text:style-name="footnote_20_reference"><text:note text:id="ftn1" text:note-class="footnote"><text:note-citation>1</text:note-citation><text:note-body><text:p text:style-name="footnote_20_text"><text:s/>Should debug tables go at the end, and be marked via a flag as per Gloc?</text:p></text:note-body></text:note></text:span>. numRules of thes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dStates[ ]</text:p>
          </table:table-cell>
          <table:table-cell table:style-name="Table14.A2" office:value-type="string">
            <text:p text:style-name="Table_20_Entry">Name index for each intermediateFSM row/state for debugging. 0 = stripped. <text:s/>Corresponds to the last numRows – numRules</text:p>
          </table:table-cell>
        </table:table-row>
        <table:table-row table:style-name="Table14.1">
          <table:table-cell table:style-name="Table14.A39" office:value-type="string">
            <text:p text:style-name="Table_20_Entry">USHORT</text:p>
          </table:table-cell>
          <table:table-cell table:style-name="Table14.A39" office:value-type="string">
            <text:p text:style-name="Table_20_Entry">dCols[ ]</text:p>
          </table:table-cell>
          <table:table-cell table:style-name="Table14.A39" office:value-type="string">
            <text:p text:style-name="Table_20_Entry">Name index for each state (numRows of these)</text:p>
          </table:table-cell>
        </table:table-row>
      </table:table>
      <text:p text:style-name="Table_20_Caption">Table 14: SIL_Pass</text:p>
      <text:p text:style-name="Normal">Notice that the ranges array has fast lookup information on the front to allow for the quick identification of which range a particular glyph ID is in. Each range consists of the first and last glyph ID in the range.</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Type</text:p>
          </table:table-cell>
          <table:table-cell table:style-name="Table15.A1" office:value-type="string">
            <text:p text:style-name="P3">Name</text:p>
          </table:table-cell>
          <table:table-cell table:style-name="Table15.A1" office:value-type="string">
            <text:p text:style-name="P3">Description</text:p>
          </table:table-cell>
        </table:table-row>
        <table:table-row table:style-name="Table15.1">
          <table:table-cell table:style-name="Table15.A2" office:value-type="string">
            <text:p text:style-name="P2">USHORT</text:p>
          </table:table-cell>
          <table:table-cell table:style-name="Table15.A2" office:value-type="string">
            <text:p text:style-name="P2">firstId</text:p>
          </table:table-cell>
          <table:table-cell table:style-name="Table15.A2" office:value-type="string">
            <text:p text:style-name="P2">First Glyph ID in the range</text:p>
          </table:table-cell>
        </table:table-row>
        <table:table-row table:style-name="Table15.1">
          <table:table-cell table:style-name="Table15.A2" office:value-type="string">
            <text:p text:style-name="P2">USHORT</text:p>
          </table:table-cell>
          <table:table-cell table:style-name="Table15.A2" office:value-type="string">
            <text:p text:style-name="P2">lastId</text:p>
          </table:table-cell>
          <table:table-cell table:style-name="Table15.A2" office:value-type="string">
            <text:p text:style-name="P2">Last Glyph ID in the range</text:p>
          </table:table-cell>
        </table:table-row>
        <table:table-row table:style-name="Table15.1">
          <table:table-cell table:style-name="Table15.A4" office:value-type="string">
            <text:p text:style-name="Table_20_Entry">USHORT</text:p>
          </table:table-cell>
          <table:table-cell table:style-name="Table15.A4" office:value-type="string">
            <text:p text:style-name="Table_20_Entry">colId</text:p>
          </table:table-cell>
          <table:table-cell table:style-name="Table15.A4" office:value-type="string">
            <text:p text:style-name="Table_20_Entry">Column index for this range</text:p>
          </table:table-cell>
        </table:table-row>
      </table:table>
      <text:p text:style-name="Table_20_Caption">Table 15: Pass_Range</text:p>
      <text:p text:style-name="heading_20_3">Pass Contents</text:p>
      <text:p text:style-name="Normal">A pass contains a Finite State Machine (FSM) which is used to match input strings to rules. It also contains constraints for further testing whether a matched string should fire, and it contains the action code to execute against the matched string.</text:p>
      <text:p text:style-name="Normal">The FSM consists of a set of states. A state consists of a row of transitions between that state and another state dependent upon the next glyph in the input stream. Each state may be an acceptance state, in which case it corresponds to a rule match, or a transition state, in which case the state is on the way to matching a rule, or both. <text:s/>A null state transition is one in which the occurrence of this particular class of the following glyph, will result in no extension of a rule match anywhere, just fail on all further searching. A final state is one in which all its transitions are null transitions.</text:p>
      <text:p text:style-name="Normal">Note that the <text:span text:style-name="Code">stateTrans</text:span> array only needs to represent transitional states, not final states. Similarly, the <text:span text:style-name="Code">oRuleMap</text:span> array only needs entries for acceptance states (whether final or transitional). For this reason the FSM is set up (conceptually) in the following order: transitional non-accepting states first, followed by transitional accepting states, followed by final (accepting) states.</text:p>
      <text:p text:style-name="Normal">Note also that because there may be more than one matched rule for a given state, <text:span text:style-name="Code">oRuleMap</text:span> indicates a list of rule indices in the <text:span text:style-name="Code">ruleMap</text:span> array; <text:span text:style-name="Code">oRuleMap[i+1] – oRuleMap[i]</text:span> indicates how many there are for state i.</text:p>
      <text:p text:style-name="Normal">Normally the start state for an FSM is zero. But for each pass there is the idea of a “pre-context,” that is, there are slots that need to be taken into consideration in the rule-matching process that are before the current position of the input stream. If we are very near the beginning of the input, <text:soft-page-break/>we may need to adjust by skipping some states, which corresponds to skipping the “pre-context” slots that not present due to being prior to the beginning of the input. <text:s/>This is what the <text:span text:style-name="Code">maxRulePreContext</text:span>, <text:span text:style-name="Code">minRulePreContext</text:span>, and <text:span text:style-name="Code">startStates</text:span> items are used for. Specifically, we need to skip the number of transitions equal to the difference between the <text:span text:style-name="Code">maxRulePreContext</text:span> and the current stream position, if greater than zero. The <text:span text:style-name="Code">startStates</text:span> array indicates what the adjusted start state should be. If the current input position is less than <text:span text:style-name="Code">minRulePreContext</text:span>, no rule will match at all.</text:p>
      <text:p text:style-name="Normal">Rules are matched in order of length, so that longest rules are given precedence over shorter rules. However, the length of some rules may have been adjusted to allow for a consistent “pre-context” for all rules, so the number of matched states in the FSM may not correspond to the actual number of matched items in the rule. For this reason, it is not adequate to simply order rules based on the number of traversed states in the FSM. Rather, rules are given sort keys indicating their precedence, which is based primarily on the length of the rule and secondarily on its original position within the source code.</text:p>
      <text:p text:style-name="Normal">The FSM engine keeps track of all the acceptance states it passes through on its path to a final state. This results in a list of rules matched by the string sorted by precedence. The engine takes the first rule index off the list and looks up the offset to some constraint code. This code is executed and if the constraint passes, then the action code associated with that offset is executed and the FSM restarts at the returned slot position. If the constraint fails, then the FSM considers the next-preferred rule, tests that constraint, and so forth. If no accepting state is found or all rules fail their constraints, then no rule applies, in which case a single glyph is put into the output stream and the current position advances by one slot.</text:p>
      <text:p text:style-name="Normal">The action strings are simply byte strings of actions, much like hinting code, but using a completely different language. (See “Stack Machine Commands.doc”.)</text:p>
      <text:h text:style-name="heading_20_2" text:outline-level="1" text:is-list-header="true">Sile</text:h>
      <text:p text:style-name="Normal">This table is used in Graphite table files that rely on an external font for rendering of the glyphs. When this table is present, the Graphite file is in effect a minimal font that contains information about the actual font to use in rendering. This information is stored in the Sile table.</text:p>
      <text:p text:style-name="Normal">This table is new as of version 2.</text:p>
      <text:p text:style-name="Norma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Type</text:p>
          </table:table-cell>
          <table:table-cell table:style-name="Table16.A1" office:value-type="string">
            <text:p text:style-name="P6">Name</text:p>
          </table:table-cell>
          <table:table-cell table:style-name="Table16.A1" office:value-type="string">
            <text:p text:style-name="P6">Description</text:p>
          </table:table-cell>
        </table:table-row>
        <table:table-row table:style-name="Table16.1">
          <table:table-cell table:style-name="Table16.A2" office:value-type="string">
            <text:p text:style-name="Table_20_Entry">FIXED</text:p>
          </table:table-cell>
          <table:table-cell table:style-name="Table16.A2" office:value-type="string">
            <text:p text:style-name="Table_20_Entry">version</text:p>
          </table:table-cell>
          <table:table-cell table:style-name="Table16.A2" office:value-type="string">
            <text:p text:style-name="Table_20_Entry">Table version: 00010000</text:p>
          </table:table-cell>
        </table:table-row>
        <table:table-row table:style-name="Table16.1">
          <table:table-cell table:style-name="Table16.A2" office:value-type="string">
            <text:p text:style-name="Table_20_Entry">ULONG</text:p>
          </table:table-cell>
          <table:table-cell table:style-name="Table16.A2" office:value-type="string">
            <text:p text:style-name="Table_20_Entry">checksum</text:p>
          </table:table-cell>
          <table:table-cell table:style-name="Table16.A2" office:value-type="string">
            <text:p text:style-name="P11">master checksum (checkSumAdjustment) from the head table of the base font</text:p>
          </table:table-cell>
        </table:table-row>
        <table:table-row table:style-name="Table16.1">
          <table:table-cell table:style-name="Table16.A2" office:value-type="string">
            <text:p text:style-name="Table_20_Entry">ULONG</text:p>
          </table:table-cell>
          <table:table-cell table:style-name="Table16.A2" office:value-type="string">
            <text:p text:style-name="Table_20_Entry">createTime[2]</text:p>
          </table:table-cell>
          <table:table-cell table:style-name="Table16.A2" office:value-type="string">
            <text:p text:style-name="Table_20_Entry">Create time of the base font (64-bits) from the head table</text:p>
          </table:table-cell>
        </table:table-row>
        <table:table-row table:style-name="Table16.1">
          <table:table-cell table:style-name="Table16.A2" office:value-type="string">
            <text:p text:style-name="Table_20_Entry">ULONG</text:p>
          </table:table-cell>
          <table:table-cell table:style-name="Table16.A2" office:value-type="string">
            <text:p text:style-name="Table_20_Entry">modifyTime[2]</text:p>
          </table:table-cell>
          <table:table-cell table:style-name="Table16.A2" office:value-type="string">
            <text:p text:style-name="Table_20_Entry">Modify time of the base font (64-bits) from the head table</text:p>
          </table:table-cell>
        </table:table-row>
        <table:table-row table:style-name="Table16.1">
          <table:table-cell table:style-name="Table16.A2" office:value-type="string">
            <text:p text:style-name="Table_20_Entry">USHORT</text:p>
          </table:table-cell>
          <table:table-cell table:style-name="Table16.A2" office:value-type="string">
            <text:p text:style-name="Table_20_Entry">fontNameLength</text:p>
          </table:table-cell>
          <table:table-cell table:style-name="Table16.A2" office:value-type="string">
            <text:p text:style-name="Table_20_Entry">Number of characters in fontName</text:p>
          </table:table-cell>
        </table:table-row>
        <table:table-row table:style-name="Table16.1">
          <table:table-cell table:style-name="Table16.A2" office:value-type="string">
            <text:p text:style-name="Table_20_Entry">USHORT</text:p>
          </table:table-cell>
          <table:table-cell table:style-name="Table16.A2" office:value-type="string">
            <text:p text:style-name="Table_20_Entry">fontName[ ]</text:p>
          </table:table-cell>
          <table:table-cell table:style-name="Table16.A2" office:value-type="string">
            <text:p text:style-name="Table_20_Entry">Family name of base font</text:p>
          </table:table-cell>
        </table:table-row>
        <table:table-row table:style-name="Table16.1">
          <table:table-cell table:style-name="Table16.A2" office:value-type="string">
            <text:p text:style-name="Table_20_Entry">USHORT</text:p>
          </table:table-cell>
          <table:table-cell table:style-name="Table16.A2" office:value-type="string">
            <text:p text:style-name="Table_20_Entry">fontFileLength</text:p>
          </table:table-cell>
          <table:table-cell table:style-name="Table16.A2" office:value-type="string">
            <text:p text:style-name="P11">Number of characters in baseFile</text:p>
          </table:table-cell>
        </table:table-row>
        <table:table-row table:style-name="Table16.1">
          <table:table-cell table:style-name="Table16.A9" office:value-type="string">
            <text:p text:style-name="Table_20_Entry">USHORT</text:p>
          </table:table-cell>
          <table:table-cell table:style-name="Table16.A9" office:value-type="string">
            <text:p text:style-name="Table_20_Entry">baseFile[ ]</text:p>
          </table:table-cell>
          <table:table-cell table:style-name="Table16.A9" office:value-type="string">
            <text:p text:style-name="Table_20_Entry">Original path and name of base font file</text:p>
          </table:table-cell>
        </table:table-row>
      </table:table>
      <text:p text:style-name="Table_20_Caption">Table 16: Sile</text:p>
      <text:p text:style-name="Normal">There are four possible situations with regard to the Sile table. The first two are considered <text:soft-page-break/>normal and the second two pathological.</text:p>
      <text:list xml:id="list31365148" text:style-name="RTF_5f_Num_20_10">
        <text:list-item>
          <text:p text:style-name="P21">No Sile table is present. In this case, it is assumed that the Graphite table file is a normal font containing not only the Graphite tables but also the glyphs and metrics needed for rendering.</text:p>
        </text:list-item>
        <text:list-item>
          <text:p text:style-name="P21">The base font named in the Sile table is present on the system, and its master checksum and dates match those in the Sile table. In this case, the Graphite tables are read from the Graphite table file, but the glyphs, metrics, and cmap from the base font are what are used for rendering (with the modification performed by the Graphite tables).</text:p>
        </text:list-item>
        <text:list-item>
          <text:p text:style-name="P21">The base font named in the Sile table is present, but its master checksum and/or dates do not match those in the Sile table. In this case the base font is used to perform the rendering, but with no Graphite behaviors.</text:p>
        </text:list-item>
        <text:list-item>
          <text:p text:style-name="P21">The base font named in the Sile table is not present on the system. In this case the Graphite table file is used for the rendering, with no Graphite behaviors, resulting in square boxes in place of the expected glyphs.</text:p>
        </text:list-item>
      </text:list>
      <text:h text:style-name="P18" text:outline-level="1" text:is-list-header="true">Sill</text:h>
      <text:p text:style-name="Normal">This table maps ISO-639-3 language codes onto feature values. Each language code can be a maxmum of 4 ASCII characters (although 2 or 3 characters is what is used by the ISO standard).</text:p>
      <text:p text:style-name="Normal">This table was new as of version 3. </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Type</text:p>
          </table:table-cell>
          <table:table-cell table:style-name="Table17.A1" office:value-type="string">
            <text:p text:style-name="P6">Name</text:p>
          </table:table-cell>
          <table:table-cell table:style-name="Table17.A1" office:value-type="string">
            <text:p text:style-name="P6">Description</text:p>
          </table:table-cell>
        </table:table-row>
        <table:table-row table:style-name="Table17.1">
          <table:table-cell table:style-name="Table17.A2" office:value-type="string">
            <text:p text:style-name="P10">FIXED</text:p>
          </table:table-cell>
          <table:table-cell table:style-name="Table17.A2" office:value-type="string">
            <text:p text:style-name="P10">version</text:p>
          </table:table-cell>
          <table:table-cell table:style-name="Table17.A2" office:value-type="string">
            <text:p text:style-name="P10">Table version: 00010000</text:p>
          </table:table-cell>
        </table:table-row>
        <table:table-row table:style-name="Table17.1">
          <table:table-cell table:style-name="Table17.A2" office:value-type="string">
            <text:p text:style-name="P10">USHORT</text:p>
          </table:table-cell>
          <table:table-cell table:style-name="Table17.A2" office:value-type="string">
            <text:p text:style-name="P10">numLangs</text:p>
          </table:table-cell>
          <table:table-cell table:style-name="Table17.A2" office:value-type="string">
            <text:p text:style-name="P12">Number of languages supported</text:p>
          </table:table-cell>
        </table:table-row>
        <table:table-row table:style-name="Table17.1">
          <table:table-cell table:style-name="Table17.A2" office:value-type="string">
            <text:p text:style-name="P10">USHORT</text:p>
          </table:table-cell>
          <table:table-cell table:style-name="Table17.A2" office:value-type="string">
            <text:p text:style-name="P10">searchRange</text:p>
          </table:table-cell>
          <table:table-cell table:style-name="Table17.A2" office:value-type="string">
            <text:p text:style-name="P10">(maximum power of 2 &lt;= numLangs)</text:p>
          </table:table-cell>
        </table:table-row>
        <table:table-row table:style-name="Table17.1">
          <table:table-cell table:style-name="Table17.A2" office:value-type="string">
            <text:p text:style-name="P10">USHORT</text:p>
          </table:table-cell>
          <table:table-cell table:style-name="Table17.A2" office:value-type="string">
            <text:p text:style-name="P10">entrySelector</text:p>
          </table:table-cell>
          <table:table-cell table:style-name="Table17.A2" office:value-type="string">
            <text:p text:style-name="P10">log<text:span text:style-name="T6">2</text:span>(maximum power of 2 &lt;= numLangs)</text:p>
          </table:table-cell>
        </table:table-row>
        <table:table-row table:style-name="Table17.1">
          <table:table-cell table:style-name="Table17.A2" office:value-type="string">
            <text:p text:style-name="P10">USHORT</text:p>
          </table:table-cell>
          <table:table-cell table:style-name="Table17.A2" office:value-type="string">
            <text:p text:style-name="P10">rangeShift</text:p>
          </table:table-cell>
          <table:table-cell table:style-name="Table17.A2" office:value-type="string">
            <text:p text:style-name="P10">numLangs <text:s/>- searchRange</text:p>
          </table:table-cell>
        </table:table-row>
        <table:table-row table:style-name="Table17.1">
          <table:table-cell table:style-name="Table17.A2" office:value-type="string">
            <text:p text:style-name="P10">LanguageEntry</text:p>
          </table:table-cell>
          <table:table-cell table:style-name="Table17.A2" office:value-type="string">
            <text:p text:style-name="P10">entries[ ]</text:p>
          </table:table-cell>
          <table:table-cell table:style-name="Table17.A2" office:value-type="string">
            <text:p text:style-name="P12">Languages and pointers to feature settings; there are numLang + 1 of these</text:p>
          </table:table-cell>
        </table:table-row>
        <table:table-row table:style-name="Table17.1">
          <table:table-cell table:style-name="Table17.A8" office:value-type="string">
            <text:p text:style-name="P10">LangFeatureSetting</text:p>
          </table:table-cell>
          <table:table-cell table:style-name="Table17.A8" office:value-type="string">
            <text:p text:style-name="P10">settings[ ]</text:p>
          </table:table-cell>
          <table:table-cell table:style-name="Table17.A8" office:value-type="string">
            <text:p text:style-name="P10">Feature ID / value pairs</text:p>
          </table:table-cell>
        </table:table-row>
      </table:table>
      <text:p text:style-name="Table_20_Caption">Table 17: Sill</text:p>
      <text:p text:style-name="Normal">Each language entry contains a 4-character language code and an offset to the list of features. There is one bogus entry at the end that facilitates finding the size of the last entry. The offsets are relative to the beginning of the Sill table.</text:p>
      <text:p text:style-name="Normal">The language code is left-aligned with any unused characters padded with NULLs. For instance, the code “en” is represented by the four bytes [101, 110, 0, 0].</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Type</text:p>
          </table:table-cell>
          <table:table-cell table:style-name="Table18.A1" office:value-type="string">
            <text:p text:style-name="P4">Name</text:p>
          </table:table-cell>
          <table:table-cell table:style-name="Table18.A1" office:value-type="string">
            <text:p text:style-name="P4">Description</text:p>
          </table:table-cell>
        </table:table-row>
        <table:table-row table:style-name="Table18.1">
          <table:table-cell table:style-name="Table18.A2" office:value-type="string">
            <text:p text:style-name="P5">BYTE</text:p>
          </table:table-cell>
          <table:table-cell table:style-name="Table18.A2" office:value-type="string">
            <text:p text:style-name="P5">langcode[4]</text:p>
          </table:table-cell>
          <table:table-cell table:style-name="Table18.A2" office:value-type="string">
            <text:p text:style-name="P5">4-char ISO-639-3 language code</text:p>
          </table:table-cell>
        </table:table-row>
        <table:table-row table:style-name="Table18.1">
          <table:table-cell table:style-name="Table18.A2" office:value-type="string">
            <text:p text:style-name="P10">USHORT</text:p>
          </table:table-cell>
          <table:table-cell table:style-name="Table18.A2" office:value-type="string">
            <text:p text:style-name="P10">numSettings</text:p>
          </table:table-cell>
          <table:table-cell table:style-name="Table18.A2" office:value-type="string">
            <text:p text:style-name="P10">Number of feature settings for this language</text:p>
          </table:table-cell>
        </table:table-row>
        <table:table-row table:style-name="Table18.1">
          <table:table-cell table:style-name="Table18.A4" office:value-type="string">
            <text:p text:style-name="P10">USHORT</text:p>
          </table:table-cell>
          <table:table-cell table:style-name="Table18.A4" office:value-type="string">
            <text:p text:style-name="P10">offset</text:p>
          </table:table-cell>
          <table:table-cell table:style-name="Table18.A4" office:value-type="string">
            <text:p text:style-name="P10">Offset to first feature setting for this language</text:p>
          </table:table-cell>
        </table:table-row>
      </table:table>
      <text:p text:style-name="Table_20_Caption">Table 18: LanguageEntry</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Type</text:p>
          </table:table-cell>
          <table:table-cell table:style-name="Table19.A1" office:value-type="string">
            <text:p text:style-name="P3">Name</text:p>
          </table:table-cell>
          <table:table-cell table:style-name="Table19.A1" office:value-type="string">
            <text:p text:style-name="P3">Description</text:p>
          </table:table-cell>
        </table:table-row>
        <table:table-row table:style-name="Table19.1">
          <table:table-cell table:style-name="Table19.A2" office:value-type="string">
            <text:p text:style-name="P5">ULONG</text:p>
          </table:table-cell>
          <table:table-cell table:style-name="Table19.A2" office:value-type="string">
            <text:p text:style-name="P5">featureId</text:p>
          </table:table-cell>
          <table:table-cell table:style-name="Table19.A2" office:value-type="string">
            <text:p text:style-name="P5">Feature identifer number (matches ID in Feat table)</text:p>
          </table:table-cell>
        </table:table-row>
        <table:table-row table:style-name="Table19.1">
          <table:table-cell table:style-name="Table19.A2" office:value-type="string">
            <text:p text:style-name="P10">SHORT</text:p>
          </table:table-cell>
          <table:table-cell table:style-name="Table19.A2" office:value-type="string">
            <text:p text:style-name="P10">value</text:p>
          </table:table-cell>
          <table:table-cell table:style-name="Table19.A2" office:value-type="string">
            <text:p text:style-name="P5">Default feature value for this language</text:p>
          </table:table-cell>
        </table:table-row>
        <text:soft-page-break/>
        <table:table-row table:style-name="Table19.1">
          <table:table-cell table:style-name="Table19.A4" office:value-type="string">
            <text:p text:style-name="P10">USHORT</text:p>
          </table:table-cell>
          <table:table-cell table:style-name="Table19.A4" office:value-type="string">
            <text:p text:style-name="P10">reserved</text:p>
          </table:table-cell>
          <table:table-cell table:style-name="Table19.A4" office:value-type="string">
            <text:p text:style-name="P5">Pad bytes</text:p>
          </table:table-cell>
        </table:table-row>
      </table:table>
      <text:p text:style-name="Table_20_Caption">Table 19: LangFeatureSetting</text:p>
      <text:h text:style-name="heading_20_2" text:outline-level="1" text:is-list-header="true">Sild</text:h>
      <text:p text:style-name="Normal">This table holds the debug strings for debugging purposes. Since the strings are only used for debugging, they are held somewhat optimised for space over speed and are not considered to be multilingual. Thus strings are considered to be 7-bit ASCII, with a possible extension to UTF-8 at a later stage. The table consists of a sequence of strings each preceded by a length byte. The first string is id 0 and so on to the end of the table.</text:p>
      <text:p text:style-name="Normal">NOTE: this table has not been implemented.</text:p>
      <text:p text:style-name="heading_20_1">Versioning information</text:p>
      <text:p text:style-name="Normal">The following indicates the versions of the font tables that are output by various versions of the compiler. Note that the compiler will attempt to output the lowest version of the Silf table that will adequately handle the font behaviors specified by the GDL code (taking into consideration <text:s/>the version requested by the compiler invocation).</text:p>
      <table:table table:name="Table20" table:style-name="Table20">
        <table:table-column table:style-name="Table20.A"/>
        <table:table-column table:style-name="Table20.B"/>
        <table:table-column table:style-name="Table20.C" table:number-columns-repeated="5"/>
        <table:table-column table:style-name="Table20.H"/>
        <table:table-row table:style-name="Table20.1">
          <table:table-cell table:style-name="Table20.A1" office:value-type="string">
            <text:p text:style-name="P3">Com-piler Version</text:p>
          </table:table-cell>
          <table:table-cell table:style-name="Table20.A1" office:value-type="string">
            <text:p text:style-name="P3">Silf Table Version</text:p>
          </table:table-cell>
          <table:table-cell table:style-name="Table20.A1" office:value-type="string">
            <text:p text:style-name="P3">Rule lang. Ver.*</text:p>
          </table:table-cell>
          <table:table-cell table:style-name="Table20.A1" office:value-type="string">
            <text:p text:style-name="P3">Glat Table Version</text:p>
          </table:table-cell>
          <table:table-cell table:style-name="Table20.A1" office:value-type="string">
            <text:p text:style-name="P3">Gloc Table Version</text:p>
          </table:table-cell>
          <table:table-cell table:style-name="Table20.A1" office:value-type="string">
            <text:p text:style-name="P3">Feat Table Version</text:p>
          </table:table-cell>
          <table:table-cell table:style-name="Table20.A1" office:value-type="string">
            <text:p text:style-name="P3">Sile Table Version</text:p>
          </table:table-cell>
          <table:table-cell table:style-name="Table20.A1" office:value-type="string">
            <text:p text:style-name="P3">Description of Changes</text:p>
          </table:table-cell>
        </table:table-row>
        <table:table-row table:style-name="Table20.1">
          <table:table-cell table:style-name="Table20.A2" office:value-type="float" office:value="1">
            <text:p text:style-name="P5">1.0</text:p>
          </table:table-cell>
          <table:table-cell table:style-name="Table20.A2" office:value-type="float" office:value="1">
            <text:p text:style-name="P5">1.0</text:p>
          </table:table-cell>
          <table:table-cell table:style-name="Table20.A2" office:value-type="float" office:value="0">
            <text:p text:style-name="P5">1.0</text:p>
          </table:table-cell>
          <table:table-cell table:style-name="Table20.A2" office:value-type="float" office:value="1">
            <text:p text:style-name="P5">1.0</text:p>
          </table:table-cell>
          <table:table-cell table:style-name="Table20.A2" office:value-type="float" office:value="0">
            <text:p text:style-name="P5">1.0</text:p>
          </table:table-cell>
          <table:table-cell table:style-name="Table20.A2" office:value-type="float" office:value="0">
            <text:p text:style-name="P5">1.0</text:p>
          </table:table-cell>
          <table:table-cell table:style-name="Table20.A2" office:value-type="float" office:value="0">
            <text:p text:style-name="P5">none</text:p>
          </table:table-cell>
          <table:table-cell table:style-name="Table20.A2">
            <text:p text:style-name="P5"/>
          </table:table-cell>
        </table:table-row>
        <table:table-row table:style-name="Table20.1">
          <table:table-cell table:style-name="Table20.A2" office:value-type="float" office:value="2">
            <text:p text:style-name="P5">2.0</text:p>
          </table:table-cell>
          <table:table-cell table:style-name="Table20.A2" office:value-type="float" office:value="0">
            <text:p text:style-name="P5">Up to 2.0</text:p>
          </table:table-cell>
          <table:table-cell table:style-name="Table20.A2" office:value-type="float" office:value="0">
            <text:p text:style-name="P5">Up to 2.0</text:p>
          </table:table-cell>
          <table:table-cell table:style-name="Table20.A2" office:value-type="float" office:value="0">
            <text:p text:style-name="P5">1.0</text:p>
          </table:table-cell>
          <table:table-cell table:style-name="Table20.A2" office:value-type="float" office:value="0">
            <text:p text:style-name="P5">1.0</text:p>
          </table:table-cell>
          <table:table-cell table:style-name="Table20.A2" office:value-type="float" office:value="0">
            <text:p text:style-name="P5">1.0</text:p>
          </table:table-cell>
          <table:table-cell table:style-name="Table20.A2" office:value-type="float" office:value="0">
            <text:p text:style-name="P5">1.0</text:p>
          </table:table-cell>
          <table:table-cell table:style-name="Table20.A2" office:value-type="float" office:value="0">
            <text:p text:style-name="P5">Breakweight values changed; added justification; added critical features; space reserved for pass constraints; support supplementary plane chars</text:p>
          </table:table-cell>
        </table:table-row>
        <table:table-row table:style-name="Table20.1">
          <table:table-cell table:style-name="Table20.A2" office:value-type="float" office:value="3">
            <text:p text:style-name="P5">3.0</text:p>
          </table:table-cell>
          <table:table-cell table:style-name="Table20.A2" office:value-type="float" office:value="0">
            <text:p text:style-name="P5">Up to 3.0</text:p>
          </table:table-cell>
          <table:table-cell table:style-name="Table20.A2" office:value-type="float" office:value="0">
            <text:p text:style-name="P5">Up to 3.0</text:p>
          </table:table-cell>
          <table:table-cell table:style-name="Table20.A2" office:value-type="float" office:value="0">
            <text:p text:style-name="P5">1.0</text:p>
          </table:table-cell>
          <table:table-cell table:style-name="Table20.A2" office:value-type="float" office:value="0">
            <text:p text:style-name="P5">1.0</text:p>
          </table:table-cell>
          <table:table-cell table:style-name="Table20.A2" office:value-type="float" office:value="0">
            <text:p text:style-name="P5">2.0</text:p>
          </table:table-cell>
          <table:table-cell table:style-name="Table20.A2" office:value-type="float" office:value="0">
            <text:p text:style-name="P5">1.0</text:p>
          </table:table-cell>
          <table:table-cell table:style-name="Table20.A2" office:value-type="float" office:value="0">
            <text:p text:style-name="P5">Feature IDs changed; added compiler version; added stack-machine version; line-boundary flag</text:p>
          </table:table-cell>
        </table:table-row>
        <table:table-row table:style-name="Table20.1">
          <table:table-cell table:style-name="Table20.A2" office:value-type="float" office:value="4">
            <text:p text:style-name="P10">4.0</text:p>
          </table:table-cell>
          <table:table-cell table:style-name="Table20.A2" office:value-type="float" office:value="3.1">
            <text:p text:style-name="P10">Up to 3.1</text:p>
          </table:table-cell>
          <table:table-cell table:style-name="Table20.A2" office:value-type="float" office:value="0">
            <text:p text:style-name="P10">Up to 3.1</text:p>
          </table:table-cell>
          <table:table-cell table:style-name="Table20.A2" office:value-type="float" office:value="2">
            <text:p text:style-name="P10">1.0</text:p>
          </table:table-cell>
          <table:table-cell table:style-name="Table20.A2" office:value-type="float" office:value="0">
            <text:p text:style-name="P10">1.0</text:p>
          </table:table-cell>
          <table:table-cell table:style-name="Table20.A2" office:value-type="float" office:value="0">
            <text:p text:style-name="P10">2.0</text:p>
          </table:table-cell>
          <table:table-cell table:style-name="Table20.A2" office:value-type="float" office:value="0">
            <text:p text:style-name="P10">1.0</text:p>
          </table:table-cell>
          <table:table-cell table:style-name="Table20.A2" office:value-type="float" office:value="0">
            <text:p text:style-name="P10">Pass constraints are now activated.</text:p>
          </table:table-cell>
        </table:table-row>
      </table:table>
      <text:p text:style-name="P20">Currently the rule language version always matches the Silf table version, but this may changed in the future.</text:p>
      <text:p text:style-name="Heading_20_1">Multiple Descriptions</text:p>
      <text:p text:style-name="Normal">In the case where multiple descriptions are to be stored in the same set of tables, the following unifications need to occur:</text:p>
      <text:list xml:id="list31349162" text:style-name="RTF_5f_Num_20_12">
        <text:list-item>
          <text:p text:style-name="P14">The feature sets must be unified, thus limiting two features with the same name to having the same settings and corresponding values.</text:p>
        </text:list-item>
        <text:list-item>
          <text:p text:style-name="P14">The glyph attributes must be unified. This can be done by using different attribute number ranges, or by examining for identical attribute mappings or for non-intersecting attribute <text:soft-page-break/>mappings.</text:p>
        </text:list-item>
        <text:list-item>
          <text:p text:style-name="P14">The use of the name table must be unified to ensure that two features or feature settings do not refer to the same entry in the name table.</text:p>
        </text:list-item>
      </text:list>
      <text:p text:style-name="Normal">Notice that the requirement that any tables declared in an external binary description override the corresponding font table in the font, means that a <text:span text:style-name="Code">name</text:span> table in an external binary description must be complete, including all the strings from the original font.</text:p>
      <text:p text:style-name="heading_20_1">Changes</text:p>
      <text:list xml:id="list31378620" text:continue-list="list31348626" text:style-name="RTF_5f_Num_20_15">
        <text:list-item text:start-value="1">
          <text:p text:style-name="P22">18 March 2003: Changed unicode field of PseudoMap class to ULONG.</text:p>
        </text:list-item>
        <text:list-item>
          <text:p text:style-name="P22">22 July 2003: Added fields for critical features.</text:p>
        </text:list-item>
        <text:list-item>
          <text:p text:style-name="P22">Sometime: Added pass constraints.</text:p>
        </text:list-item>
        <text:list-item>
          <text:p text:style-name="P22">20 August 2003: Added Sile table; changed title to Graphite Table Format.</text:p>
        </text:list-item>
        <text:list-item>
          <text:p text:style-name="P22">January 2004: Added justification levels. </text:p>
        </text:list-item>
        <text:list-item>
          <text:p text:style-name="P22">10 February 2004: Added description of Feat table.</text:p>
        </text:list-item>
        <text:list-item>
          <text:p text:style-name="P22">31 January 2006: Added Sill table</text:p>
        </text:list-item>
        <text:list-item>
          <text:p text:style-name="P22">18 May 2010: Version 4; added versioning information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2"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yriaMM_215 LT 300 CN" svg:font-family="'MyriaMM_215 LT 300 CN'" style:font-family-generic="swiss" style:font-pitch="variable"/>
    <style:font-face style:name="MyriaMM_400 RG 300 CN" svg:font-family="'MyriaMM_400 RG 300 CN'" style:font-family-generic="swiss" style:font-pitch="variable"/>
    <style:font-face style:name="MyriaMM_565 SB 300 CN" svg:font-family="'MyriaMM_565 SB 300 CN'" style:font-family-generic="swiss" style:font-pitch="variable"/>
    <style:font-face style:name="MyriaMM_700 BD 300 CN" svg:font-family="'MyriaMM_700 BD 300 CN'"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2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style style:name="Signature" style:family="paragraph" style:parent-style-name="Normal"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ist" style:family="paragraph" style:parent-style-name="Normal" style:class="list">
      <style:paragraph-properties fo:margin-left="0.1965in" fo:margin-right="0in" fo:text-indent="-0.1965in" style:auto-text-indent="false">
        <style:tab-stops/>
      </style:paragraph-properties>
    </style:style>
    <style:style style:name="List_20_2" style:display-name="List 2" style:family="paragraph" style:parent-style-name="Normal" style:class="list">
      <style:paragraph-properties fo:margin-left="0.3929in" fo:margin-right="0in" fo:text-indent="-0.1965in" style:auto-text-indent="false">
        <style:tab-stops/>
      </style:paragraph-properties>
    </style:style>
    <style:style style:name="List_20_3" style:display-name="List 3" style:family="paragraph" style:parent-style-name="Normal" style:class="list">
      <style:paragraph-properties fo:margin-left="0.5898in" fo:margin-right="0in" fo:text-indent="-0.1965in" style:auto-text-indent="false">
        <style:tab-stops/>
      </style:paragraph-properties>
    </style:style>
    <style:style style:name="List_20_4" style:display-name="List 4" style:family="paragraph" style:parent-style-name="Normal" style:class="list">
      <style:paragraph-properties fo:margin-left="0.7862in" fo:margin-right="0in" fo:text-indent="-0.1965in" style:auto-text-indent="false">
        <style:tab-stops/>
      </style:paragraph-properties>
    </style:style>
    <style:style style:name="List_20_5" style:display-name="List 5" style:family="paragraph" style:parent-style-name="Normal" style:class="list">
      <style:paragraph-properties fo:margin-left="0.9827in" fo:margin-right="0in" fo:text-indent="-0.1965in" style:auto-text-indent="false">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name-complex="Tahoma2"/>
    </style:style>
    <style:style style:name="Title" style:family="paragraph" style:parent-style-name="Normal" style:next-style-name="Subtitle" style:class="chapter">
      <style:paragraph-properties fo:margin-top="0.1665in" fo:margin-bottom="0.0417in" fo:text-align="center" style:justify-single-word="false"/>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Normal" style:next-style-name="Text_20_body" style:class="chapter">
      <style:paragraph-properties fo:margin-top="0in" fo:margin-bottom="0.0417in" fo:text-align="center" style:justify-single-word="false"/>
      <style:text-properties style:font-name="Arial" fo:font-size="12pt" style:font-name-asian="Arial" style:font-size-asian="12pt" style:font-name-complex="Arial" style:font-size-complex="12pt"/>
    </style:style>
    <style:style style:name="Normal" style:family="paragraph">
      <style:paragraph-properties fo:margin-left="0in" fo:margin-right="0in" fo:margin-top="0in" fo:margin-bottom="0.0835in" fo:text-align="start" style:justify-single-word="false" fo:text-indent="0in" style:auto-text-indent="false" style:text-autospace="ideograph-alpha" style:vertical-align="auto"/>
      <style:text-properties fo:font-size="11pt" fo:language="en" fo:country="US" style:font-size-asian="11pt" style:language-asian="en" style:country-asian="US" style:font-size-complex="11pt"/>
    </style:style>
    <style:style style:name="heading_20_1" style:display-name="heading 1" style:family="paragraph" style:parent-style-name="Normal" style:next-style-name="Normal">
      <style:paragraph-properties fo:margin-top="0.25in" fo:margin-bottom="0.0835in" fo:keep-together="always" fo:keep-with-next="always"/>
      <style:text-properties style:font-name="Arial" fo:font-size="14pt" fo:font-weight="bold" style:font-name-asian="Arial" style:font-size-asian="14pt" style:font-weight-asian="bold" style:font-name-complex="Arial" style:font-size-complex="14pt" style:font-weight-complex="bold"/>
    </style:style>
    <style:style style:name="heading_20_2" style:display-name="heading 2" style:family="paragraph" style:parent-style-name="heading_20_1" style:next-style-name="Normal" style:default-outline-level="1">
      <style:paragraph-properties fo:margin-top="0.1665in" fo:margin-bottom="0.0835in"/>
      <style:text-properties fo:font-size="12pt" style:font-size-asian="12pt" style:font-size-complex="12pt"/>
    </style:style>
    <style:style style:name="heading_20_3" style:display-name="heading 3" style:family="paragraph" style:parent-style-name="Normal" style:next-style-name="Normal">
      <style:paragraph-properties fo:margin-top="0.0555in" fo:margin-bottom="0.0555in" fo:keep-with-next="always"/>
      <style:text-properties style:font-name="Arial" fo:font-weight="bold" style:letter-kerning="true" style:font-name-asian="Arial" style:font-weight-asian="bold" style:font-name-complex="Arial" style:font-weight-complex="bold"/>
    </style:style>
    <style:style style:name="heading_20_4" style:display-name="heading 4" style:family="paragraph" style:parent-style-name="Normal" style:next-style-name="Normal">
      <style:paragraph-properties fo:margin-top="0.0417in" fo:margin-bottom="0.0417in" fo:keep-with-next="always"/>
      <style:text-properties style:font-name="Arial" style:letter-kerning="true" style:font-name-asian="Arial" style:font-name-complex="Arial"/>
    </style:style>
    <style:style style:name="heading_20_5" style:display-name="heading 5" style:family="paragraph" style:parent-style-name="Normal" style:next-style-name="Normal">
      <style:paragraph-properties fo:margin-top="0.0417in" fo:margin-bottom="0.0417in"/>
      <style:text-properties style:font-name="Arial" fo:font-style="italic" style:letter-kerning="true" style:font-name-asian="Arial" style:font-style-asian="italic" style:font-name-complex="Arial" style:font-style-complex="italic"/>
    </style:style>
    <style:style style:name="heading_20_6" style:display-name="heading 6" style:family="paragraph" style:parent-style-name="Normal" style:next-style-name="Normal">
      <style:paragraph-properties fo:margin-top="0in" fo:margin-bottom="0.0417in"/>
      <style:text-properties style:font-name="Arial" fo:font-size="10pt" fo:font-style="italic" style:letter-kerning="true" style:font-name-asian="Arial" style:font-size-asian="10pt" style:font-style-asian="italic" style:font-name-complex="Arial" style:font-size-complex="10pt" style:font-style-complex="italic"/>
    </style:style>
    <style:style style:name="heading_20_7" style:display-name="heading 7" style:family="paragraph" style:parent-style-name="Normal" style:next-style-name="Normal">
      <style:paragraph-properties fo:margin-top="0.1665in" fo:margin-bottom="0.0417in"/>
      <style:text-properties style:font-name="Arial" fo:font-size="10pt" style:font-name-asian="Arial" style:font-size-asian="10pt" style:font-name-complex="Arial" style:font-size-complex="10pt"/>
    </style:style>
    <style:style style:name="heading_20_8" style:display-name="heading 8" style:family="paragraph" style:parent-style-name="Normal" style:next-style-name="Normal">
      <style:paragraph-properties fo:margin-top="0.1665in" fo:margin-bottom="0.0417in"/>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Normal" style:next-style-name="Normal">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footer" style:family="paragraph" style:parent-style-name="Normal">
      <style:paragraph-properties>
        <style:tab-stops>
          <style:tab-stop style:position="3in" style:type="center"/>
          <style:tab-stop style:position="6in" style:type="right"/>
        </style:tab-stops>
      </style:paragraph-properties>
      <style:text-properties style:font-name="Arial" style:font-name-asian="Arial" style:font-name-complex="Arial"/>
    </style:style>
    <style:style style:name="header" style:family="paragraph" style:parent-style-name="Normal">
      <style:paragraph-properties>
        <style:tab-stops>
          <style:tab-stop style:position="3in" style:type="center"/>
          <style:tab-stop style:position="6in" style:type="right"/>
        </style:tab-stops>
      </style:paragraph-properties>
    </style:style>
    <style:style style:name="Paper_20_Title" style:display-name="Paper Title" style:family="paragraph" style:parent-style-name="Normal">
      <style:paragraph-properties fo:margin-top="0.4165in" fo:margin-bottom="0in"/>
      <style:text-properties style:font-name="Arial" fo:font-size="17pt" fo:font-weight="bold" style:font-name-asian="Arial" style:font-size-asian="17pt" style:font-weight-asian="bold" style:font-name-complex="Arial" style:font-size-complex="17pt" style:font-weight-complex="bold"/>
    </style:style>
    <style:style style:name="Paper_20_Subtitle" style:display-name="Paper Subtitle" style:family="paragraph" style:parent-style-name="Paper_20_Title">
      <style:paragraph-properties fo:margin-top="0in" fo:margin-bottom="0in"/>
      <style:text-properties fo:font-weight="normal" style:font-weight-asian="normal" style:font-weight-complex="normal"/>
    </style:style>
    <style:style style:name="Author" style:family="paragraph" style:parent-style-name="Normal">
      <style:paragraph-properties fo:margin-top="0.1665in" fo:margin-bottom="0.8335in"/>
      <style:text-properties fo:font-style="italic" style:font-style-asian="italic" style:font-style-complex="italic"/>
    </style:style>
    <style:style style:name="Biblio_20_Entry" style:display-name="Biblio Entry" style:family="paragraph" style:parent-style-name="Normal">
      <style:paragraph-properties fo:margin-left="0.25in" fo:margin-right="0in" fo:text-indent="-0.25in" style:auto-text-indent="false">
        <style:tab-stops/>
      </style:paragraph-properties>
    </style:style>
    <style:style style:name="Source_20_Code" style:display-name="Source Code" style:family="paragraph" style:parent-style-name="Normal">
      <style:paragraph-properties fo:margin-left="0.25in" fo:margin-right="0in" fo:margin-top="0in" fo:margin-bottom="0in" fo:text-indent="0in" style:auto-text-indent="false"/>
      <style:text-properties fo:color="#000000" style:font-name="Courier New" fo:font-size="9pt" style:font-name-asian="Courier New" style:font-size-asian="9pt" style:font-name-complex="Courier New" style:font-size-complex="9pt"/>
    </style:style>
    <style:style style:name="Abstract_20_Text" style:display-name="Abstract Text" style:family="paragraph" style:parent-style-name="Normal">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Normal">
      <style:paragraph-properties fo:margin-top="0.028in" fo:margin-bottom="0.028in"/>
      <style:text-properties style:font-name="Arial Narrow" fo:font-size="10pt" fo:font-weight="bold" style:font-name-asian="Arial Narrow" style:font-size-asian="10pt" style:font-weight-asian="bold" style:font-name-complex="Arial Narrow" style:font-size-complex="10pt" style:font-weight-complex="bold"/>
    </style:style>
    <style:style style:name="Table_20_Entry" style:display-name="Table Entry" style:family="paragraph" style:parent-style-name="Table_20_Header">
      <style:text-properties style:font-name="Arial" fo:font-size="9pt" fo:font-weight="normal" style:font-name-asian="Arial" style:font-size-asian="9pt" style:font-weight-asian="normal" style:font-name-complex="Arial" style:font-size-complex="9pt" style:font-weight-complex="normal"/>
    </style:style>
    <style:style style:name="Table_20_Caption" style:display-name="Table Caption" style:family="paragraph" style:parent-style-name="Normal" style:next-style-name="Normal">
      <style:paragraph-properties fo:margin-top="0in" fo:margin-bottom="0.1665in"/>
      <style:text-properties style:font-name="Arial" fo:font-size="10pt" style:letter-kerning="true" style:font-name-asian="Arial" style:font-size-asian="10pt" style:font-name-complex="Arial" style:font-size-complex="10pt"/>
    </style:style>
    <style:style style:name="footnote_20_text" style:display-name="footnote text" style:family="paragraph" style:parent-style-name="Normal">
      <style:paragraph-properties fo:margin-left="0.1in" fo:margin-right="0in" fo:text-indent="-0.1in" style:auto-text-indent="false">
        <style:tab-stops/>
      </style:paragraph-properties>
      <style:text-properties fo:font-size="9.5pt" style:font-size-asian="9.5pt" style:font-size-complex="9.5pt"/>
    </style:style>
    <style:style style:name="Figure_20_Caption" style:display-name="Figure Caption" style:family="paragraph" style:parent-style-name="Table_20_Caption">
      <style:paragraph-properties fo:margin-top="0in" fo:margin-bottom="0in"/>
      <style:text-properties style:font-name="MyriaMM_215 LT 300 CN" style:font-name-asian="MyriaMM_215 LT 300 CN" style:font-name-complex="MyriaMM_215 LT 300 CN"/>
    </style:style>
    <style:style style:name="tcTable_20_3_3a_Gloc" style:display-name="tcTable 3:Gloc" style:family="paragraph" style:parent-style-name="Normal"/>
    <style:style style:name="Appendix_20_1" style:display-name="Appendix 1" style:family="paragraph" style:parent-style-name="Normal" style:next-style-name="Normal">
      <style:paragraph-properties fo:margin-top="0.25in" fo:margin-bottom="0.0835in" fo:keep-together="always" fo:keep-with-next="always"/>
      <style:text-properties style:font-name="MyriaMM_700 BD 300 CN" fo:font-size="13pt" style:font-name-asian="MyriaMM_700 BD 300 CN" style:font-size-asian="13pt" style:font-name-complex="MyriaMM_700 BD 300 CN" style:font-size-complex="13pt"/>
    </style:style>
    <style:style style:name="Appendix_20_2" style:display-name="Appendix 2" style:family="paragraph" style:parent-style-name="Appendix_20_1" style:next-style-name="Normal">
      <style:paragraph-properties fo:margin-top="0.1665in" fo:margin-bottom="0.0835in"/>
      <style:text-properties style:font-name="MyriaMM_565 SB 300 CN" fo:font-size="12pt" style:font-name-asian="MyriaMM_565 SB 300 CN" style:font-size-asian="12pt" style:font-name-complex="MyriaMM_565 SB 300 CN" style:font-size-complex="12pt"/>
    </style:style>
    <style:style style:name="Appendix_20_3" style:display-name="Appendix 3" style:family="paragraph" style:parent-style-name="Normal" style:next-style-name="Normal">
      <style:paragraph-properties fo:margin-top="0.0555in" fo:margin-bottom="0.0555in" fo:keep-together="always" fo:keep-with-next="always"/>
      <style:text-properties style:font-name="MyriaMM_400 RG 300 CN" fo:font-size="12pt" style:letter-kerning="true" style:font-name-asian="MyriaMM_400 RG 300 CN" style:font-size-asian="12pt" style:font-name-complex="MyriaMM_400 RG 300 CN" style:font-size-complex="12pt"/>
    </style:style>
    <style:style style:name="Appendix_20_4" style:display-name="Appendix 4" style:family="paragraph" style:parent-style-name="Normal" style:next-style-name="Normal">
      <style:paragraph-properties fo:margin-top="0.0417in" fo:margin-bottom="0.0417in" fo:keep-together="always" fo:keep-with-next="always"/>
      <style:text-properties style:font-name="MyriaMM_400 RG 300 CN" style:letter-kerning="true" style:font-name-asian="MyriaMM_400 RG 300 CN" style:font-name-complex="MyriaMM_400 RG 300 CN"/>
    </style:style>
    <style:style style:name="Appendix_20_5" style:display-name="Appendix 5" style:family="paragraph" style:parent-style-name="Normal" style:next-style-name="Normal">
      <style:paragraph-properties fo:margin-top="0.0417in" fo:margin-bottom="0.0417in" fo:keep-together="always" fo:keep-with-next="always"/>
      <style:text-properties style:font-name="MyriaMM_400 RG 300 CN" fo:font-style="italic" style:font-name-asian="MyriaMM_400 RG 300 CN" style:font-style-asian="italic" style:font-name-complex="MyriaMM_400 RG 300 CN" style:font-style-complex="italic"/>
    </style:style>
    <style:style style:name="List_20_Bullet_20_3" style:display-name="List Bullet 3" style:family="paragraph" style:parent-style-name="Normal">
      <style:paragraph-properties fo:margin-left="0.25in" fo:margin-right="0in" fo:text-indent="-0.25in" style:auto-text-indent="false">
        <style:tab-stops>
          <style:tab-stop style:position="0in"/>
        </style:tab-stops>
      </style:paragraph-properties>
    </style:style>
    <style:style style:name="Block_20_Text" style:display-name="Block Text" style:family="paragraph" style:parent-style-name="Normal">
      <style:paragraph-properties fo:margin-left="1in" fo:margin-right="1in" fo:text-indent="0in" style:auto-text-indent="false"/>
    </style:style>
    <style:style style:name="Body_20_Text_20_2" style:display-name="Body Text 2" style:family="paragraph" style:parent-style-name="Normal">
      <style:paragraph-properties fo:line-height="200%"/>
    </style:style>
    <style:style style:name="Body_20_Text_20_3" style:display-name="Body Text 3" style:family="paragraph" style:parent-style-name="Normal">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WW-Body_20_Text_20_2" style:display-name="WW-Body Text 2" style:family="paragraph" style:parent-style-name="Normal">
      <style:paragraph-properties fo:margin-left="0.1965in" fo:margin-right="0in" fo:text-indent="0in" style:auto-text-indent="false"/>
    </style:style>
    <style:style style:name="Body_20_Text_20_First_20_Indent_20_2" style:display-name="Body Text First Indent 2" style:family="paragraph" style:parent-style-name="WW-Body_20_Text_20_2">
      <style:paragraph-properties fo:margin-left="0.1965in" fo:margin-right="0in" fo:text-indent="0.1457in" style:auto-text-indent="false"/>
    </style:style>
    <style:style style:name="Body_20_Text_20_Indent_20_2" style:display-name="Body Text Indent 2" style:family="paragraph" style:parent-style-name="Normal">
      <style:paragraph-properties fo:margin-left="0.1965in" fo:margin-right="0in" fo:line-height="200%" fo:text-indent="0in" style:auto-text-indent="false"/>
    </style:style>
    <style:style style:name="Body_20_Text_20_Indent_20_3" style:display-name="Body Text Indent 3" style:family="paragraph" style:parent-style-name="Normal">
      <style:paragraph-properties fo:margin-left="0.1965in" fo:margin-right="0in" fo:text-indent="0in" style:auto-text-indent="false"/>
      <style:text-properties fo:font-size="8pt" style:font-size-asian="8pt" style:font-size-complex="8pt"/>
    </style:style>
    <style:style style:name="caption" style:family="paragraph" style:parent-style-name="Normal" style:next-style-name="Normal">
      <style:paragraph-properties fo:margin-top="0.0835in" fo:margin-bottom="0.0835in"/>
      <style:text-properties fo:font-weight="bold" style:font-weight-asian="bold" style:font-weight-complex="bold"/>
    </style:style>
    <style:style style:name="Closing" style:family="paragraph" style:parent-style-name="Normal">
      <style:paragraph-properties fo:margin-left="2.9528in" fo:margin-right="0in" fo:text-indent="0in" style:auto-text-indent="false"/>
    </style:style>
    <style:style style:name="annotation_20_text" style:display-name="annotation text" style:family="paragraph" style:parent-style-name="Normal">
      <style:text-properties fo:font-size="10pt" style:font-size-asian="10pt" style:font-size-complex="10pt"/>
    </style:style>
    <style:style style:name="Date" style:family="paragraph" style:parent-style-name="Normal" style:next-style-name="Normal"/>
    <style:style style:name="Document_20_Map" style:display-name="Document Map" style:family="paragraph" style:parent-style-name="Normal">
      <style:text-properties style:font-name="Tahoma" style:font-name-asian="Tahoma" style:font-name-complex="Tahoma"/>
    </style:style>
    <style:style style:name="endnote_20_text" style:display-name="endnote text" style:family="paragraph" style:parent-style-name="Normal">
      <style:text-properties fo:font-size="10pt" style:font-size-asian="10pt" style:font-size-complex="10pt"/>
    </style:style>
    <style:style style:name="envelope_20_address" style:display-name="envelope address" style:family="paragraph" style:parent-style-name="Normal">
      <style:paragraph-properties fo:margin-left="2in" fo:margin-right="0in" fo:text-indent="0in" style:auto-text-indent="false"/>
      <style:text-properties style:font-name="Arial" fo:font-size="12pt" style:font-name-asian="Arial" style:font-size-asian="12pt" style:font-name-complex="Arial" style:font-size-complex="12pt"/>
    </style:style>
    <style:style style:name="envelope_20_return" style:display-name="envelope return" style:family="paragraph" style:parent-style-name="Normal">
      <style:text-properties style:font-name="Arial" fo:font-size="10pt" style:font-name-asian="Arial" style:font-size-asian="10pt" style:font-name-complex="Arial" style:font-size-complex="10pt"/>
    </style:style>
    <style:style style:name="index_20_1" style:display-name="index 1" style:family="paragraph" style:parent-style-name="Normal" style:next-style-name="Normal">
      <style:paragraph-properties fo:margin-left="0.1528in" fo:margin-right="0in" fo:text-indent="-0.1528in" style:auto-text-indent="false">
        <style:tab-stops/>
      </style:paragraph-properties>
    </style:style>
    <style:style style:name="index_20_2" style:display-name="index 2" style:family="paragraph" style:parent-style-name="Normal" style:next-style-name="Normal">
      <style:paragraph-properties fo:margin-left="0.3055in" fo:margin-right="0in" fo:text-indent="-0.1528in" style:auto-text-indent="false">
        <style:tab-stops/>
      </style:paragraph-properties>
    </style:style>
    <style:style style:name="index_20_3" style:display-name="index 3" style:family="paragraph" style:parent-style-name="Normal" style:next-style-name="Normal">
      <style:paragraph-properties fo:margin-left="0.4583in" fo:margin-right="0in" fo:text-indent="-0.1528in" style:auto-text-indent="false">
        <style:tab-stops/>
      </style:paragraph-properties>
    </style:style>
    <style:style style:name="index_20_4" style:display-name="index 4" style:family="paragraph" style:parent-style-name="Normal" style:next-style-name="Normal">
      <style:paragraph-properties fo:margin-left="0.611in" fo:margin-right="0in" fo:text-indent="-0.1528in" style:auto-text-indent="false">
        <style:tab-stops/>
      </style:paragraph-properties>
    </style:style>
    <style:style style:name="index_20_5" style:display-name="index 5" style:family="paragraph" style:parent-style-name="Normal" style:next-style-name="Normal">
      <style:paragraph-properties fo:margin-left="0.7638in" fo:margin-right="0in" fo:text-indent="-0.1528in" style:auto-text-indent="false">
        <style:tab-stops/>
      </style:paragraph-properties>
    </style:style>
    <style:style style:name="index_20_6" style:display-name="index 6" style:family="paragraph" style:parent-style-name="Normal" style:next-style-name="Normal">
      <style:paragraph-properties fo:margin-left="0.9165in" fo:margin-right="0in" fo:text-indent="-0.1528in" style:auto-text-indent="false">
        <style:tab-stops/>
      </style:paragraph-properties>
    </style:style>
    <style:style style:name="index_20_7" style:display-name="index 7" style:family="paragraph" style:parent-style-name="Normal" style:next-style-name="Normal">
      <style:paragraph-properties fo:margin-left="1.0693in" fo:margin-right="0in" fo:text-indent="-0.1528in" style:auto-text-indent="false">
        <style:tab-stops/>
      </style:paragraph-properties>
    </style:style>
    <style:style style:name="index_20_8" style:display-name="index 8" style:family="paragraph" style:parent-style-name="Normal" style:next-style-name="Normal">
      <style:paragraph-properties fo:margin-left="1.222in" fo:margin-right="0in" fo:text-indent="-0.1528in" style:auto-text-indent="false">
        <style:tab-stops/>
      </style:paragraph-properties>
    </style:style>
    <style:style style:name="index_20_9" style:display-name="index 9" style:family="paragraph" style:parent-style-name="Normal" style:next-style-name="Normal">
      <style:paragraph-properties fo:margin-left="1.3752in" fo:margin-right="0in" fo:text-indent="-0.1528in" style:auto-text-indent="false">
        <style:tab-stops/>
      </style:paragraph-properties>
    </style:style>
    <style:style style:name="index_20_heading" style:display-name="index heading" style:family="paragraph" style:parent-style-name="Normal" style:next-style-name="index_20_1">
      <style:text-properties style:font-name="Arial" fo:font-weight="bold" style:font-name-asian="Arial" style:font-weight-asian="bold" style:font-name-complex="Arial" style:font-weight-complex="bold"/>
    </style:style>
    <style:style style:name="List_20_Bullet" style:display-name="List Bullet" style:family="paragraph" style:parent-style-name="Normal">
      <style:paragraph-properties fo:margin-left="0.25in" fo:margin-right="0in" fo:text-indent="-0.25in" style:auto-text-indent="false">
        <style:tab-stops>
          <style:tab-stop style:position="0in"/>
        </style:tab-stops>
      </style:paragraph-properties>
    </style:style>
    <style:style style:name="List_20_Bullet_20_2" style:display-name="List Bullet 2" style:family="paragraph" style:parent-style-name="Normal">
      <style:paragraph-properties fo:margin-left="0.4465in" fo:margin-right="0in" fo:text-indent="-0.25in" style:auto-text-indent="false">
        <style:tab-stops>
          <style:tab-stop style:position="0in"/>
        </style:tab-stops>
      </style:paragraph-properties>
    </style:style>
    <style:style style:name="List_20_Bullet_20_4" style:display-name="List Bullet 4" style:family="paragraph" style:parent-style-name="Normal">
      <style:paragraph-properties fo:margin-left="0.8398in" fo:margin-right="0in" fo:text-indent="-0.25in" style:auto-text-indent="false">
        <style:tab-stops>
          <style:tab-stop style:position="0in"/>
        </style:tab-stops>
      </style:paragraph-properties>
    </style:style>
    <style:style style:name="List_20_Bullet_20_5" style:display-name="List Bullet 5" style:family="paragraph" style:parent-style-name="Normal">
      <style:paragraph-properties fo:margin-left="1.0362in" fo:margin-right="0in" fo:text-indent="-0.25in" style:auto-text-indent="false">
        <style:tab-stops>
          <style:tab-stop style:position="0in"/>
        </style:tab-stops>
      </style:paragraph-properties>
    </style:style>
    <style:style style:name="List_20_Continue" style:display-name="List Continue" style:family="paragraph" style:parent-style-name="Normal">
      <style:paragraph-properties fo:margin-left="0.1965in" fo:margin-right="0in" fo:text-indent="0in" style:auto-text-indent="false"/>
    </style:style>
    <style:style style:name="List_20_Continue_20_2" style:display-name="List Continue 2" style:family="paragraph" style:parent-style-name="Normal">
      <style:paragraph-properties fo:margin-left="0.3929in" fo:margin-right="0in" fo:text-indent="0in" style:auto-text-indent="false"/>
    </style:style>
    <style:style style:name="List_20_Continue_20_3" style:display-name="List Continue 3" style:family="paragraph" style:parent-style-name="Normal">
      <style:paragraph-properties fo:margin-left="0.5898in" fo:margin-right="0in" fo:text-indent="0in" style:auto-text-indent="false"/>
    </style:style>
    <style:style style:name="List_20_Continue_20_4" style:display-name="List Continue 4" style:family="paragraph" style:parent-style-name="Normal">
      <style:paragraph-properties fo:margin-left="0.7862in" fo:margin-right="0in" fo:text-indent="0in" style:auto-text-indent="false"/>
    </style:style>
    <style:style style:name="List_20_Continue_20_5" style:display-name="List Continue 5" style:family="paragraph" style:parent-style-name="Normal">
      <style:paragraph-properties fo:margin-left="0.9827in" fo:margin-right="0in" fo:text-indent="0in" style:auto-text-indent="false"/>
    </style:style>
    <style:style style:name="List_20_Number" style:display-name="List Number" style:family="paragraph" style:parent-style-name="Normal">
      <style:paragraph-properties fo:margin-left="0.25in" fo:margin-right="0in" fo:text-indent="-0.25in" style:auto-text-indent="false">
        <style:tab-stops>
          <style:tab-stop style:position="0in"/>
        </style:tab-stops>
      </style:paragraph-properties>
    </style:style>
    <style:style style:name="List_20_Number_20_2" style:display-name="List Number 2" style:family="paragraph" style:parent-style-name="Normal">
      <style:paragraph-properties fo:margin-left="0.4465in" fo:margin-right="0in" fo:text-indent="-0.25in" style:auto-text-indent="false">
        <style:tab-stops>
          <style:tab-stop style:position="0in"/>
        </style:tab-stops>
      </style:paragraph-properties>
    </style:style>
    <style:style style:name="List_20_Number_20_3" style:display-name="List Number 3" style:family="paragraph" style:parent-style-name="Normal">
      <style:paragraph-properties fo:margin-left="0.6429in" fo:margin-right="0in" fo:text-indent="-0.25in" style:auto-text-indent="false">
        <style:tab-stops>
          <style:tab-stop style:position="0in"/>
        </style:tab-stops>
      </style:paragraph-properties>
    </style:style>
    <style:style style:name="List_20_Number_20_4" style:display-name="List Number 4" style:family="paragraph" style:parent-style-name="Normal">
      <style:paragraph-properties fo:margin-left="0.8398in" fo:margin-right="0in" fo:text-indent="-0.25in" style:auto-text-indent="false">
        <style:tab-stops>
          <style:tab-stop style:position="0in"/>
        </style:tab-stops>
      </style:paragraph-properties>
    </style:style>
    <style:style style:name="List_20_Number_20_5" style:display-name="List Number 5" style:family="paragraph" style:parent-style-name="Normal">
      <style:paragraph-properties fo:margin-left="1.0362in" fo:margin-right="0in" fo:text-indent="-0.25in" style:auto-text-indent="false">
        <style:tab-stops>
          <style:tab-stop style:position="0in"/>
        </style:tab-stops>
      </style:paragraph-properties>
    </style:style>
    <style:style style:name="macro" style:family="paragraph">
      <style:paragraph-properties fo:margin-left="0in" fo:margin-right="0in" fo:margin-top="0in" fo:margin-bottom="0.0835in" fo:text-align="start" style:justify-single-word="false" fo:text-indent="0in" style:auto-text-indent="false" style:text-autospace="ideograph-alpha" style:vertical-align="auto">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size="10pt" fo:language="en" fo:country="US" style:font-name-asian="Courier New" style:font-size-asian="10pt" style:language-asian="en" style:country-asian="US" style:font-name-complex="Courier New" style:font-size-complex="10pt"/>
    </style:style>
    <style:style style:name="Message_20_Header" style:display-name="Message Header" style:family="paragraph" style:parent-style-name="Normal">
      <style:paragraph-properties fo:margin-left="0.7874in" fo:margin-right="0in" fo:text-indent="-0.7874in" style:auto-text-indent="false" fo:padding="0.0138in" fo:border="0.0008in solid #000000">
        <style:tab-stops/>
      </style:paragraph-properties>
      <style:text-properties style:font-name="Arial" fo:font-size="12pt" style:font-name-asian="Arial" style:font-size-asian="12pt" style:font-name-complex="Arial" style:font-size-complex="12pt"/>
    </style:style>
    <style:style style:name="Normal_20_Indent" style:display-name="Normal Indent" style:family="paragraph" style:parent-style-name="Normal">
      <style:paragraph-properties fo:margin-left="0.5in" fo:margin-right="0in" fo:text-indent="0in" style:auto-text-indent="false"/>
    </style:style>
    <style:style style:name="Note_20_Heading" style:display-name="Note Heading" style:family="paragraph" style:parent-style-name="Normal" style:next-style-name="Normal"/>
    <style:style style:name="Plain_20_Text" style:display-name="Plain Text" style:family="paragraph" style:parent-style-name="Normal">
      <style:text-properties style:font-name="Courier New" fo:font-size="10pt" style:font-name-asian="Courier New" style:font-size-asian="10pt" style:font-name-complex="Courier New" style:font-size-complex="10pt"/>
    </style:style>
    <style:style style:name="Salutation_20__28_user_29_" style:display-name="Salutation (user)" style:family="paragraph" style:parent-style-name="Normal" style:next-style-name="Normal"/>
    <style:style style:name="table_20_of_20_authorities" style:display-name="table of authorities" style:family="paragraph" style:parent-style-name="Normal" style:next-style-name="Normal">
      <style:paragraph-properties fo:margin-left="0.1528in" fo:margin-right="0in" fo:text-indent="-0.1528in" style:auto-text-indent="false">
        <style:tab-stops/>
      </style:paragraph-properties>
    </style:style>
    <style:style style:name="table_20_of_20_figures" style:display-name="table of figures" style:family="paragraph" style:parent-style-name="Normal" style:next-style-name="Normal">
      <style:paragraph-properties fo:margin-left="0.3055in" fo:margin-right="0in" fo:text-indent="-0.3055in" style:auto-text-indent="false">
        <style:tab-stops/>
      </style:paragraph-properties>
    </style:style>
    <style:style style:name="toa_20_heading" style:display-name="toa heading" style:family="paragraph" style:parent-style-name="Normal" style:next-style-name="Normal">
      <style:paragraph-properties fo:margin-top="0.0835in" fo:margin-bottom="0.0835in"/>
      <style:text-properties style:font-name="Arial" fo:font-size="12pt" fo:font-weight="bold" style:font-name-asian="Arial" style:font-size-asian="12pt" style:font-weight-asian="bold" style:font-name-complex="Arial" style:font-size-complex="12pt" style:font-weight-complex="bold"/>
    </style:style>
    <style:style style:name="toc_20_1" style:display-name="toc 1" style:family="paragraph" style:parent-style-name="Normal" style:next-style-name="Normal"/>
    <style:style style:name="toc_20_2" style:display-name="toc 2" style:family="paragraph" style:parent-style-name="Normal" style:next-style-name="Normal">
      <style:paragraph-properties fo:margin-left="0.1528in" fo:margin-right="0in" fo:text-indent="0in" style:auto-text-indent="false"/>
    </style:style>
    <style:style style:name="toc_20_3" style:display-name="toc 3" style:family="paragraph" style:parent-style-name="Normal" style:next-style-name="Normal">
      <style:paragraph-properties fo:margin-left="0.3055in" fo:margin-right="0in" fo:text-indent="0in" style:auto-text-indent="false"/>
    </style:style>
    <style:style style:name="toc_20_4" style:display-name="toc 4" style:family="paragraph" style:parent-style-name="Normal" style:next-style-name="Normal">
      <style:paragraph-properties fo:margin-left="0.4583in" fo:margin-right="0in" fo:text-indent="0in" style:auto-text-indent="false"/>
    </style:style>
    <style:style style:name="toc_20_5" style:display-name="toc 5" style:family="paragraph" style:parent-style-name="Normal" style:next-style-name="Normal">
      <style:paragraph-properties fo:margin-left="0.611in" fo:margin-right="0in" fo:text-indent="0in" style:auto-text-indent="false"/>
    </style:style>
    <style:style style:name="toc_20_6" style:display-name="toc 6" style:family="paragraph" style:parent-style-name="Normal" style:next-style-name="Normal">
      <style:paragraph-properties fo:margin-left="0.7638in" fo:margin-right="0in" fo:text-indent="0in" style:auto-text-indent="false"/>
    </style:style>
    <style:style style:name="toc_20_7" style:display-name="toc 7" style:family="paragraph" style:parent-style-name="Normal" style:next-style-name="Normal">
      <style:paragraph-properties fo:margin-left="0.9165in" fo:margin-right="0in" fo:text-indent="0in" style:auto-text-indent="false"/>
    </style:style>
    <style:style style:name="toc_20_8" style:display-name="toc 8" style:family="paragraph" style:parent-style-name="Normal" style:next-style-name="Normal">
      <style:paragraph-properties fo:margin-left="1.0693in" fo:margin-right="0in" fo:text-indent="0in" style:auto-text-indent="false"/>
    </style:style>
    <style:style style:name="toc_20_9" style:display-name="toc 9" style:family="paragraph" style:parent-style-name="Normal" style:next-style-name="Normal">
      <style:paragraph-properties fo:margin-left="1.222in" fo:margin-right="0in" fo:text-indent="0in" style:auto-text-indent="false"/>
    </style:style>
    <style:style style:name="Bulleted" style:family="paragraph" style:parent-style-name="Normal">
      <style:paragraph-properties fo:margin-left="0.25in" fo:margin-right="0in" fo:margin-top="0in" fo:margin-bottom="0in" fo:text-indent="-0.25in" style:auto-text-indent="false">
        <style:tab-stops>
          <style:tab-stop style:position="0in"/>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Symbol" style:font-name-asian="Symbol" style:font-name-complex="Symbol"/>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Symbol" style:font-name-asian="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size="10pt" fo:letter-spacing="-0.0071in" fo:font-weight="bold" style:font-name-asian="Arial" style:font-size-asian="10pt" style:font-weight-asian="bold" style:font-name-complex="Arial" style:font-size-complex="10pt" style:font-weight-complex="bold"/>
    </style:style>
    <style:style style:name="Keystrok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25% 58%"/>
    </style:style>
    <style:style style:name="Code" style:family="text" style:parent-style-name="Default_20_Paragraph_20_Font">
      <style:text-properties style:font-name="Courier New" fo:font-size="10pt" fo:language="zxx" fo:country="none" style:font-name-asian="Courier New" style:font-size-asian="10pt" style:language-asian="zxx" style:country-asian="none" style:font-name-complex="Courier New" style:font-size-complex="10pt"/>
    </style:style>
    <style:style style:name="Comment_20_Code" style:display-name="Comment Code" style:family="text" style:parent-style-name="Default_20_Paragraph_20_Font">
      <style:text-properties style:font-name="MyriaMM_215 LT 300 CN" fo:font-size="9pt" style:font-name-asian="MyriaMM_215 LT 300 CN" style:font-size-asian="9pt" style:font-name-complex="MyriaMM_215 LT 300 CN"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suffix="." style:num-format="1">
        <style:list-level-properties text:space-before="0.7862in" text:min-label-width="0.25in"/>
      </text:list-level-style-number>
      <text:list-level-style-number text:level="2" text:style-name="RTF_5f_Num_20_2_20_1" style:num-suffix="." style:num-format="1">
        <style:list-level-properties text:space-before="1.822in" text:min-label-width="0.25in"/>
      </text:list-level-style-number>
      <text:list-level-style-number text:level="3" text:style-name="RTF_5f_Num_20_2_20_1" style:num-suffix="." style:num-format="1">
        <style:list-level-properties text:space-before="2.8583in" text:min-label-width="0.25in"/>
      </text:list-level-style-number>
      <text:list-level-style-number text:level="4" text:style-name="RTF_5f_Num_20_2_20_1" style:num-suffix="." style:num-format="1">
        <style:list-level-properties text:space-before="3.8945in" text:min-label-width="0.25in"/>
      </text:list-level-style-number>
      <text:list-level-style-number text:level="5" text:style-name="RTF_5f_Num_20_2_20_1" style:num-suffix="." style:num-format="1">
        <style:list-level-properties text:space-before="4.9307in" text:min-label-width="0.25in"/>
      </text:list-level-style-number>
      <text:list-level-style-number text:level="6" text:style-name="RTF_5f_Num_20_2_20_1" style:num-suffix="." style:num-format="1">
        <style:list-level-properties text:space-before="5.9665in" text:min-label-width="0.25in"/>
      </text:list-level-style-number>
      <text:list-level-style-number text:level="7" text:style-name="RTF_5f_Num_20_2_20_1" style:num-suffix="." style:num-format="1">
        <style:list-level-properties text:space-before="7.0028in" text:min-label-width="0.25in"/>
      </text:list-level-style-number>
      <text:list-level-style-number text:level="8" text:style-name="RTF_5f_Num_20_2_20_1" style:num-suffix="." style:num-format="1">
        <style:list-level-properties text:space-before="8.039in" text:min-label-width="0.25in"/>
      </text:list-level-style-number>
      <text:list-level-style-number text:level="9" text:style-name="RTF_5f_Num_20_2_20_1" style:num-suffix="." style:num-format="1">
        <style:list-level-properties text:space-before="9.0752in" text:min-label-width="0.25in"/>
      </text:list-level-style-number>
      <text:list-level-style-number text:level="10" text:style-name="RTF_5f_Num_20_2_20_1" style:num-suffix="." style:num-format="1">
        <style:list-level-properties text:space-before="10.111in" text:min-label-width="0.25in"/>
      </text:list-level-style-number>
    </text:list-style>
    <text:list-style style:name="RTF_5f_Num_20_3" style:display-name="RTF_Num 3" text:consecutive-numbering="true">
      <text:list-level-style-number text:level="1" text:style-name="RTF_5f_Num_20_3_20_1" style:num-suffix="." style:num-format="1">
        <style:list-level-properties text:space-before="0.5898in" text:min-label-width="0.25in"/>
      </text:list-level-style-number>
      <text:list-level-style-number text:level="2" text:style-name="RTF_5f_Num_20_3_20_1" style:num-suffix="." style:num-format="1">
        <style:list-level-properties text:space-before="1.4291in" text:min-label-width="0.25in"/>
      </text:list-level-style-number>
      <text:list-level-style-number text:level="3" text:style-name="RTF_5f_Num_20_3_20_1" style:num-suffix="." style:num-format="1">
        <style:list-level-properties text:space-before="2.2689in" text:min-label-width="0.25in"/>
      </text:list-level-style-number>
      <text:list-level-style-number text:level="4" text:style-name="RTF_5f_Num_20_3_20_1" style:num-suffix="." style:num-format="1">
        <style:list-level-properties text:space-before="3.1083in" text:min-label-width="0.25in"/>
      </text:list-level-style-number>
      <text:list-level-style-number text:level="5" text:style-name="RTF_5f_Num_20_3_20_1" style:num-suffix="." style:num-format="1">
        <style:list-level-properties text:space-before="3.948in" text:min-label-width="0.25in"/>
      </text:list-level-style-number>
      <text:list-level-style-number text:level="6" text:style-name="RTF_5f_Num_20_3_20_1" style:num-suffix="." style:num-format="1">
        <style:list-level-properties text:space-before="4.7874in" text:min-label-width="0.25in"/>
      </text:list-level-style-number>
      <text:list-level-style-number text:level="7" text:style-name="RTF_5f_Num_20_3_20_1" style:num-suffix="." style:num-format="1">
        <style:list-level-properties text:space-before="5.6272in" text:min-label-width="0.25in"/>
      </text:list-level-style-number>
      <text:list-level-style-number text:level="8" text:style-name="RTF_5f_Num_20_3_20_1" style:num-suffix="." style:num-format="1">
        <style:list-level-properties text:space-before="6.4665in" text:min-label-width="0.25in"/>
      </text:list-level-style-number>
      <text:list-level-style-number text:level="9" text:style-name="RTF_5f_Num_20_3_20_1" style:num-suffix="." style:num-format="1">
        <style:list-level-properties text:space-before="7.3063in" text:min-label-width="0.25in"/>
      </text:list-level-style-number>
      <text:list-level-style-number text:level="10" text:style-name="RTF_5f_Num_20_3_20_1" style:num-suffix="." style:num-format="1">
        <style:list-level-properties text:space-before="8.1457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space-before="0.3929in" text:min-label-width="0.25in"/>
      </text:list-level-style-number>
      <text:list-level-style-number text:level="2" text:style-name="RTF_5f_Num_20_4_20_1" style:num-suffix="." style:num-format="1">
        <style:list-level-properties text:space-before="1.0362in" text:min-label-width="0.25in"/>
      </text:list-level-style-number>
      <text:list-level-style-number text:level="3" text:style-name="RTF_5f_Num_20_4_20_1" style:num-suffix="." style:num-format="1">
        <style:list-level-properties text:space-before="1.6791in" text:min-label-width="0.25in"/>
      </text:list-level-style-number>
      <text:list-level-style-number text:level="4" text:style-name="RTF_5f_Num_20_4_20_1" style:num-suffix="." style:num-format="1">
        <style:list-level-properties text:space-before="2.322in" text:min-label-width="0.25in"/>
      </text:list-level-style-number>
      <text:list-level-style-number text:level="5" text:style-name="RTF_5f_Num_20_4_20_1" style:num-suffix="." style:num-format="1">
        <style:list-level-properties text:space-before="2.9654in" text:min-label-width="0.25in"/>
      </text:list-level-style-number>
      <text:list-level-style-number text:level="6" text:style-name="RTF_5f_Num_20_4_20_1" style:num-suffix="." style:num-format="1">
        <style:list-level-properties text:space-before="3.6083in" text:min-label-width="0.25in"/>
      </text:list-level-style-number>
      <text:list-level-style-number text:level="7" text:style-name="RTF_5f_Num_20_4_20_1" style:num-suffix="." style:num-format="1">
        <style:list-level-properties text:space-before="4.2516in" text:min-label-width="0.25in"/>
      </text:list-level-style-number>
      <text:list-level-style-number text:level="8" text:style-name="RTF_5f_Num_20_4_20_1" style:num-suffix="." style:num-format="1">
        <style:list-level-properties text:space-before="4.8945in" text:min-label-width="0.25in"/>
      </text:list-level-style-number>
      <text:list-level-style-number text:level="9" text:style-name="RTF_5f_Num_20_4_20_1" style:num-suffix="." style:num-format="1">
        <style:list-level-properties text:space-before="5.5374in" text:min-label-width="0.25in"/>
      </text:list-level-style-number>
      <text:list-level-style-number text:level="10" text:style-name="RTF_5f_Num_20_4_20_1" style:num-suffix="." style:num-format="1">
        <style:list-level-properties text:space-before="6.1807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1965in" text:min-label-width="0.25in"/>
      </text:list-level-style-number>
      <text:list-level-style-number text:level="2" text:style-name="RTF_5f_Num_20_5_20_1" style:num-suffix="." style:num-format="1">
        <style:list-level-properties text:space-before="0.6429in" text:min-label-width="0.25in"/>
      </text:list-level-style-number>
      <text:list-level-style-number text:level="3" text:style-name="RTF_5f_Num_20_5_20_1" style:num-suffix="." style:num-format="1">
        <style:list-level-properties text:space-before="1.0898in" text:min-label-width="0.25in"/>
      </text:list-level-style-number>
      <text:list-level-style-number text:level="4" text:style-name="RTF_5f_Num_20_5_20_1" style:num-suffix="." style:num-format="1">
        <style:list-level-properties text:space-before="1.5362in" text:min-label-width="0.25in"/>
      </text:list-level-style-number>
      <text:list-level-style-number text:level="5" text:style-name="RTF_5f_Num_20_5_20_1" style:num-suffix="." style:num-format="1">
        <style:list-level-properties text:space-before="1.9827in" text:min-label-width="0.25in"/>
      </text:list-level-style-number>
      <text:list-level-style-number text:level="6" text:style-name="RTF_5f_Num_20_5_20_1" style:num-suffix="." style:num-format="1">
        <style:list-level-properties text:space-before="2.4291in" text:min-label-width="0.25in"/>
      </text:list-level-style-number>
      <text:list-level-style-number text:level="7" text:style-name="RTF_5f_Num_20_5_20_1" style:num-suffix="." style:num-format="1">
        <style:list-level-properties text:space-before="2.8756in" text:min-label-width="0.25in"/>
      </text:list-level-style-number>
      <text:list-level-style-number text:level="8" text:style-name="RTF_5f_Num_20_5_20_1" style:num-suffix="." style:num-format="1">
        <style:list-level-properties text:space-before="3.322in" text:min-label-width="0.25in"/>
      </text:list-level-style-number>
      <text:list-level-style-number text:level="9" text:style-name="RTF_5f_Num_20_5_20_1" style:num-suffix="." style:num-format="1">
        <style:list-level-properties text:space-before="3.7689in" text:min-label-width="0.25in"/>
      </text:list-level-style-number>
      <text:list-level-style-number text:level="10" text:style-name="RTF_5f_Num_20_5_20_1" style:num-suffix="." style:num-format="1">
        <style:list-level-properties text:space-before="4.2154in" text:min-label-width="0.25in"/>
      </text:list-level-style-number>
    </text:list-style>
    <text:list-style style:name="RTF_5f_Num_20_6" style:display-name="RTF_Num 6" text:consecutive-numbering="true">
      <text:list-level-style-bullet text:level="1" text:style-name="RTF_5f_Num_20_6_20_1" style:num-suffix="." text:bullet-char="">
        <style:list-level-properties text:space-before="0.7862in" text:min-label-width="0.25in"/>
        <style:text-properties style:font-name="Symbol"/>
      </text:list-level-style-bullet>
      <text:list-level-style-bullet text:level="2" text:style-name="RTF_5f_Num_20_6_20_1" style:num-suffix="." text:bullet-char="">
        <style:list-level-properties text:space-before="1.822in" text:min-label-width="0.25in"/>
        <style:text-properties style:font-name="Symbol"/>
      </text:list-level-style-bullet>
      <text:list-level-style-bullet text:level="3" text:style-name="RTF_5f_Num_20_6_20_1" style:num-suffix="." text:bullet-char="">
        <style:list-level-properties text:space-before="2.8583in" text:min-label-width="0.25in"/>
        <style:text-properties style:font-name="Symbol"/>
      </text:list-level-style-bullet>
      <text:list-level-style-bullet text:level="4" text:style-name="RTF_5f_Num_20_6_20_1" style:num-suffix="." text:bullet-char="">
        <style:list-level-properties text:space-before="3.8945in" text:min-label-width="0.25in"/>
        <style:text-properties style:font-name="Symbol"/>
      </text:list-level-style-bullet>
      <text:list-level-style-bullet text:level="5" text:style-name="RTF_5f_Num_20_6_20_1" style:num-suffix="." text:bullet-char="">
        <style:list-level-properties text:space-before="4.9307in" text:min-label-width="0.25in"/>
        <style:text-properties style:font-name="Symbol"/>
      </text:list-level-style-bullet>
      <text:list-level-style-bullet text:level="6" text:style-name="RTF_5f_Num_20_6_20_1" style:num-suffix="." text:bullet-char="">
        <style:list-level-properties text:space-before="5.9665in" text:min-label-width="0.25in"/>
        <style:text-properties style:font-name="Symbol"/>
      </text:list-level-style-bullet>
      <text:list-level-style-bullet text:level="7" text:style-name="RTF_5f_Num_20_6_20_1" style:num-suffix="." text:bullet-char="">
        <style:list-level-properties text:space-before="7.0028in" text:min-label-width="0.25in"/>
        <style:text-properties style:font-name="Symbol"/>
      </text:list-level-style-bullet>
      <text:list-level-style-bullet text:level="8" text:style-name="RTF_5f_Num_20_6_20_1" style:num-suffix="." text:bullet-char="">
        <style:list-level-properties text:space-before="8.039in" text:min-label-width="0.25in"/>
        <style:text-properties style:font-name="Symbol"/>
      </text:list-level-style-bullet>
      <text:list-level-style-bullet text:level="9" text:style-name="RTF_5f_Num_20_6_20_1" style:num-suffix="." text:bullet-char="">
        <style:list-level-properties text:space-before="9.0752in" text:min-label-width="0.25in"/>
        <style:text-properties style:font-name="Symbol"/>
      </text:list-level-style-bullet>
      <text:list-level-style-bullet text:level="10" text:style-name="RTF_5f_Num_20_6_20_1" style:num-suffix="." text:bullet-char="">
        <style:list-level-properties text:space-before="10.111in" text:min-label-width="0.25in"/>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0.5898in" text:min-label-width="0.25in"/>
        <style:text-properties style:font-name="Symbol"/>
      </text:list-level-style-bullet>
      <text:list-level-style-bullet text:level="2" text:style-name="RTF_5f_Num_20_7_20_1" style:num-suffix="." text:bullet-char="">
        <style:list-level-properties text:space-before="1.4291in" text:min-label-width="0.25in"/>
        <style:text-properties style:font-name="Symbol"/>
      </text:list-level-style-bullet>
      <text:list-level-style-bullet text:level="3" text:style-name="RTF_5f_Num_20_7_20_1" style:num-suffix="." text:bullet-char="">
        <style:list-level-properties text:space-before="2.2689in" text:min-label-width="0.25in"/>
        <style:text-properties style:font-name="Symbol"/>
      </text:list-level-style-bullet>
      <text:list-level-style-bullet text:level="4" text:style-name="RTF_5f_Num_20_7_20_1" style:num-suffix="." text:bullet-char="">
        <style:list-level-properties text:space-before="3.1083in" text:min-label-width="0.25in"/>
        <style:text-properties style:font-name="Symbol"/>
      </text:list-level-style-bullet>
      <text:list-level-style-bullet text:level="5" text:style-name="RTF_5f_Num_20_7_20_1" style:num-suffix="." text:bullet-char="">
        <style:list-level-properties text:space-before="3.948in" text:min-label-width="0.25in"/>
        <style:text-properties style:font-name="Symbol"/>
      </text:list-level-style-bullet>
      <text:list-level-style-bullet text:level="6" text:style-name="RTF_5f_Num_20_7_20_1" style:num-suffix="." text:bullet-char="">
        <style:list-level-properties text:space-before="4.7874in" text:min-label-width="0.25in"/>
        <style:text-properties style:font-name="Symbol"/>
      </text:list-level-style-bullet>
      <text:list-level-style-bullet text:level="7" text:style-name="RTF_5f_Num_20_7_20_1" style:num-suffix="." text:bullet-char="">
        <style:list-level-properties text:space-before="5.6272in" text:min-label-width="0.25in"/>
        <style:text-properties style:font-name="Symbol"/>
      </text:list-level-style-bullet>
      <text:list-level-style-bullet text:level="8" text:style-name="RTF_5f_Num_20_7_20_1" style:num-suffix="." text:bullet-char="">
        <style:list-level-properties text:space-before="6.4665in" text:min-label-width="0.25in"/>
        <style:text-properties style:font-name="Symbol"/>
      </text:list-level-style-bullet>
      <text:list-level-style-bullet text:level="9" text:style-name="RTF_5f_Num_20_7_20_1" style:num-suffix="." text:bullet-char="">
        <style:list-level-properties text:space-before="7.3063in" text:min-label-width="0.25in"/>
        <style:text-properties style:font-name="Symbol"/>
      </text:list-level-style-bullet>
      <text:list-level-style-bullet text:level="10" text:style-name="RTF_5f_Num_20_7_20_1" style:num-suffix="." text:bullet-char="">
        <style:list-level-properties text:space-before="8.1457in" text:min-label-width="0.25in"/>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3929in" text:min-label-width="0.25in"/>
        <style:text-properties style:font-name="Symbol"/>
      </text:list-level-style-bullet>
      <text:list-level-style-bullet text:level="2" text:style-name="RTF_5f_Num_20_8_20_1" style:num-suffix="." text:bullet-char="">
        <style:list-level-properties text:space-before="1.0362in" text:min-label-width="0.25in"/>
        <style:text-properties style:font-name="Symbol"/>
      </text:list-level-style-bullet>
      <text:list-level-style-bullet text:level="3" text:style-name="RTF_5f_Num_20_8_20_1" style:num-suffix="." text:bullet-char="">
        <style:list-level-properties text:space-before="1.6791in" text:min-label-width="0.25in"/>
        <style:text-properties style:font-name="Symbol"/>
      </text:list-level-style-bullet>
      <text:list-level-style-bullet text:level="4" text:style-name="RTF_5f_Num_20_8_20_1" style:num-suffix="." text:bullet-char="">
        <style:list-level-properties text:space-before="2.322in" text:min-label-width="0.25in"/>
        <style:text-properties style:font-name="Symbol"/>
      </text:list-level-style-bullet>
      <text:list-level-style-bullet text:level="5" text:style-name="RTF_5f_Num_20_8_20_1" style:num-suffix="." text:bullet-char="">
        <style:list-level-properties text:space-before="2.9654in" text:min-label-width="0.25in"/>
        <style:text-properties style:font-name="Symbol"/>
      </text:list-level-style-bullet>
      <text:list-level-style-bullet text:level="6" text:style-name="RTF_5f_Num_20_8_20_1" style:num-suffix="." text:bullet-char="">
        <style:list-level-properties text:space-before="3.6083in" text:min-label-width="0.25in"/>
        <style:text-properties style:font-name="Symbol"/>
      </text:list-level-style-bullet>
      <text:list-level-style-bullet text:level="7" text:style-name="RTF_5f_Num_20_8_20_1" style:num-suffix="." text:bullet-char="">
        <style:list-level-properties text:space-before="4.2516in" text:min-label-width="0.25in"/>
        <style:text-properties style:font-name="Symbol"/>
      </text:list-level-style-bullet>
      <text:list-level-style-bullet text:level="8" text:style-name="RTF_5f_Num_20_8_20_1" style:num-suffix="." text:bullet-char="">
        <style:list-level-properties text:space-before="4.8945in" text:min-label-width="0.25in"/>
        <style:text-properties style:font-name="Symbol"/>
      </text:list-level-style-bullet>
      <text:list-level-style-bullet text:level="9" text:style-name="RTF_5f_Num_20_8_20_1" style:num-suffix="." text:bullet-char="">
        <style:list-level-properties text:space-before="5.5374in" text:min-label-width="0.25in"/>
        <style:text-properties style:font-name="Symbol"/>
      </text:list-level-style-bullet>
      <text:list-level-style-bullet text:level="10" text:style-name="RTF_5f_Num_20_8_20_1" style:num-suffix="." text:bullet-char="">
        <style:list-level-properties text:space-before="6.1807in" text:min-label-width="0.25in"/>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1965in" text:min-label-width="0.25in"/>
        <style:text-properties style:font-name="Symbol"/>
      </text:list-level-style-bullet>
      <text:list-level-style-bullet text:level="2" text:style-name="RTF_5f_Num_20_9_20_1" style:num-suffix="." text:bullet-char="">
        <style:list-level-properties text:space-before="0.6429in" text:min-label-width="0.25in"/>
        <style:text-properties style:font-name="Symbol"/>
      </text:list-level-style-bullet>
      <text:list-level-style-bullet text:level="3" text:style-name="RTF_5f_Num_20_9_20_1" style:num-suffix="." text:bullet-char="">
        <style:list-level-properties text:space-before="1.0898in" text:min-label-width="0.25in"/>
        <style:text-properties style:font-name="Symbol"/>
      </text:list-level-style-bullet>
      <text:list-level-style-bullet text:level="4" text:style-name="RTF_5f_Num_20_9_20_1" style:num-suffix="." text:bullet-char="">
        <style:list-level-properties text:space-before="1.5362in" text:min-label-width="0.25in"/>
        <style:text-properties style:font-name="Symbol"/>
      </text:list-level-style-bullet>
      <text:list-level-style-bullet text:level="5" text:style-name="RTF_5f_Num_20_9_20_1" style:num-suffix="." text:bullet-char="">
        <style:list-level-properties text:space-before="1.9827in" text:min-label-width="0.25in"/>
        <style:text-properties style:font-name="Symbol"/>
      </text:list-level-style-bullet>
      <text:list-level-style-bullet text:level="6" text:style-name="RTF_5f_Num_20_9_20_1" style:num-suffix="." text:bullet-char="">
        <style:list-level-properties text:space-before="2.4291in" text:min-label-width="0.25in"/>
        <style:text-properties style:font-name="Symbol"/>
      </text:list-level-style-bullet>
      <text:list-level-style-bullet text:level="7" text:style-name="RTF_5f_Num_20_9_20_1" style:num-suffix="." text:bullet-char="">
        <style:list-level-properties text:space-before="2.8756in" text:min-label-width="0.25in"/>
        <style:text-properties style:font-name="Symbol"/>
      </text:list-level-style-bullet>
      <text:list-level-style-bullet text:level="8" text:style-name="RTF_5f_Num_20_9_20_1" style:num-suffix="." text:bullet-char="">
        <style:list-level-properties text:space-before="3.322in" text:min-label-width="0.25in"/>
        <style:text-properties style:font-name="Symbol"/>
      </text:list-level-style-bullet>
      <text:list-level-style-bullet text:level="9" text:style-name="RTF_5f_Num_20_9_20_1" style:num-suffix="." text:bullet-char="">
        <style:list-level-properties text:space-before="3.7689in" text:min-label-width="0.25in"/>
        <style:text-properties style:font-name="Symbol"/>
      </text:list-level-style-bullet>
      <text:list-level-style-bullet text:level="10" text:style-name="RTF_5f_Num_20_9_20_1" style:num-suffix="." text:bullet-char="">
        <style:list-level-properties text:space-before="4.2154in" text:min-label-width="0.25in"/>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25in"/>
      </text:list-level-style-number>
      <text:list-level-style-number text:level="2" text:style-name="RTF_5f_Num_20_10_20_1" style:num-suffix="." style:num-format="1">
        <style:list-level-properties text:space-before="0.25in" text:min-label-width="0.25in"/>
      </text:list-level-style-number>
      <text:list-level-style-number text:level="3" text:style-name="RTF_5f_Num_20_10_20_1" style:num-suffix="." style:num-format="1">
        <style:list-level-properties text:space-before="0.5in" text:min-label-width="0.25in"/>
      </text:list-level-style-number>
      <text:list-level-style-number text:level="4" text:style-name="RTF_5f_Num_20_10_20_1" style:num-suffix="." style:num-format="1">
        <style:list-level-properties text:space-before="0.75in" text:min-label-width="0.25in"/>
      </text:list-level-style-number>
      <text:list-level-style-number text:level="5" text:style-name="RTF_5f_Num_20_10_20_1" style:num-suffix="." style:num-format="1">
        <style:list-level-properties text:space-before="1in" text:min-label-width="0.25in"/>
      </text:list-level-style-number>
      <text:list-level-style-number text:level="6" text:style-name="RTF_5f_Num_20_10_20_1" style:num-suffix="." style:num-format="1">
        <style:list-level-properties text:space-before="1.25in" text:min-label-width="0.25in"/>
      </text:list-level-style-number>
      <text:list-level-style-number text:level="7" text:style-name="RTF_5f_Num_20_10_20_1" style:num-suffix="." style:num-format="1">
        <style:list-level-properties text:space-before="1.5in" text:min-label-width="0.25in"/>
      </text:list-level-style-number>
      <text:list-level-style-number text:level="8" text:style-name="RTF_5f_Num_20_10_20_1" style:num-suffix="." style:num-format="1">
        <style:list-level-properties text:space-before="1.75in" text:min-label-width="0.25in"/>
      </text:list-level-style-number>
      <text:list-level-style-number text:level="9" text:style-name="RTF_5f_Num_20_10_20_1" style:num-suffix="." style:num-format="1">
        <style:list-level-properties text:space-before="2in" text:min-label-width="0.25in"/>
      </text:list-level-style-number>
      <text:list-level-style-number text:level="10" text:style-name="RTF_5f_Num_20_10_20_1" style:num-suffix="." style:num-format="1">
        <style:list-level-properties text:space-before="2.2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25in"/>
        <style:text-properties style:font-name="Symbol"/>
      </text:list-level-style-bullet>
      <text:list-level-style-bullet text:level="2" text:style-name="RTF_5f_Num_20_11_20_1" style:num-suffix="." text:bullet-char="">
        <style:list-level-properties text:space-before="0.25in" text:min-label-width="0.25in"/>
        <style:text-properties style:font-name="Symbol"/>
      </text:list-level-style-bullet>
      <text:list-level-style-bullet text:level="3" text:style-name="RTF_5f_Num_20_11_20_1" style:num-suffix="." text:bullet-char="">
        <style:list-level-properties text:space-before="0.5in" text:min-label-width="0.25in"/>
        <style:text-properties style:font-name="Symbol"/>
      </text:list-level-style-bullet>
      <text:list-level-style-bullet text:level="4" text:style-name="RTF_5f_Num_20_11_20_1" style:num-suffix="." text:bullet-char="">
        <style:list-level-properties text:space-before="0.75in" text:min-label-width="0.25in"/>
        <style:text-properties style:font-name="Symbol"/>
      </text:list-level-style-bullet>
      <text:list-level-style-bullet text:level="5" text:style-name="RTF_5f_Num_20_11_20_1" style:num-suffix="." text:bullet-char="">
        <style:list-level-properties text:space-before="1in" text:min-label-width="0.25in"/>
        <style:text-properties style:font-name="Symbol"/>
      </text:list-level-style-bullet>
      <text:list-level-style-bullet text:level="6" text:style-name="RTF_5f_Num_20_11_20_1" style:num-suffix="." text:bullet-char="">
        <style:list-level-properties text:space-before="1.25in" text:min-label-width="0.25in"/>
        <style:text-properties style:font-name="Symbol"/>
      </text:list-level-style-bullet>
      <text:list-level-style-bullet text:level="7" text:style-name="RTF_5f_Num_20_11_20_1" style:num-suffix="." text:bullet-char="">
        <style:list-level-properties text:space-before="1.5in" text:min-label-width="0.25in"/>
        <style:text-properties style:font-name="Symbol"/>
      </text:list-level-style-bullet>
      <text:list-level-style-bullet text:level="8" text:style-name="RTF_5f_Num_20_11_20_1" style:num-suffix="." text:bullet-char="">
        <style:list-level-properties text:space-before="1.75in" text:min-label-width="0.25in"/>
        <style:text-properties style:font-name="Symbol"/>
      </text:list-level-style-bullet>
      <text:list-level-style-bullet text:level="9" text:style-name="RTF_5f_Num_20_11_20_1" style:num-suffix="." text:bullet-char="">
        <style:list-level-properties text:space-before="2in" text:min-label-width="0.25in"/>
        <style:text-properties style:font-name="Symbol"/>
      </text:list-level-style-bullet>
      <text:list-level-style-bullet text:level="10" text:style-name="RTF_5f_Num_20_11_20_1" style:num-suffix="." text:bullet-char="">
        <style:list-level-properties text:space-before="2.25in" text:min-label-width="0.25in"/>
        <style:text-properties style:font-name="Symbol"/>
      </text:list-level-style-bullet>
    </text:list-style>
    <text:list-style style:name="RTF_5f_Num_20_12" style:display-name="RTF_Num 12" text:consecutive-numbering="true">
      <text:list-level-style-bullet text:level="1" text:style-name="RTF_5f_Num_20_12_20_1" style:num-suffix="." text:bullet-char="">
        <style:list-level-properties text:min-label-width="0.25in"/>
        <style:text-properties style:font-name="Symbol"/>
      </text:list-level-style-bullet>
      <text:list-level-style-bullet text:level="2" text:style-name="RTF_5f_Num_20_12_20_1" style:num-suffix="." text:bullet-char="">
        <style:list-level-properties text:space-before="0.25in" text:min-label-width="0.25in"/>
        <style:text-properties style:font-name="Symbol"/>
      </text:list-level-style-bullet>
      <text:list-level-style-bullet text:level="3" text:style-name="RTF_5f_Num_20_12_20_1" style:num-suffix="." text:bullet-char="">
        <style:list-level-properties text:space-before="0.5in" text:min-label-width="0.25in"/>
        <style:text-properties style:font-name="Symbol"/>
      </text:list-level-style-bullet>
      <text:list-level-style-bullet text:level="4" text:style-name="RTF_5f_Num_20_12_20_1" style:num-suffix="." text:bullet-char="">
        <style:list-level-properties text:space-before="0.75in" text:min-label-width="0.25in"/>
        <style:text-properties style:font-name="Symbol"/>
      </text:list-level-style-bullet>
      <text:list-level-style-bullet text:level="5" text:style-name="RTF_5f_Num_20_12_20_1" style:num-suffix="." text:bullet-char="">
        <style:list-level-properties text:space-before="1in" text:min-label-width="0.25in"/>
        <style:text-properties style:font-name="Symbol"/>
      </text:list-level-style-bullet>
      <text:list-level-style-bullet text:level="6" text:style-name="RTF_5f_Num_20_12_20_1" style:num-suffix="." text:bullet-char="">
        <style:list-level-properties text:space-before="1.25in" text:min-label-width="0.25in"/>
        <style:text-properties style:font-name="Symbol"/>
      </text:list-level-style-bullet>
      <text:list-level-style-bullet text:level="7" text:style-name="RTF_5f_Num_20_12_20_1" style:num-suffix="." text:bullet-char="">
        <style:list-level-properties text:space-before="1.5in" text:min-label-width="0.25in"/>
        <style:text-properties style:font-name="Symbol"/>
      </text:list-level-style-bullet>
      <text:list-level-style-bullet text:level="8" text:style-name="RTF_5f_Num_20_12_20_1" style:num-suffix="." text:bullet-char="">
        <style:list-level-properties text:space-before="1.75in" text:min-label-width="0.25in"/>
        <style:text-properties style:font-name="Symbol"/>
      </text:list-level-style-bullet>
      <text:list-level-style-bullet text:level="9" text:style-name="RTF_5f_Num_20_12_20_1" style:num-suffix="." text:bullet-char="">
        <style:list-level-properties text:space-before="2in" text:min-label-width="0.25in"/>
        <style:text-properties style:font-name="Symbol"/>
      </text:list-level-style-bullet>
      <text:list-level-style-bullet text:level="10" text:style-name="RTF_5f_Num_20_12_20_1" style:num-suffix="." text:bullet-char="">
        <style:list-level-properties text:space-before="2.25in" text:min-label-width="0.25in"/>
        <style:text-properties style:font-name="Symbol"/>
      </text:list-level-style-bullet>
    </text:list-style>
    <text:list-style style:name="RTF_5f_Num_20_13" style:display-name="RTF_Num 13" text:consecutive-numbering="true">
      <text:list-level-style-bullet text:level="1" text:style-name="RTF_5f_Num_20_13_20_1" style:num-suffix="." text:bullet-char="">
        <style:list-level-properties text:min-label-width="0.25in"/>
        <style:text-properties style:font-name="Symbol"/>
      </text:list-level-style-bullet>
      <text:list-level-style-bullet text:level="2" text:style-name="RTF_5f_Num_20_13_20_1" style:num-suffix="." text:bullet-char="">
        <style:list-level-properties text:space-before="0.25in" text:min-label-width="0.25in"/>
        <style:text-properties style:font-name="Symbol"/>
      </text:list-level-style-bullet>
      <text:list-level-style-bullet text:level="3" text:style-name="RTF_5f_Num_20_13_20_1" style:num-suffix="." text:bullet-char="">
        <style:list-level-properties text:space-before="0.5in" text:min-label-width="0.25in"/>
        <style:text-properties style:font-name="Symbol"/>
      </text:list-level-style-bullet>
      <text:list-level-style-bullet text:level="4" text:style-name="RTF_5f_Num_20_13_20_1" style:num-suffix="." text:bullet-char="">
        <style:list-level-properties text:space-before="0.75in" text:min-label-width="0.25in"/>
        <style:text-properties style:font-name="Symbol"/>
      </text:list-level-style-bullet>
      <text:list-level-style-bullet text:level="5" text:style-name="RTF_5f_Num_20_13_20_1" style:num-suffix="." text:bullet-char="">
        <style:list-level-properties text:space-before="1in" text:min-label-width="0.25in"/>
        <style:text-properties style:font-name="Symbol"/>
      </text:list-level-style-bullet>
      <text:list-level-style-bullet text:level="6" text:style-name="RTF_5f_Num_20_13_20_1" style:num-suffix="." text:bullet-char="">
        <style:list-level-properties text:space-before="1.25in" text:min-label-width="0.25in"/>
        <style:text-properties style:font-name="Symbol"/>
      </text:list-level-style-bullet>
      <text:list-level-style-bullet text:level="7" text:style-name="RTF_5f_Num_20_13_20_1" style:num-suffix="." text:bullet-char="">
        <style:list-level-properties text:space-before="1.5in" text:min-label-width="0.25in"/>
        <style:text-properties style:font-name="Symbol"/>
      </text:list-level-style-bullet>
      <text:list-level-style-bullet text:level="8" text:style-name="RTF_5f_Num_20_13_20_1" style:num-suffix="." text:bullet-char="">
        <style:list-level-properties text:space-before="1.75in" text:min-label-width="0.25in"/>
        <style:text-properties style:font-name="Symbol"/>
      </text:list-level-style-bullet>
      <text:list-level-style-bullet text:level="9" text:style-name="RTF_5f_Num_20_13_20_1" style:num-suffix="." text:bullet-char="">
        <style:list-level-properties text:space-before="2in" text:min-label-width="0.25in"/>
        <style:text-properties style:font-name="Symbol"/>
      </text:list-level-style-bullet>
      <text:list-level-style-bullet text:level="10" text:style-name="RTF_5f_Num_20_13_20_1" style:num-suffix="." text:bullet-char="">
        <style:list-level-properties text:space-before="2.25in" text:min-label-width="0.25in"/>
        <style:text-properties style:font-name="Symbol"/>
      </text:list-level-style-bullet>
    </text:list-style>
    <text:list-style style:name="RTF_5f_Num_20_14" style:display-name="RTF_Num 14">
      <text:list-level-style-number text:level="1" text:style-name="RTF_5f_Num_20_14_20_1" style:num-format="1" text:start-value="0">
        <style:list-level-properties text:min-label-width="0.5in"/>
      </text:list-level-style-number>
      <text:list-level-style-number text:level="2" text:style-name="RTF_5f_Num_20_14_20_2" style:num-format="1" text:start-value="3" text:display-levels="2">
        <style:list-level-properties text:min-label-width="0.5in"/>
      </text:list-level-style-number>
      <text:list-level-style-number text:level="3" text:style-name="RTF_5f_Num_20_14_20_3" style:num-format="1" text:display-levels="3">
        <style:list-level-properties text:min-label-width="0.5in"/>
      </text:list-level-style-number>
      <text:list-level-style-number text:level="4" text:style-name="RTF_5f_Num_20_14_20_4" style:num-format="1" text:display-levels="4">
        <style:list-level-properties text:min-label-width="0.5in"/>
      </text:list-level-style-number>
      <text:list-level-style-number text:level="5" text:style-name="RTF_5f_Num_20_14_20_5" style:num-format="1" text:display-levels="5">
        <style:list-level-properties text:min-label-width="0.5in"/>
      </text:list-level-style-number>
      <text:list-level-style-number text:level="6" text:style-name="RTF_5f_Num_20_14_20_6" style:num-format="1" text:display-levels="6">
        <style:list-level-properties text:min-label-width="0.75in"/>
      </text:list-level-style-number>
      <text:list-level-style-number text:level="7" text:style-name="RTF_5f_Num_20_14_20_7" style:num-format="1" text:display-levels="7">
        <style:list-level-properties text:min-label-width="0.75in"/>
      </text:list-level-style-number>
      <text:list-level-style-number text:level="8" text:style-name="RTF_5f_Num_20_14_20_8" style:num-format="1" text:display-levels="8">
        <style:list-level-properties text:min-label-width="1in"/>
      </text:list-level-style-number>
      <text:list-level-style-number text:level="9" text:style-name="RTF_5f_Num_20_14_20_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25in"/>
        <style:text-properties style:font-name="Symbol"/>
      </text:list-level-style-bullet>
      <text:list-level-style-bullet text:level="2" text:style-name="RTF_5f_Num_20_15_20_1" style:num-suffix="." text:bullet-char="">
        <style:list-level-properties text:space-before="0.25in" text:min-label-width="0.25in"/>
        <style:text-properties style:font-name="Symbol"/>
      </text:list-level-style-bullet>
      <text:list-level-style-bullet text:level="3" text:style-name="RTF_5f_Num_20_15_20_1" style:num-suffix="." text:bullet-char="">
        <style:list-level-properties text:space-before="0.5in" text:min-label-width="0.25in"/>
        <style:text-properties style:font-name="Symbol"/>
      </text:list-level-style-bullet>
      <text:list-level-style-bullet text:level="4" text:style-name="RTF_5f_Num_20_15_20_1" style:num-suffix="." text:bullet-char="">
        <style:list-level-properties text:space-before="0.75in" text:min-label-width="0.25in"/>
        <style:text-properties style:font-name="Symbol"/>
      </text:list-level-style-bullet>
      <text:list-level-style-bullet text:level="5" text:style-name="RTF_5f_Num_20_15_20_1" style:num-suffix="." text:bullet-char="">
        <style:list-level-properties text:space-before="1in" text:min-label-width="0.25in"/>
        <style:text-properties style:font-name="Symbol"/>
      </text:list-level-style-bullet>
      <text:list-level-style-bullet text:level="6" text:style-name="RTF_5f_Num_20_15_20_1" style:num-suffix="." text:bullet-char="">
        <style:list-level-properties text:space-before="1.25in" text:min-label-width="0.25in"/>
        <style:text-properties style:font-name="Symbol"/>
      </text:list-level-style-bullet>
      <text:list-level-style-bullet text:level="7" text:style-name="RTF_5f_Num_20_15_20_1" style:num-suffix="." text:bullet-char="">
        <style:list-level-properties text:space-before="1.5in" text:min-label-width="0.25in"/>
        <style:text-properties style:font-name="Symbol"/>
      </text:list-level-style-bullet>
      <text:list-level-style-bullet text:level="8" text:style-name="RTF_5f_Num_20_15_20_1" style:num-suffix="." text:bullet-char="">
        <style:list-level-properties text:space-before="1.75in" text:min-label-width="0.25in"/>
        <style:text-properties style:font-name="Symbol"/>
      </text:list-level-style-bullet>
      <text:list-level-style-bullet text:level="9" text:style-name="RTF_5f_Num_20_15_20_1" style:num-suffix="." text:bullet-char="">
        <style:list-level-properties text:space-before="2in" text:min-label-width="0.25in"/>
        <style:text-properties style:font-name="Symbol"/>
      </text:list-level-style-bullet>
      <text:list-level-style-bullet text:level="10" text:style-name="RTF_5f_Num_20_15_20_1" style:num-suffix="." text:bullet-char="">
        <style:list-level-properties text:space-before="2.25in" text:min-label-width="0.25in"/>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font-size-complex="10pt"/>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6pt" style:font-size-asian="6pt" style:font-size-complex="6pt"/>
    </style:style>
    <style:page-layout style:name="Mpm1">
      <style:page-layout-properties fo:page-width="8.5in" fo:page-height="11in" style:num-format="1" style:print-orientation="portrait" fo:margin-top="1in" fo:margin-bottom="0.6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1535in" style:dynamic-spacing="true"/>
      </style:footer-style>
    </style:page-layout>
  </office:automatic-styles>
  <office:master-styles>
    <style:master-page style:name="Standard" style:page-layout-name="Mpm1">
      <style:footer>
        <text:user-field-decls>
          <text:user-field-decl office:value-type="string" office:string-value="Martin Hosken and Sharon Correll" text:name="AUTHOR"/>
          <text:user-field-decl office:value-type="string" office:string-value="July 09, 1999" text:name="PRINTDATE \@ &quot;MMMM DD, yyyy&quot;"/>
          <text:user-field-decl office:value-type="string" office:string-value="244" text:name="REVNUM"/>
          <text:user-field-decl office:value-type="string" office:string-value="Graphite Table  Format" text:name="Title"/>
        </text:user-field-decls>
        <text:p text:style-name="footer"><text:line-break/><text:span text:style-name="MT1"><text:user-field-get text:name="Title">Graphite Table  Format</text:user-field-get></text:span><text:span text:style-name="MT1"> <text:s text:c="2"/></text:span><text:span text:style-name="page_20_number"><text:span text:style-name="MT2">Page </text:span></text:span><text:span text:style-name="MT2"><text:page-number style:num-format="1" text:select-page="current">12</text:page-number></text:span><text:span text:style-name="page_20_number"><text:span text:style-name="MT2"> of </text:span></text:span><text:span text:style-name="MT2"><text:page-count style:num-format="1">12</text:page-count></text:span></text:p>
        <text:p text:style-name="footer"><text:span text:style-name="MT3"><text:user-field-get text:name="AUTHOR">Martin Hosken and Sharon Correll</text:user-field-get></text:span><text:span text:style-name="MT3"> <text:s text:c="2"/></text:span><text:span text:style-name="MT3"><text:user-field-get text:name="PRINTDATE \@ &quot;MMMM DD, yyyy&quot;">July 09, 1999</text:user-field-get></text:span><text:span text:style-name="page_20_number"><text:span text:style-name="MT3"> <text:s text:c="2"/>Rev: </text:span></text:span><text:span text:style-name="MT3"><text:user-field-get text:name="REVNUM">244</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7$Build-9461</meta:generator>
    <meta:creation-date>2007-03-30T10:48:53</meta:creation-date>
    <dc:date>2010-05-21T11:26:14.63</dc:date>
    <dc:language>en-US</dc:language>
    <meta:editing-cycles>46</meta:editing-cycles>
    <meta:editing-duration>PT55H53M52S</meta:editing-duration>
    <dc:creator>Sharon Correll</dc:creator>
    <meta:document-statistic meta:table-count="20" meta:image-count="0" meta:object-count="0" meta:page-count="12" meta:paragraph-count="656" meta:word-count="4193" meta:character-count="25033"/>
    <meta:user-defined meta:name="Info 1"/>
    <meta:user-defined meta:name="Info 2"/>
    <meta:user-defined meta:name="Info 3"/>
    <meta:user-defined meta:name="Info 4"/>
  </office:meta>
</office:document-meta>
</file>